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2382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HieuP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NamDH &amp; SonL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8">
            <text:p>0.8</text:p>
          </table:table-cell>
          <table:table-cell table:style-name="ce34" office:value-type="string">
            <text:p>Remove TanCX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9">
            <text:p>0.9</text:p>
          </table:table-cell>
          <table:table-cell table:style-name="ce34" office:value-type="string">
            <text:p>Remove AnhDQ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3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228in" draw:caption-point-x="-0.7689in" draw:caption-point-y="0.940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205in" draw:caption-point-x="-0.2402in" draw:caption-point-y="0.643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205in" draw:caption-point-x="-0.2622in" draw:caption-point-y="0.643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205in" draw:caption-point-x="-0.2402in" draw:caption-point-y="0.643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205in" draw:caption-point-x="-0.2402in" draw:caption-point-y="0.643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8898in" draw:caption-point-x="-1.4484in" draw:caption-point-y="0.4736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7]);DATE(YEAR([.D7]);12;31);NOW())" office:value-type="date" office:date-value="2017-06-12T09:03:31.1">
            <text:p>06/12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5">
            <text:p>5</text:p>
          </table:table-cell>
          <table:table-cell table:style-name="ce56" table:formula="of:=SUMPRODUCT([Thong_Tin_Ngay_Nghi_201701.$B$3:.$B$63]=[.$B7];[Thong_Tin_Ngay_Nghi_201701.$C$3:.$C$63]) +  SUMPRODUCT([Thong_Tin_Ngay_Nghi_201702.$B$3:.$B$64]=[.$B7];[Thong_Tin_Ngay_Nghi_201702.$C$3:.$C$64]) + SUMPRODUCT([Thong_Tin_Ngay_Nghi_201703.$B$3:.$B$65]=[.$B7];[Thong_Tin_Ngay_Nghi_201703.$C$3:.$C$65])" office:value-type="float" office:value="3.5">
            <text:p>3.5</text:p>
          </table:table-cell>
          <table:table-cell table:style-name="ce61" table:formula="of:=SUMPRODUCT([Thong_Tin_Ngay_Nghi_201701.$B$3:.$B$63]=[.$B7];[Thong_Tin_Ngay_Nghi_201701.$C$3:.$C$63]) +  SUMPRODUCT([Thong_Tin_Ngay_Nghi_201702.$B$3:.$B$64]=[.$B7];[Thong_Tin_Ngay_Nghi_201702.$C$3:.$C$64]) + SUMPRODUCT([Thong_Tin_Ngay_Nghi_201703.$B$3:.$B$65]=[.$B7];[Thong_Tin_Ngay_Nghi_201703.$C$3:.$C$65]) + SUMPRODUCT([Thong_Tin_Ngay_Nghi_201704.$B$3:.$B$67]=[.$B7];[Thong_Tin_Ngay_Nghi_201704.$C$3:.$C$67]) + SUMPRODUCT([Thong_Tin_Ngay_Nghi_201705.$B$3:.$B$68]=[.$B7];[Thong_Tin_Ngay_Nghi_201705.$C$3:.$C$68])" office:value-type="float" office:value="5">
            <text:p>5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number-columns-repeated="2" table:style-name="ce49"/>
          <table:table-cell table:style-name="ce49" table:formula="of:=[.I7]+[.K7] +[.J7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06-12T09:03:31.1">
            <text:p>06/12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5">
            <text:p>5</text:p>
          </table:table-cell>
          <table:table-cell table:style-name="ce57" table:formula="of:=SUMPRODUCT([Thong_Tin_Ngay_Nghi_201701.$B$3:.$B$63]=[.$B8];[Thong_Tin_Ngay_Nghi_201701.$C$3:.$C$63]) +  SUMPRODUCT([Thong_Tin_Ngay_Nghi_201702.$B$3:.$B$64]=[.$B8];[Thong_Tin_Ngay_Nghi_201702.$C$3:.$C$64]) + SUMPRODUCT([Thong_Tin_Ngay_Nghi_201703.$B$3:.$B$65]=[.$B8];[Thong_Tin_Ngay_Nghi_201703.$C$3:.$C$65])" office:value-type="float" office:value="7.5">
            <text:p>7.5</text:p>
          </table:table-cell>
          <table:table-cell table:style-name="ce62" table:formula="of:=SUMPRODUCT([Thong_Tin_Ngay_Nghi_201701.$B$3:.$B$63]=[.$B8];[Thong_Tin_Ngay_Nghi_201701.$C$3:.$C$63]) +  SUMPRODUCT([Thong_Tin_Ngay_Nghi_201702.$B$3:.$B$64]=[.$B8];[Thong_Tin_Ngay_Nghi_201702.$C$3:.$C$64]) + SUMPRODUCT([Thong_Tin_Ngay_Nghi_201703.$B$3:.$B$65]=[.$B8];[Thong_Tin_Ngay_Nghi_201703.$C$3:.$C$65]) + SUMPRODUCT([Thong_Tin_Ngay_Nghi_201704.$B$3:.$B$67]=[.$B8];[Thong_Tin_Ngay_Nghi_201704.$C$3:.$C$67]) + SUMPRODUCT([Thong_Tin_Ngay_Nghi_201705.$B$3:.$B$68]=[.$B8];[Thong_Tin_Ngay_Nghi_201705.$C$3:.$C$68])" office:value-type="float" office:value="10">
            <text:p>10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-4">
            <text:p>-4</text:p>
          </table:table-cell>
          <table:table-cell table:number-columns-repeated="2" table:style-name="ce49"/>
          <table:table-cell table:style-name="ce49" table:formula="of:=[.I8]+[.K8] +[.J8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9]);DATE(YEAR([.D9]);12;31);NOW())" office:value-type="date" office:date-value="2017-06-12T09:03:31.1">
            <text:p>06/12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5">
            <text:p>5</text:p>
          </table:table-cell>
          <table:table-cell table:style-name="ce57" table:formula="of:=SUMPRODUCT([Thong_Tin_Ngay_Nghi_201701.$B$3:.$B$63]=[.$B9];[Thong_Tin_Ngay_Nghi_201701.$C$3:.$C$63]) +  SUMPRODUCT([Thong_Tin_Ngay_Nghi_201702.$B$3:.$B$64]=[.$B9];[Thong_Tin_Ngay_Nghi_201702.$C$3:.$C$64]) + SUMPRODUCT([Thong_Tin_Ngay_Nghi_201703.$B$3:.$B$65]=[.$B9];[Thong_Tin_Ngay_Nghi_201703.$C$3:.$C$65])" office:value-type="float" office:value="5">
            <text:p>5</text:p>
          </table:table-cell>
          <table:table-cell table:style-name="ce62" table:formula="of:=SUMPRODUCT([Thong_Tin_Ngay_Nghi_201701.$B$3:.$B$63]=[.$B9];[Thong_Tin_Ngay_Nghi_201701.$C$3:.$C$63]) +  SUMPRODUCT([Thong_Tin_Ngay_Nghi_201702.$B$3:.$B$64]=[.$B9];[Thong_Tin_Ngay_Nghi_201702.$C$3:.$C$64]) + SUMPRODUCT([Thong_Tin_Ngay_Nghi_201703.$B$3:.$B$65]=[.$B9];[Thong_Tin_Ngay_Nghi_201703.$C$3:.$C$65]) + SUMPRODUCT([Thong_Tin_Ngay_Nghi_201704.$B$3:.$B$67]=[.$B9];[Thong_Tin_Ngay_Nghi_201704.$C$3:.$C$67]) + SUMPRODUCT([Thong_Tin_Ngay_Nghi_201705.$B$3:.$B$68]=[.$B9];[Thong_Tin_Ngay_Nghi_201705.$C$3:.$C$68])" office:value-type="float" office:value="6.5">
            <text:p>6.5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2.5">
            <text:p>2.5</text:p>
          </table:table-cell>
          <table:table-cell table:number-columns-repeated="2" table:style-name="ce49"/>
          <table:table-cell table:style-name="ce49" table:formula="of:=[.I9]+[.K9] +[.J9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06-12T09:03:31.1">
            <text:p>06/12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5">
            <text:p>5</text:p>
          </table:table-cell>
          <table:table-cell table:style-name="ce57" table:formula="of:=SUMPRODUCT([Thong_Tin_Ngay_Nghi_201701.$B$3:.$B$63]=[.$B10];[Thong_Tin_Ngay_Nghi_201701.$C$3:.$C$63]) +  SUMPRODUCT([Thong_Tin_Ngay_Nghi_201702.$B$3:.$B$64]=[.$B10];[Thong_Tin_Ngay_Nghi_201702.$C$3:.$C$64]) + SUMPRODUCT([Thong_Tin_Ngay_Nghi_201703.$B$3:.$B$65]=[.$B10];[Thong_Tin_Ngay_Nghi_201703.$C$3:.$C$65])" office:value-type="float" office:value="5">
            <text:p>5</text:p>
          </table:table-cell>
          <table:table-cell table:style-name="ce62" table:formula="of:=SUMPRODUCT([Thong_Tin_Ngay_Nghi_201701.$B$3:.$B$63]=[.$B10];[Thong_Tin_Ngay_Nghi_201701.$C$3:.$C$63]) +  SUMPRODUCT([Thong_Tin_Ngay_Nghi_201702.$B$3:.$B$64]=[.$B10];[Thong_Tin_Ngay_Nghi_201702.$C$3:.$C$64]) + SUMPRODUCT([Thong_Tin_Ngay_Nghi_201703.$B$3:.$B$65]=[.$B10];[Thong_Tin_Ngay_Nghi_201703.$C$3:.$C$65]) + SUMPRODUCT([Thong_Tin_Ngay_Nghi_201704.$B$3:.$B$67]=[.$B10];[Thong_Tin_Ngay_Nghi_201704.$C$3:.$C$67]) + SUMPRODUCT([Thong_Tin_Ngay_Nghi_201705.$B$3:.$B$68]=[.$B10];[Thong_Tin_Ngay_Nghi_201705.$C$3:.$C$68])" office:value-type="float" office:value="6">
            <text:p>6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-1">
            <text:p>-1</text:p>
          </table:table-cell>
          <table:table-cell table:number-columns-repeated="2" table:style-name="ce49"/>
          <table:table-cell table:style-name="ce49" table:formula="of:=[.I10]+[.K10] +[.J10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1]);DATE(YEAR([.D11]);12;31);NOW())" office:value-type="date" office:date-value="2017-06-12T09:03:31.1">
            <text:p>06/12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5">
            <text:p>5</text:p>
          </table:table-cell>
          <table:table-cell table:style-name="ce57" table:formula="of:=SUMPRODUCT([Thong_Tin_Ngay_Nghi_201701.$B$3:.$B$63]=[.$B11];[Thong_Tin_Ngay_Nghi_201701.$C$3:.$C$63]) +  SUMPRODUCT([Thong_Tin_Ngay_Nghi_201702.$B$3:.$B$64]=[.$B11];[Thong_Tin_Ngay_Nghi_201702.$C$3:.$C$64]) + SUMPRODUCT([Thong_Tin_Ngay_Nghi_201703.$B$3:.$B$65]=[.$B11];[Thong_Tin_Ngay_Nghi_201703.$C$3:.$C$65])" office:value-type="float" office:value="11.5">
            <text:p>11.5</text:p>
          </table:table-cell>
          <table:table-cell table:style-name="ce62" table:formula="of:=SUMPRODUCT([Thong_Tin_Ngay_Nghi_201701.$B$3:.$B$63]=[.$B11];[Thong_Tin_Ngay_Nghi_201701.$C$3:.$C$63]) +  SUMPRODUCT([Thong_Tin_Ngay_Nghi_201702.$B$3:.$B$64]=[.$B11];[Thong_Tin_Ngay_Nghi_201702.$C$3:.$C$64]) + SUMPRODUCT([Thong_Tin_Ngay_Nghi_201703.$B$3:.$B$65]=[.$B11];[Thong_Tin_Ngay_Nghi_201703.$C$3:.$C$65]) + SUMPRODUCT([Thong_Tin_Ngay_Nghi_201704.$B$3:.$B$67]=[.$B11];[Thong_Tin_Ngay_Nghi_201704.$C$3:.$C$67]) + SUMPRODUCT([Thong_Tin_Ngay_Nghi_201705.$B$3:.$B$68]=[.$B11];[Thong_Tin_Ngay_Nghi_201705.$C$3:.$C$68])" office:value-type="float" office:value="18">
            <text:p>18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8">
            <text:p>-8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1]+[.K11] +[.J11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6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2]);DATE(YEAR([.D12]);12;31);NOW())" office:value-type="date" office:date-value="2017-06-12T09:03:31.1">
            <text:p>06/12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5">
            <text:p>5</text:p>
          </table:table-cell>
          <table:table-cell table:style-name="ce57" table:formula="of:=SUMPRODUCT([Thong_Tin_Ngay_Nghi_201701.$B$3:.$B$63]=[.$B12];[Thong_Tin_Ngay_Nghi_201701.$C$3:.$C$63]) +  SUMPRODUCT([Thong_Tin_Ngay_Nghi_201702.$B$3:.$B$64]=[.$B12];[Thong_Tin_Ngay_Nghi_201702.$C$3:.$C$64]) + SUMPRODUCT([Thong_Tin_Ngay_Nghi_201703.$B$3:.$B$65]=[.$B12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12];[Thong_Tin_Ngay_Nghi_201701.$C$3:.$C$63]) +  SUMPRODUCT([Thong_Tin_Ngay_Nghi_201702.$B$3:.$B$64]=[.$B12];[Thong_Tin_Ngay_Nghi_201702.$C$3:.$C$64]) + SUMPRODUCT([Thong_Tin_Ngay_Nghi_201703.$B$3:.$B$65]=[.$B12];[Thong_Tin_Ngay_Nghi_201703.$C$3:.$C$65]) + SUMPRODUCT([Thong_Tin_Ngay_Nghi_201704.$B$3:.$B$67]=[.$B12];[Thong_Tin_Ngay_Nghi_201704.$C$3:.$C$67]) + SUMPRODUCT([Thong_Tin_Ngay_Nghi_201705.$B$3:.$B$68]=[.$B12];[Thong_Tin_Ngay_Nghi_201705.$C$3:.$C$68])" office:value-type="float" office:value="9.5">
            <text:p>9.5</text:p>
          </table:table-cell>
          <table:table-cell table:style-name="ce50" table:formula="of:=IF(DATE(YEAR([.E12]);MONTH([.E12]);DAY([.E12]))&lt;=DATE(YEAR([.E12]);3;31); [.C12]-[.G12] + [.F12]; IF([.G12]-[.C12]&lt;0;[.G12] + [.F12] -[.H12];[.F12]+[.C12]-[.H12]))" office:value-type="float" office:value="-4.5">
            <text:p>-4.5</text:p>
          </table:table-cell>
          <table:table-cell table:number-columns-repeated="2" table:style-name="ce50"/>
          <table:table-cell table:style-name="ce50" table:formula="of:=[.I12]+[.K12] +[.J12]" office:value-type="float" office:value="-4.5">
            <text:p>-4.5</text:p>
          </table:table-cell>
          <table:table-cell table:style-name="ce64"/>
          <table:table-cell table:style-name="ce66" table:number-columns-repeated="1011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06-12T09:03:31.1">
            <text:p>06/12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5">
            <text:p>5</text:p>
          </table:table-cell>
          <table:table-cell table:style-name="ce57" table:formula="of:=SUMPRODUCT([Thong_Tin_Ngay_Nghi_201701.$B$3:.$B$63]=[.$B13];[Thong_Tin_Ngay_Nghi_201701.$C$3:.$C$63]) +  SUMPRODUCT([Thong_Tin_Ngay_Nghi_201702.$B$3:.$B$64]=[.$B13];[Thong_Tin_Ngay_Nghi_201702.$C$3:.$C$64]) + SUMPRODUCT([Thong_Tin_Ngay_Nghi_201703.$B$3:.$B$65]=[.$B13];[Thong_Tin_Ngay_Nghi_201703.$C$3:.$C$65])" office:value-type="float" office:value="5.5">
            <text:p>5.5</text:p>
          </table:table-cell>
          <table:table-cell table:style-name="ce62" table:formula="of:=SUMPRODUCT([Thong_Tin_Ngay_Nghi_201701.$B$3:.$B$63]=[.$B13];[Thong_Tin_Ngay_Nghi_201701.$C$3:.$C$63]) +  SUMPRODUCT([Thong_Tin_Ngay_Nghi_201702.$B$3:.$B$64]=[.$B13];[Thong_Tin_Ngay_Nghi_201702.$C$3:.$C$64]) + SUMPRODUCT([Thong_Tin_Ngay_Nghi_201703.$B$3:.$B$65]=[.$B13];[Thong_Tin_Ngay_Nghi_201703.$C$3:.$C$65]) + SUMPRODUCT([Thong_Tin_Ngay_Nghi_201704.$B$3:.$B$67]=[.$B13];[Thong_Tin_Ngay_Nghi_201704.$C$3:.$C$67]) + SUMPRODUCT([Thong_Tin_Ngay_Nghi_201705.$B$3:.$B$68]=[.$B13];[Thong_Tin_Ngay_Nghi_201705.$C$3:.$C$68])" office:value-type="float" office:value="8">
            <text:p>8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2">
            <text:p>-2</text:p>
          </table:table-cell>
          <table:table-cell table:number-columns-repeated="2" table:style-name="ce49"/>
          <table:table-cell table:style-name="ce49" table:formula="of:=[.I13]+[.K13] +[.J13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6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4]);DATE(YEAR([.D14]);12;31);NOW())" office:value-type="date" office:date-value="2017-06-12T09:03:31.1">
            <text:p>06/12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5">
            <text:p>5</text:p>
          </table:table-cell>
          <table:table-cell table:style-name="ce57" table:formula="of:=SUMPRODUCT([Thong_Tin_Ngay_Nghi_201701.$B$3:.$B$63]=[.$B14];[Thong_Tin_Ngay_Nghi_201701.$C$3:.$C$63]) +  SUMPRODUCT([Thong_Tin_Ngay_Nghi_201702.$B$3:.$B$64]=[.$B14];[Thong_Tin_Ngay_Nghi_201702.$C$3:.$C$64]) + SUMPRODUCT([Thong_Tin_Ngay_Nghi_201703.$B$3:.$B$65]=[.$B14];[Thong_Tin_Ngay_Nghi_201703.$C$3:.$C$65])" office:value-type="float" office:value="7.5">
            <text:p>7.5</text:p>
          </table:table-cell>
          <table:table-cell table:style-name="ce62" table:formula="of:=SUMPRODUCT([Thong_Tin_Ngay_Nghi_201701.$B$3:.$B$63]=[.$B14];[Thong_Tin_Ngay_Nghi_201701.$C$3:.$C$63]) +  SUMPRODUCT([Thong_Tin_Ngay_Nghi_201702.$B$3:.$B$64]=[.$B14];[Thong_Tin_Ngay_Nghi_201702.$C$3:.$C$64]) + SUMPRODUCT([Thong_Tin_Ngay_Nghi_201703.$B$3:.$B$65]=[.$B14];[Thong_Tin_Ngay_Nghi_201703.$C$3:.$C$65]) + SUMPRODUCT([Thong_Tin_Ngay_Nghi_201704.$B$3:.$B$67]=[.$B14];[Thong_Tin_Ngay_Nghi_201704.$C$3:.$C$67]) + SUMPRODUCT([Thong_Tin_Ngay_Nghi_201705.$B$3:.$B$68]=[.$B14];[Thong_Tin_Ngay_Nghi_201705.$C$3:.$C$68])" office:value-type="float" office:value="9.5">
            <text:p>9.5</text:p>
          </table:table-cell>
          <table:table-cell table:style-name="ce49" table:formula="of:=IF(DATE(YEAR([.E14]);MONTH([.E14]);DAY([.E14]))&lt;=DATE(YEAR([.E14]);3;31); [.C14]-[.G14] + [.F14]; IF([.G14]-[.C14]&lt;0;[.G14] + [.F14] -[.H14];[.F14]+[.C14]-[.H14]))" office:value-type="float" office:value="-1.5">
            <text:p>-1.5</text:p>
          </table:table-cell>
          <table:table-cell table:number-columns-repeated="2" table:style-name="ce50"/>
          <table:table-cell table:style-name="ce49" table:formula="of:=[.I14]+[.K14] +[.J14]" office:value-type="float" office:value="-1.5">
            <text:p>-1.5</text:p>
          </table:table-cell>
          <table:table-cell table:style-name="ce64"/>
          <table:table-cell table:style-name="ce66" table:number-columns-repeated="1011"/>
        </table:table-row>
        <table:table-row table:style-name="ro11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06-12T09:03:31.11">
            <text:p>06/12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5">
            <text:p>5</text:p>
          </table:table-cell>
          <table:table-cell table:style-name="ce57" table:formula="of:=SUMPRODUCT([Thong_Tin_Ngay_Nghi_201701.$B$3:.$B$63]=[.$B15];[Thong_Tin_Ngay_Nghi_201701.$C$3:.$C$63]) +  SUMPRODUCT([Thong_Tin_Ngay_Nghi_201702.$B$3:.$B$64]=[.$B15];[Thong_Tin_Ngay_Nghi_201702.$C$3:.$C$64]) + SUMPRODUCT([Thong_Tin_Ngay_Nghi_201703.$B$3:.$B$65]=[.$B15];[Thong_Tin_Ngay_Nghi_201703.$C$3:.$C$65])" office:value-type="float" office:value="3">
            <text:p>3</text:p>
          </table:table-cell>
          <table:table-cell table:style-name="ce62" table:formula="of:=SUMPRODUCT([Thong_Tin_Ngay_Nghi_201701.$B$3:.$B$63]=[.$B15];[Thong_Tin_Ngay_Nghi_201701.$C$3:.$C$63]) +  SUMPRODUCT([Thong_Tin_Ngay_Nghi_201702.$B$3:.$B$64]=[.$B15];[Thong_Tin_Ngay_Nghi_201702.$C$3:.$C$64]) + SUMPRODUCT([Thong_Tin_Ngay_Nghi_201703.$B$3:.$B$65]=[.$B15];[Thong_Tin_Ngay_Nghi_201703.$C$3:.$C$65]) + SUMPRODUCT([Thong_Tin_Ngay_Nghi_201704.$B$3:.$B$67]=[.$B15];[Thong_Tin_Ngay_Nghi_201704.$C$3:.$C$67]) + SUMPRODUCT([Thong_Tin_Ngay_Nghi_201705.$B$3:.$B$68]=[.$B15];[Thong_Tin_Ngay_Nghi_201705.$C$3:.$C$68])" office:value-type="float" office:value="3">
            <text:p>3</text:p>
          </table:table-cell>
          <table:table-cell table:style-name="ce49" table:formula="of:=IF(DATE(YEAR([.E15]);MONTH([.E15]);DAY([.E15]))&lt;=DATE(YEAR([.E15]);3;31); [.C15]-[.G15] + [.F15]; IF([.G15]-[.C14]&lt;0;[.G15] + [.F15] -[.H15];[.F15]+[.C15]-[.H15]))" office:value-type="float" office:value="2">
            <text:p>2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5]+[.K15] +[.J15]" office:value-type="float" office:value="5">
            <text:p>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6]);DATE(YEAR([.D16]);12;31);NOW())" office:value-type="date" office:date-value="2017-06-12T09:03:31.11">
            <text:p>06/12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5">
            <text:p>5</text:p>
          </table:table-cell>
          <table:table-cell table:style-name="ce57" table:formula="of:=SUMPRODUCT([Thong_Tin_Ngay_Nghi_201701.$B$3:.$B$63]=[.$B16];[Thong_Tin_Ngay_Nghi_201701.$C$3:.$C$63]) +  SUMPRODUCT([Thong_Tin_Ngay_Nghi_201702.$B$3:.$B$64]=[.$B16];[Thong_Tin_Ngay_Nghi_201702.$C$3:.$C$64]) + SUMPRODUCT([Thong_Tin_Ngay_Nghi_201703.$B$3:.$B$65]=[.$B16];[Thong_Tin_Ngay_Nghi_201703.$C$3:.$C$65])" office:value-type="float" office:value="4">
            <text:p>4</text:p>
          </table:table-cell>
          <table:table-cell table:style-name="ce62" table:formula="of:=SUMPRODUCT([Thong_Tin_Ngay_Nghi_201701.$B$3:.$B$63]=[.$B16];[Thong_Tin_Ngay_Nghi_201701.$C$3:.$C$63]) +  SUMPRODUCT([Thong_Tin_Ngay_Nghi_201702.$B$3:.$B$64]=[.$B16];[Thong_Tin_Ngay_Nghi_201702.$C$3:.$C$64]) + SUMPRODUCT([Thong_Tin_Ngay_Nghi_201703.$B$3:.$B$65]=[.$B16];[Thong_Tin_Ngay_Nghi_201703.$C$3:.$C$65]) + SUMPRODUCT([Thong_Tin_Ngay_Nghi_201704.$B$3:.$B$67]=[.$B16];[Thong_Tin_Ngay_Nghi_201704.$C$3:.$C$67]) + SUMPRODUCT([Thong_Tin_Ngay_Nghi_201705.$B$3:.$B$68]=[.$B16];[Thong_Tin_Ngay_Nghi_201705.$C$3:.$C$68])" office:value-type="float" office:value="6.5">
            <text:p>6.5</text:p>
          </table:table-cell>
          <table:table-cell table:style-name="ce49" table:formula="of:=IF(DATE(YEAR([.E16]);MONTH([.E16]);DAY([.E16]))&lt;=DATE(YEAR([.E16]);3;31); [.C16]-[.G16] + [.F16]; IF([.G16]-[.C16]&lt;0;[.G16] + [.F16] -[.H16];[.F16]+[.C16]-[.H16]))" office:value-type="float" office:value="-1.5">
            <text:p>-1.5</text:p>
          </table:table-cell>
          <table:table-cell table:style-name="ce49"/>
          <table:table-cell table:style-name="ce49" table:formula="of:=1.5" office:value-type="float" office:value="1.5">
            <text:p>1.5</text:p>
          </table:table-cell>
          <table:table-cell table:style-name="ce49" table:formula="of:=[.I16]+[.K16] +[.J16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06-12T09:03:31.11">
            <text:p>06/12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5">
            <text:p>5</text:p>
          </table:table-cell>
          <table:table-cell table:style-name="ce57" table:formula="of:=SUMPRODUCT([Thong_Tin_Ngay_Nghi_201701.$B$3:.$B$63]=[.$B17];[Thong_Tin_Ngay_Nghi_201701.$C$3:.$C$63]) +  SUMPRODUCT([Thong_Tin_Ngay_Nghi_201702.$B$3:.$B$64]=[.$B17];[Thong_Tin_Ngay_Nghi_201702.$C$3:.$C$64]) + SUMPRODUCT([Thong_Tin_Ngay_Nghi_201703.$B$3:.$B$65]=[.$B17];[Thong_Tin_Ngay_Nghi_201703.$C$3:.$C$65])" office:value-type="float" office:value="9.5">
            <text:p>9.5</text:p>
          </table:table-cell>
          <table:table-cell table:style-name="ce62" table:formula="of:=SUMPRODUCT([Thong_Tin_Ngay_Nghi_201701.$B$3:.$B$63]=[.$B17];[Thong_Tin_Ngay_Nghi_201701.$C$3:.$C$63]) +  SUMPRODUCT([Thong_Tin_Ngay_Nghi_201702.$B$3:.$B$64]=[.$B17];[Thong_Tin_Ngay_Nghi_201702.$C$3:.$C$64]) + SUMPRODUCT([Thong_Tin_Ngay_Nghi_201703.$B$3:.$B$65]=[.$B17];[Thong_Tin_Ngay_Nghi_201703.$C$3:.$C$65]) + SUMPRODUCT([Thong_Tin_Ngay_Nghi_201704.$B$3:.$B$67]=[.$B17];[Thong_Tin_Ngay_Nghi_201704.$C$3:.$C$67]) + SUMPRODUCT([Thong_Tin_Ngay_Nghi_201705.$B$3:.$B$68]=[.$B17];[Thong_Tin_Ngay_Nghi_201705.$C$3:.$C$68])" office:value-type="float" office:value="18">
            <text:p>18</text:p>
          </table:table-cell>
          <table:table-cell table:style-name="ce49" table:formula="of:=IF(DATE(YEAR([.E17]);MONTH([.E17]);DAY([.E17]))&lt;=DATE(YEAR([.E17]);3;31); [.C17]-[.G17] + [.F17]; IF([.G17]-[.C17]&lt;0;[.G17] + [.F17] -[.H17];[.F17]+[.C17]-[.H17]))" office:value-type="float" office:value="-13">
            <text:p>-13</text:p>
          </table:table-cell>
          <table:table-cell table:number-columns-repeated="2" table:style-name="ce49"/>
          <table:table-cell table:style-name="ce49" table:formula="of:=[.I17]+[.K17] +[.J17]" office:value-type="float" office:value="-13">
            <text:p>-1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06-12T09:03:31.11">
            <text:p>06/12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5">
            <text:p>5</text:p>
          </table:table-cell>
          <table:table-cell table:style-name="ce57" table:formula="of:=SUMPRODUCT([Thong_Tin_Ngay_Nghi_201701.$B$3:.$B$63]=[.$B18];[Thong_Tin_Ngay_Nghi_201701.$C$3:.$C$63]) +  SUMPRODUCT([Thong_Tin_Ngay_Nghi_201702.$B$3:.$B$64]=[.$B18];[Thong_Tin_Ngay_Nghi_201702.$C$3:.$C$64]) + SUMPRODUCT([Thong_Tin_Ngay_Nghi_201703.$B$3:.$B$65]=[.$B18];[Thong_Tin_Ngay_Nghi_201703.$C$3:.$C$65])" office:value-type="float" office:value="3">
            <text:p>3</text:p>
          </table:table-cell>
          <table:table-cell table:style-name="ce62" table:formula="of:=SUMPRODUCT([Thong_Tin_Ngay_Nghi_201701.$B$3:.$B$63]=[.$B18];[Thong_Tin_Ngay_Nghi_201701.$C$3:.$C$63]) +  SUMPRODUCT([Thong_Tin_Ngay_Nghi_201702.$B$3:.$B$64]=[.$B18];[Thong_Tin_Ngay_Nghi_201702.$C$3:.$C$64]) + SUMPRODUCT([Thong_Tin_Ngay_Nghi_201703.$B$3:.$B$65]=[.$B18];[Thong_Tin_Ngay_Nghi_201703.$C$3:.$C$65]) + SUMPRODUCT([Thong_Tin_Ngay_Nghi_201704.$B$3:.$B$67]=[.$B18];[Thong_Tin_Ngay_Nghi_201704.$C$3:.$C$67]) + SUMPRODUCT([Thong_Tin_Ngay_Nghi_201705.$B$3:.$B$68]=[.$B18];[Thong_Tin_Ngay_Nghi_201705.$C$3:.$C$68])" office:value-type="float" office:value="4">
            <text:p>4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3.5">
            <text:p>3.5</text:p>
          </table:table-cell>
          <table:table-cell table:number-columns-repeated="2" table:style-name="ce49"/>
          <table:table-cell table:style-name="ce49" table:formula="of:=[.I18]+[.K18] +[.J18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19]);DATE(YEAR([.D19]);12;31);NOW())" office:value-type="date" office:date-value="2017-06-12T09:03:31.11">
            <text:p>06/12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4">
            <text:p>4</text:p>
          </table:table-cell>
          <table:table-cell table:style-name="ce57" table:formula="of:=SUMPRODUCT([Thong_Tin_Ngay_Nghi_201701.$B$3:.$B$63]=[.$B19];[Thong_Tin_Ngay_Nghi_201701.$C$3:.$C$63]) +  SUMPRODUCT([Thong_Tin_Ngay_Nghi_201702.$B$3:.$B$64]=[.$B19];[Thong_Tin_Ngay_Nghi_201702.$C$3:.$C$64]) + SUMPRODUCT([Thong_Tin_Ngay_Nghi_201703.$B$3:.$B$65]=[.$B19];[Thong_Tin_Ngay_Nghi_201703.$C$3:.$C$65])" office:value-type="float" office:value="0.5">
            <text:p>0.5</text:p>
          </table:table-cell>
          <table:table-cell table:style-name="ce62" table:formula="of:=SUMPRODUCT([Thong_Tin_Ngay_Nghi_201701.$B$3:.$B$63]=[.$B19];[Thong_Tin_Ngay_Nghi_201701.$C$3:.$C$63]) +  SUMPRODUCT([Thong_Tin_Ngay_Nghi_201702.$B$3:.$B$64]=[.$B19];[Thong_Tin_Ngay_Nghi_201702.$C$3:.$C$64]) + SUMPRODUCT([Thong_Tin_Ngay_Nghi_201703.$B$3:.$B$65]=[.$B19];[Thong_Tin_Ngay_Nghi_201703.$C$3:.$C$65]) + SUMPRODUCT([Thong_Tin_Ngay_Nghi_201704.$B$3:.$B$67]=[.$B19];[Thong_Tin_Ngay_Nghi_201704.$C$3:.$C$67]) + SUMPRODUCT([Thong_Tin_Ngay_Nghi_201705.$B$3:.$B$68]=[.$B19];[Thong_Tin_Ngay_Nghi_201705.$C$3:.$C$68])" office:value-type="float" office:value="3">
            <text:p>3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1">
            <text:p>1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19]+[.K19] +[.J19]" office:value-type="float" office:value="1.5">
            <text:p>1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0]);DATE(YEAR([.D20]);12;31);NOW())" office:value-type="date" office:date-value="2017-06-12T09:03:31.11">
            <text:p>06/12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5">
            <text:p>5</text:p>
          </table:table-cell>
          <table:table-cell table:style-name="ce57" table:formula="of:=SUMPRODUCT([Thong_Tin_Ngay_Nghi_201701.$B$3:.$B$63]=[.$B20];[Thong_Tin_Ngay_Nghi_201701.$C$3:.$C$63]) +  SUMPRODUCT([Thong_Tin_Ngay_Nghi_201702.$B$3:.$B$64]=[.$B20];[Thong_Tin_Ngay_Nghi_201702.$C$3:.$C$64]) + SUMPRODUCT([Thong_Tin_Ngay_Nghi_201703.$B$3:.$B$65]=[.$B20];[Thong_Tin_Ngay_Nghi_201703.$C$3:.$C$65])" office:value-type="float" office:value="0">
            <text:p>0</text:p>
          </table:table-cell>
          <table:table-cell table:style-name="ce62" table:formula="of:=SUMPRODUCT([Thong_Tin_Ngay_Nghi_201701.$B$3:.$B$63]=[.$B20];[Thong_Tin_Ngay_Nghi_201701.$C$3:.$C$63]) +  SUMPRODUCT([Thong_Tin_Ngay_Nghi_201702.$B$3:.$B$64]=[.$B20];[Thong_Tin_Ngay_Nghi_201702.$C$3:.$C$64]) + SUMPRODUCT([Thong_Tin_Ngay_Nghi_201703.$B$3:.$B$65]=[.$B20];[Thong_Tin_Ngay_Nghi_201703.$C$3:.$C$65]) + SUMPRODUCT([Thong_Tin_Ngay_Nghi_201704.$B$3:.$B$67]=[.$B20];[Thong_Tin_Ngay_Nghi_201704.$C$3:.$C$67]) + SUMPRODUCT([Thong_Tin_Ngay_Nghi_201705.$B$3:.$B$68]=[.$B20];[Thong_Tin_Ngay_Nghi_201705.$C$3:.$C$68])" office:value-type="float" office:value="2">
            <text:p>2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3">
            <text:p>3</text:p>
          </table:table-cell>
          <table:table-cell table:number-columns-repeated="2" table:style-name="ce49"/>
          <table:table-cell table:style-name="ce49" table:formula="of:=[.I20]+[.K20] +[.J20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06-12T09:03:31.11">
            <text:p>06/12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5">
            <text:p>5</text:p>
          </table:table-cell>
          <table:table-cell table:style-name="ce57" table:formula="of:=SUMPRODUCT([Thong_Tin_Ngay_Nghi_201701.$B$3:.$B$63]=[.$B21];[Thong_Tin_Ngay_Nghi_201701.$C$3:.$C$63]) +  SUMPRODUCT([Thong_Tin_Ngay_Nghi_201702.$B$3:.$B$64]=[.$B21];[Thong_Tin_Ngay_Nghi_201702.$C$3:.$C$64]) + SUMPRODUCT([Thong_Tin_Ngay_Nghi_201703.$B$3:.$B$65]=[.$B21];[Thong_Tin_Ngay_Nghi_201703.$C$3:.$C$65])" office:value-type="float" office:value="3">
            <text:p>3</text:p>
          </table:table-cell>
          <table:table-cell table:style-name="ce62" table:formula="of:=SUMPRODUCT([Thong_Tin_Ngay_Nghi_201701.$B$3:.$B$63]=[.$B21];[Thong_Tin_Ngay_Nghi_201701.$C$3:.$C$63]) +  SUMPRODUCT([Thong_Tin_Ngay_Nghi_201702.$B$3:.$B$64]=[.$B21];[Thong_Tin_Ngay_Nghi_201702.$C$3:.$C$64]) + SUMPRODUCT([Thong_Tin_Ngay_Nghi_201703.$B$3:.$B$65]=[.$B21];[Thong_Tin_Ngay_Nghi_201703.$C$3:.$C$65]) + SUMPRODUCT([Thong_Tin_Ngay_Nghi_201704.$B$3:.$B$67]=[.$B21];[Thong_Tin_Ngay_Nghi_201704.$C$3:.$C$67]) + SUMPRODUCT([Thong_Tin_Ngay_Nghi_201705.$B$3:.$B$68]=[.$B21];[Thong_Tin_Ngay_Nghi_201705.$C$3:.$C$68])" office:value-type="float" office:value="6">
            <text:p>6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number-columns-repeated="2" table:style-name="ce49"/>
          <table:table-cell table:style-name="ce49" table:formula="of:=[.I21]+[.K21] +[.J21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2]);DATE(YEAR([.D22]);12;31);NOW())" office:value-type="date" office:date-value="2017-06-12T09:03:31.11">
            <text:p>06/12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5">
            <text:p>5</text:p>
          </table:table-cell>
          <table:table-cell table:style-name="ce57" table:formula="of:=SUMPRODUCT([Thong_Tin_Ngay_Nghi_201701.$B$3:.$B$63]=[.$B22];[Thong_Tin_Ngay_Nghi_201701.$C$3:.$C$63]) +  SUMPRODUCT([Thong_Tin_Ngay_Nghi_201702.$B$3:.$B$64]=[.$B22];[Thong_Tin_Ngay_Nghi_201702.$C$3:.$C$64]) + SUMPRODUCT([Thong_Tin_Ngay_Nghi_201703.$B$3:.$B$65]=[.$B22];[Thong_Tin_Ngay_Nghi_201703.$C$3:.$C$65])" office:value-type="float" office:value="6">
            <text:p>6</text:p>
          </table:table-cell>
          <table:table-cell table:style-name="ce62" table:formula="of:=SUMPRODUCT([Thong_Tin_Ngay_Nghi_201701.$B$3:.$B$63]=[.$B22];[Thong_Tin_Ngay_Nghi_201701.$C$3:.$C$63]) +  SUMPRODUCT([Thong_Tin_Ngay_Nghi_201702.$B$3:.$B$64]=[.$B22];[Thong_Tin_Ngay_Nghi_201702.$C$3:.$C$64]) + SUMPRODUCT([Thong_Tin_Ngay_Nghi_201703.$B$3:.$B$65]=[.$B22];[Thong_Tin_Ngay_Nghi_201703.$C$3:.$C$65]) + SUMPRODUCT([Thong_Tin_Ngay_Nghi_201704.$B$3:.$B$67]=[.$B22];[Thong_Tin_Ngay_Nghi_201704.$C$3:.$C$67]) + SUMPRODUCT([Thong_Tin_Ngay_Nghi_201705.$B$3:.$B$68]=[.$B22];[Thong_Tin_Ngay_Nghi_201705.$C$3:.$C$68])" office:value-type="float" office:value="9">
            <text:p>9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-4">
            <text:p>-4</text:p>
          </table:table-cell>
          <table:table-cell table:number-columns-repeated="2" table:style-name="ce49"/>
          <table:table-cell table:style-name="ce49" table:formula="of:=[.I22]+[.K22] +[.J22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06-12T09:03:31.11">
            <text:p>06/12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5">
            <text:p>5</text:p>
          </table:table-cell>
          <table:table-cell table:style-name="ce57" table:formula="of:=SUMPRODUCT([Thong_Tin_Ngay_Nghi_201701.$B$3:.$B$63]=[.$B23];[Thong_Tin_Ngay_Nghi_201701.$C$3:.$C$63]) +  SUMPRODUCT([Thong_Tin_Ngay_Nghi_201702.$B$3:.$B$64]=[.$B23];[Thong_Tin_Ngay_Nghi_201702.$C$3:.$C$64]) + SUMPRODUCT([Thong_Tin_Ngay_Nghi_201703.$B$3:.$B$65]=[.$B23];[Thong_Tin_Ngay_Nghi_201703.$C$3:.$C$65])" office:value-type="float" office:value="0.5">
            <text:p>0.5</text:p>
          </table:table-cell>
          <table:table-cell table:style-name="ce62" table:formula="of:=SUMPRODUCT([Thong_Tin_Ngay_Nghi_201701.$B$3:.$B$63]=[.$B23];[Thong_Tin_Ngay_Nghi_201701.$C$3:.$C$63]) +  SUMPRODUCT([Thong_Tin_Ngay_Nghi_201702.$B$3:.$B$64]=[.$B23];[Thong_Tin_Ngay_Nghi_201702.$C$3:.$C$64]) + SUMPRODUCT([Thong_Tin_Ngay_Nghi_201703.$B$3:.$B$65]=[.$B23];[Thong_Tin_Ngay_Nghi_201703.$C$3:.$C$65]) + SUMPRODUCT([Thong_Tin_Ngay_Nghi_201704.$B$3:.$B$67]=[.$B23];[Thong_Tin_Ngay_Nghi_201704.$C$3:.$C$67]) + SUMPRODUCT([Thong_Tin_Ngay_Nghi_201705.$B$3:.$B$68]=[.$B23];[Thong_Tin_Ngay_Nghi_201705.$C$3:.$C$68])" office:value-type="float" office:value="2">
            <text:p>2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3.5">
            <text:p>3.5</text:p>
          </table:table-cell>
          <table:table-cell table:number-columns-repeated="2" table:style-name="ce49"/>
          <table:table-cell table:style-name="ce49" table:formula="of:=[.I23]+[.K23] +[.J23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06-12T09:03:31.12">
            <text:p>06/12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5">
            <text:p>5</text:p>
          </table:table-cell>
          <table:table-cell table:style-name="ce57" table:formula="of:=SUMPRODUCT([Thong_Tin_Ngay_Nghi_201701.$B$3:.$B$63]=[.$B24];[Thong_Tin_Ngay_Nghi_201701.$C$3:.$C$63]) +  SUMPRODUCT([Thong_Tin_Ngay_Nghi_201702.$B$3:.$B$64]=[.$B24];[Thong_Tin_Ngay_Nghi_201702.$C$3:.$C$64]) + SUMPRODUCT([Thong_Tin_Ngay_Nghi_201703.$B$3:.$B$65]=[.$B24];[Thong_Tin_Ngay_Nghi_201703.$C$3:.$C$65])" office:value-type="float" office:value="5">
            <text:p>5</text:p>
          </table:table-cell>
          <table:table-cell table:style-name="ce62" table:formula="of:=SUMPRODUCT([Thong_Tin_Ngay_Nghi_201701.$B$3:.$B$63]=[.$B24];[Thong_Tin_Ngay_Nghi_201701.$C$3:.$C$63]) +  SUMPRODUCT([Thong_Tin_Ngay_Nghi_201702.$B$3:.$B$64]=[.$B24];[Thong_Tin_Ngay_Nghi_201702.$C$3:.$C$64]) + SUMPRODUCT([Thong_Tin_Ngay_Nghi_201703.$B$3:.$B$65]=[.$B24];[Thong_Tin_Ngay_Nghi_201703.$C$3:.$C$65]) + SUMPRODUCT([Thong_Tin_Ngay_Nghi_201704.$B$3:.$B$67]=[.$B24];[Thong_Tin_Ngay_Nghi_201704.$C$3:.$C$67]) + SUMPRODUCT([Thong_Tin_Ngay_Nghi_201705.$B$3:.$B$68]=[.$B24];[Thong_Tin_Ngay_Nghi_201705.$C$3:.$C$68])" office:value-type="float" office:value="9">
            <text:p>9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-3">
            <text:p>-3</text:p>
          </table:table-cell>
          <table:table-cell table:number-columns-repeated="2" table:style-name="ce49"/>
          <table:table-cell table:style-name="ce49" table:formula="of:=[.I24]+[.K24] +[.J24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06-12T09:03:31.12">
            <text:p>06/12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5">
            <text:p>5</text:p>
          </table:table-cell>
          <table:table-cell table:style-name="ce57" table:formula="of:=SUMPRODUCT([Thong_Tin_Ngay_Nghi_201701.$B$3:.$B$63]=[.$B25];[Thong_Tin_Ngay_Nghi_201701.$C$3:.$C$63]) +  SUMPRODUCT([Thong_Tin_Ngay_Nghi_201702.$B$3:.$B$64]=[.$B25];[Thong_Tin_Ngay_Nghi_201702.$C$3:.$C$64]) + SUMPRODUCT([Thong_Tin_Ngay_Nghi_201703.$B$3:.$B$65]=[.$B25];[Thong_Tin_Ngay_Nghi_201703.$C$3:.$C$65])" office:value-type="float" office:value="5">
            <text:p>5</text:p>
          </table:table-cell>
          <table:table-cell table:style-name="ce62" table:formula="of:=SUMPRODUCT([Thong_Tin_Ngay_Nghi_201701.$B$3:.$B$63]=[.$B25];[Thong_Tin_Ngay_Nghi_201701.$C$3:.$C$63]) +  SUMPRODUCT([Thong_Tin_Ngay_Nghi_201702.$B$3:.$B$64]=[.$B25];[Thong_Tin_Ngay_Nghi_201702.$C$3:.$C$64]) + SUMPRODUCT([Thong_Tin_Ngay_Nghi_201703.$B$3:.$B$65]=[.$B25];[Thong_Tin_Ngay_Nghi_201703.$C$3:.$C$65]) + SUMPRODUCT([Thong_Tin_Ngay_Nghi_201704.$B$3:.$B$67]=[.$B25];[Thong_Tin_Ngay_Nghi_201704.$C$3:.$C$67]) + SUMPRODUCT([Thong_Tin_Ngay_Nghi_201705.$B$3:.$B$68]=[.$B25];[Thong_Tin_Ngay_Nghi_201705.$C$3:.$C$68])" office:value-type="float" office:value="5">
            <text:p>5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number-columns-repeated="2" table:style-name="ce49"/>
          <table:table-cell table:style-name="ce49" table:formula="of:=[.I25]+[.K25] +[.J25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06-12T09:03:31.12">
            <text:p>06/12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5">
            <text:p>5</text:p>
          </table:table-cell>
          <table:table-cell table:style-name="ce57" table:formula="of:=SUMPRODUCT([Thong_Tin_Ngay_Nghi_201701.$B$3:.$B$63]=[.$B26];[Thong_Tin_Ngay_Nghi_201701.$C$3:.$C$63]) +  SUMPRODUCT([Thong_Tin_Ngay_Nghi_201702.$B$3:.$B$64]=[.$B26];[Thong_Tin_Ngay_Nghi_201702.$C$3:.$C$64]) + SUMPRODUCT([Thong_Tin_Ngay_Nghi_201703.$B$3:.$B$65]=[.$B26];[Thong_Tin_Ngay_Nghi_201703.$C$3:.$C$65])" office:value-type="float" office:value="0">
            <text:p>0</text:p>
          </table:table-cell>
          <table:table-cell table:style-name="ce62" table:formula="of:=SUMPRODUCT([Thong_Tin_Ngay_Nghi_201701.$B$3:.$B$63]=[.$B26];[Thong_Tin_Ngay_Nghi_201701.$C$3:.$C$63]) +  SUMPRODUCT([Thong_Tin_Ngay_Nghi_201702.$B$3:.$B$64]=[.$B26];[Thong_Tin_Ngay_Nghi_201702.$C$3:.$C$64]) + SUMPRODUCT([Thong_Tin_Ngay_Nghi_201703.$B$3:.$B$65]=[.$B26];[Thong_Tin_Ngay_Nghi_201703.$C$3:.$C$65]) + SUMPRODUCT([Thong_Tin_Ngay_Nghi_201704.$B$3:.$B$67]=[.$B26];[Thong_Tin_Ngay_Nghi_201704.$C$3:.$C$67]) + SUMPRODUCT([Thong_Tin_Ngay_Nghi_201705.$B$3:.$B$68]=[.$B26];[Thong_Tin_Ngay_Nghi_201705.$C$3:.$C$68])" office:value-type="float" office:value="0">
            <text:p>0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5">
            <text:p>5</text:p>
          </table:table-cell>
          <table:table-cell table:number-columns-repeated="2" table:style-name="ce49"/>
          <table:table-cell table:style-name="ce49" table:formula="of:=[.I26]+[.K26] +[.J26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06-12T09:03:31.12">
            <text:p>06/12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5">
            <text:p>5</text:p>
          </table:table-cell>
          <table:table-cell table:style-name="ce57" table:formula="of:=SUMPRODUCT([Thong_Tin_Ngay_Nghi_201701.$B$3:.$B$63]=[.$B27];[Thong_Tin_Ngay_Nghi_201701.$C$3:.$C$63]) +  SUMPRODUCT([Thong_Tin_Ngay_Nghi_201702.$B$3:.$B$64]=[.$B27];[Thong_Tin_Ngay_Nghi_201702.$C$3:.$C$64]) + SUMPRODUCT([Thong_Tin_Ngay_Nghi_201703.$B$3:.$B$65]=[.$B27];[Thong_Tin_Ngay_Nghi_201703.$C$3:.$C$65])" office:value-type="float" office:value="5">
            <text:p>5</text:p>
          </table:table-cell>
          <table:table-cell table:style-name="ce62" table:formula="of:=SUMPRODUCT([Thong_Tin_Ngay_Nghi_201701.$B$3:.$B$63]=[.$B27];[Thong_Tin_Ngay_Nghi_201701.$C$3:.$C$63]) +  SUMPRODUCT([Thong_Tin_Ngay_Nghi_201702.$B$3:.$B$64]=[.$B27];[Thong_Tin_Ngay_Nghi_201702.$C$3:.$C$64]) + SUMPRODUCT([Thong_Tin_Ngay_Nghi_201703.$B$3:.$B$65]=[.$B27];[Thong_Tin_Ngay_Nghi_201703.$C$3:.$C$65]) + SUMPRODUCT([Thong_Tin_Ngay_Nghi_201704.$B$3:.$B$67]=[.$B27];[Thong_Tin_Ngay_Nghi_201704.$C$3:.$C$67]) + SUMPRODUCT([Thong_Tin_Ngay_Nghi_201705.$B$3:.$B$68]=[.$B27];[Thong_Tin_Ngay_Nghi_201705.$C$3:.$C$68])" office:value-type="float" office:value="8">
            <text:p>8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1.5">
            <text:p>1.5</text:p>
          </table:table-cell>
          <table:table-cell table:number-columns-repeated="2" table:style-name="ce49"/>
          <table:table-cell table:style-name="ce49" table:formula="of:=[.I27]+[.K27] +[.J27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06-12T09:03:31.12">
            <text:p>06/12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5">
            <text:p>5</text:p>
          </table:table-cell>
          <table:table-cell table:style-name="ce57" table:formula="of:=SUMPRODUCT([Thong_Tin_Ngay_Nghi_201701.$B$3:.$B$63]=[.$B28];[Thong_Tin_Ngay_Nghi_201701.$C$3:.$C$63]) +  SUMPRODUCT([Thong_Tin_Ngay_Nghi_201702.$B$3:.$B$64]=[.$B28];[Thong_Tin_Ngay_Nghi_201702.$C$3:.$C$64]) + SUMPRODUCT([Thong_Tin_Ngay_Nghi_201703.$B$3:.$B$65]=[.$B28];[Thong_Tin_Ngay_Nghi_201703.$C$3:.$C$65])" office:value-type="float" office:value="9.5">
            <text:p>9.5</text:p>
          </table:table-cell>
          <table:table-cell table:style-name="ce62" table:formula="of:=SUMPRODUCT([Thong_Tin_Ngay_Nghi_201701.$B$3:.$B$63]=[.$B28];[Thong_Tin_Ngay_Nghi_201701.$C$3:.$C$63]) +  SUMPRODUCT([Thong_Tin_Ngay_Nghi_201702.$B$3:.$B$64]=[.$B28];[Thong_Tin_Ngay_Nghi_201702.$C$3:.$C$64]) + SUMPRODUCT([Thong_Tin_Ngay_Nghi_201703.$B$3:.$B$65]=[.$B28];[Thong_Tin_Ngay_Nghi_201703.$C$3:.$C$65]) + SUMPRODUCT([Thong_Tin_Ngay_Nghi_201704.$B$3:.$B$67]=[.$B28];[Thong_Tin_Ngay_Nghi_201704.$C$3:.$C$67]) + SUMPRODUCT([Thong_Tin_Ngay_Nghi_201705.$B$3:.$B$68]=[.$B28];[Thong_Tin_Ngay_Nghi_201705.$C$3:.$C$68])" office:value-type="float" office:value="10.5">
            <text:p>10.5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-4">
            <text:p>-4</text:p>
          </table:table-cell>
          <table:table-cell table:number-columns-repeated="2" table:style-name="ce49"/>
          <table:table-cell table:style-name="ce49" table:formula="of:=[.I28]+[.K28] +[.J28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06-12T09:03:31.12">
            <text:p>06/12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5">
            <text:p>5</text:p>
          </table:table-cell>
          <table:table-cell table:style-name="ce57" table:formula="of:=SUMPRODUCT([Thong_Tin_Ngay_Nghi_201701.$B$3:.$B$63]=[.$B29];[Thong_Tin_Ngay_Nghi_201701.$C$3:.$C$63]) +  SUMPRODUCT([Thong_Tin_Ngay_Nghi_201702.$B$3:.$B$64]=[.$B29];[Thong_Tin_Ngay_Nghi_201702.$C$3:.$C$64]) + SUMPRODUCT([Thong_Tin_Ngay_Nghi_201703.$B$3:.$B$65]=[.$B29];[Thong_Tin_Ngay_Nghi_201703.$C$3:.$C$65])" office:value-type="float" office:value="2">
            <text:p>2</text:p>
          </table:table-cell>
          <table:table-cell table:style-name="ce62" table:formula="of:=SUMPRODUCT([Thong_Tin_Ngay_Nghi_201701.$B$3:.$B$63]=[.$B29];[Thong_Tin_Ngay_Nghi_201701.$C$3:.$C$63]) +  SUMPRODUCT([Thong_Tin_Ngay_Nghi_201702.$B$3:.$B$64]=[.$B29];[Thong_Tin_Ngay_Nghi_201702.$C$3:.$C$64]) + SUMPRODUCT([Thong_Tin_Ngay_Nghi_201703.$B$3:.$B$65]=[.$B29];[Thong_Tin_Ngay_Nghi_201703.$C$3:.$C$65]) + SUMPRODUCT([Thong_Tin_Ngay_Nghi_201704.$B$3:.$B$67]=[.$B29];[Thong_Tin_Ngay_Nghi_201704.$C$3:.$C$67]) + SUMPRODUCT([Thong_Tin_Ngay_Nghi_201705.$B$3:.$B$68]=[.$B29];[Thong_Tin_Ngay_Nghi_201705.$C$3:.$C$68])" office:value-type="float" office:value="7.5">
            <text:p>7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-0.5">
            <text:p>-0.5</text:p>
          </table:table-cell>
          <table:table-cell table:number-columns-repeated="2" table:style-name="ce49"/>
          <table:table-cell table:style-name="ce49" table:formula="of:=[.I29]+[.K29] +[.J29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06-12T09:03:31.12">
            <text:p>06/12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5">
            <text:p>5</text:p>
          </table:table-cell>
          <table:table-cell table:style-name="ce57" table:formula="of:=SUMPRODUCT([Thong_Tin_Ngay_Nghi_201701.$B$3:.$B$63]=[.$B30];[Thong_Tin_Ngay_Nghi_201701.$C$3:.$C$63]) +  SUMPRODUCT([Thong_Tin_Ngay_Nghi_201702.$B$3:.$B$64]=[.$B30];[Thong_Tin_Ngay_Nghi_201702.$C$3:.$C$64]) + SUMPRODUCT([Thong_Tin_Ngay_Nghi_201703.$B$3:.$B$65]=[.$B30];[Thong_Tin_Ngay_Nghi_201703.$C$3:.$C$65])" office:value-type="float" office:value="6">
            <text:p>6</text:p>
          </table:table-cell>
          <table:table-cell table:style-name="ce62" table:formula="of:=SUMPRODUCT([Thong_Tin_Ngay_Nghi_201701.$B$3:.$B$63]=[.$B30];[Thong_Tin_Ngay_Nghi_201701.$C$3:.$C$63]) +  SUMPRODUCT([Thong_Tin_Ngay_Nghi_201702.$B$3:.$B$64]=[.$B30];[Thong_Tin_Ngay_Nghi_201702.$C$3:.$C$64]) + SUMPRODUCT([Thong_Tin_Ngay_Nghi_201703.$B$3:.$B$65]=[.$B30];[Thong_Tin_Ngay_Nghi_201703.$C$3:.$C$65]) + SUMPRODUCT([Thong_Tin_Ngay_Nghi_201704.$B$3:.$B$67]=[.$B30];[Thong_Tin_Ngay_Nghi_201704.$C$3:.$C$67]) + SUMPRODUCT([Thong_Tin_Ngay_Nghi_201705.$B$3:.$B$68]=[.$B30];[Thong_Tin_Ngay_Nghi_201705.$C$3:.$C$68])" office:value-type="float" office:value="7">
            <text:p>7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0">
            <text:p>0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0]+[.K30] +[.J30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06-12T09:03:31.12">
            <text:p>06/12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5">
            <text:p>5</text:p>
          </table:table-cell>
          <table:table-cell table:style-name="ce57" table:formula="of:=SUMPRODUCT([Thong_Tin_Ngay_Nghi_201701.$B$3:.$B$63]=[.$B31];[Thong_Tin_Ngay_Nghi_201701.$C$3:.$C$63]) +  SUMPRODUCT([Thong_Tin_Ngay_Nghi_201702.$B$3:.$B$64]=[.$B31];[Thong_Tin_Ngay_Nghi_201702.$C$3:.$C$64]) + SUMPRODUCT([Thong_Tin_Ngay_Nghi_201703.$B$3:.$B$65]=[.$B31];[Thong_Tin_Ngay_Nghi_201703.$C$3:.$C$65])" office:value-type="float" office:value="5">
            <text:p>5</text:p>
          </table:table-cell>
          <table:table-cell table:style-name="ce62" table:formula="of:=SUMPRODUCT([Thong_Tin_Ngay_Nghi_201701.$B$3:.$B$63]=[.$B31];[Thong_Tin_Ngay_Nghi_201701.$C$3:.$C$63]) +  SUMPRODUCT([Thong_Tin_Ngay_Nghi_201702.$B$3:.$B$64]=[.$B31];[Thong_Tin_Ngay_Nghi_201702.$C$3:.$C$64]) + SUMPRODUCT([Thong_Tin_Ngay_Nghi_201703.$B$3:.$B$65]=[.$B31];[Thong_Tin_Ngay_Nghi_201703.$C$3:.$C$65]) + SUMPRODUCT([Thong_Tin_Ngay_Nghi_201704.$B$3:.$B$67]=[.$B31];[Thong_Tin_Ngay_Nghi_201704.$C$3:.$C$67]) + SUMPRODUCT([Thong_Tin_Ngay_Nghi_201705.$B$3:.$B$68]=[.$B31];[Thong_Tin_Ngay_Nghi_201705.$C$3:.$C$68])" office:value-type="float" office:value="7.5">
            <text:p>7.5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0.5">
            <text:p>0.5</text:p>
          </table:table-cell>
          <table:table-cell table:number-columns-repeated="2" table:style-name="ce49"/>
          <table:table-cell table:style-name="ce49" table:formula="of:=[.I31]+[.K31] +[.J31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06-12T09:03:31.12">
            <text:p>06/12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5">
            <text:p>5</text:p>
          </table:table-cell>
          <table:table-cell table:style-name="ce57" table:formula="of:=SUMPRODUCT([Thong_Tin_Ngay_Nghi_201701.$B$3:.$B$63]=[.$B32];[Thong_Tin_Ngay_Nghi_201701.$C$3:.$C$63]) +  SUMPRODUCT([Thong_Tin_Ngay_Nghi_201702.$B$3:.$B$64]=[.$B32];[Thong_Tin_Ngay_Nghi_201702.$C$3:.$C$64]) + SUMPRODUCT([Thong_Tin_Ngay_Nghi_201703.$B$3:.$B$65]=[.$B32];[Thong_Tin_Ngay_Nghi_201703.$C$3:.$C$65])" office:value-type="float" office:value="3">
            <text:p>3</text:p>
          </table:table-cell>
          <table:table-cell table:style-name="ce62" table:formula="of:=SUMPRODUCT([Thong_Tin_Ngay_Nghi_201701.$B$3:.$B$63]=[.$B32];[Thong_Tin_Ngay_Nghi_201701.$C$3:.$C$63]) +  SUMPRODUCT([Thong_Tin_Ngay_Nghi_201702.$B$3:.$B$64]=[.$B32];[Thong_Tin_Ngay_Nghi_201702.$C$3:.$C$64]) + SUMPRODUCT([Thong_Tin_Ngay_Nghi_201703.$B$3:.$B$65]=[.$B32];[Thong_Tin_Ngay_Nghi_201703.$C$3:.$C$65]) + SUMPRODUCT([Thong_Tin_Ngay_Nghi_201704.$B$3:.$B$67]=[.$B32];[Thong_Tin_Ngay_Nghi_201704.$C$3:.$C$67]) + SUMPRODUCT([Thong_Tin_Ngay_Nghi_201705.$B$3:.$B$68]=[.$B32];[Thong_Tin_Ngay_Nghi_201705.$C$3:.$C$68])" office:value-type="float" office:value="4">
            <text:p>4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2.5">
            <text:p>2.5</text:p>
          </table:table-cell>
          <table:table-cell table:number-columns-repeated="2" table:style-name="ce49"/>
          <table:table-cell table:style-name="ce49" table:formula="of:=[.I32]+[.K32] +[.J32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06-12T09:03:31.12">
            <text:p>06/12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5">
            <text:p>5</text:p>
          </table:table-cell>
          <table:table-cell table:style-name="ce57" table:formula="of:=SUMPRODUCT([Thong_Tin_Ngay_Nghi_201701.$B$3:.$B$63]=[.$B33];[Thong_Tin_Ngay_Nghi_201701.$C$3:.$C$63]) +  SUMPRODUCT([Thong_Tin_Ngay_Nghi_201702.$B$3:.$B$64]=[.$B33];[Thong_Tin_Ngay_Nghi_201702.$C$3:.$C$64]) + SUMPRODUCT([Thong_Tin_Ngay_Nghi_201703.$B$3:.$B$65]=[.$B33];[Thong_Tin_Ngay_Nghi_201703.$C$3:.$C$65])" office:value-type="float" office:value="2.5">
            <text:p>2.5</text:p>
          </table:table-cell>
          <table:table-cell table:style-name="ce62" table:formula="of:=SUMPRODUCT([Thong_Tin_Ngay_Nghi_201701.$B$3:.$B$63]=[.$B33];[Thong_Tin_Ngay_Nghi_201701.$C$3:.$C$63]) +  SUMPRODUCT([Thong_Tin_Ngay_Nghi_201702.$B$3:.$B$64]=[.$B33];[Thong_Tin_Ngay_Nghi_201702.$C$3:.$C$64]) + SUMPRODUCT([Thong_Tin_Ngay_Nghi_201703.$B$3:.$B$65]=[.$B33];[Thong_Tin_Ngay_Nghi_201703.$C$3:.$C$65]) + SUMPRODUCT([Thong_Tin_Ngay_Nghi_201704.$B$3:.$B$67]=[.$B33];[Thong_Tin_Ngay_Nghi_201704.$C$3:.$C$67]) + SUMPRODUCT([Thong_Tin_Ngay_Nghi_201705.$B$3:.$B$68]=[.$B33];[Thong_Tin_Ngay_Nghi_201705.$C$3:.$C$68])" office:value-type="float" office:value="3.5">
            <text:p>3.5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3.5">
            <text:p>3.5</text:p>
          </table:table-cell>
          <table:table-cell table:number-columns-repeated="2" table:style-name="ce49"/>
          <table:table-cell table:style-name="ce49" table:formula="of:=[.I33]+[.K33] +[.J33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06-12T09:03:31.13">
            <text:p>06/12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5">
            <text:p>5</text:p>
          </table:table-cell>
          <table:table-cell table:style-name="ce57" table:formula="of:=SUMPRODUCT([Thong_Tin_Ngay_Nghi_201701.$B$3:.$B$63]=[.$B34];[Thong_Tin_Ngay_Nghi_201701.$C$3:.$C$63]) +  SUMPRODUCT([Thong_Tin_Ngay_Nghi_201702.$B$3:.$B$64]=[.$B34];[Thong_Tin_Ngay_Nghi_201702.$C$3:.$C$64]) + SUMPRODUCT([Thong_Tin_Ngay_Nghi_201703.$B$3:.$B$65]=[.$B34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34];[Thong_Tin_Ngay_Nghi_201701.$C$3:.$C$63]) +  SUMPRODUCT([Thong_Tin_Ngay_Nghi_201702.$B$3:.$B$64]=[.$B34];[Thong_Tin_Ngay_Nghi_201702.$C$3:.$C$64]) + SUMPRODUCT([Thong_Tin_Ngay_Nghi_201703.$B$3:.$B$65]=[.$B34];[Thong_Tin_Ngay_Nghi_201703.$C$3:.$C$65]) + SUMPRODUCT([Thong_Tin_Ngay_Nghi_201704.$B$3:.$B$67]=[.$B34];[Thong_Tin_Ngay_Nghi_201704.$C$3:.$C$67]) + SUMPRODUCT([Thong_Tin_Ngay_Nghi_201705.$B$3:.$B$68]=[.$B34];[Thong_Tin_Ngay_Nghi_201705.$C$3:.$C$68])" office:value-type="float" office:value="6.5">
            <text:p>6.5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1.5">
            <text:p>1.5</text:p>
          </table:table-cell>
          <table:table-cell table:number-columns-repeated="2" table:style-name="ce49"/>
          <table:table-cell table:style-name="ce49" table:formula="of:=[.I34]+[.K34] +[.J34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06-12T09:03:31.13">
            <text:p>06/12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5">
            <text:p>5</text:p>
          </table:table-cell>
          <table:table-cell table:style-name="ce57" table:formula="of:=SUMPRODUCT([Thong_Tin_Ngay_Nghi_201701.$B$3:.$B$63]=[.$B35];[Thong_Tin_Ngay_Nghi_201701.$C$3:.$C$63]) +  SUMPRODUCT([Thong_Tin_Ngay_Nghi_201702.$B$3:.$B$64]=[.$B35];[Thong_Tin_Ngay_Nghi_201702.$C$3:.$C$64]) + SUMPRODUCT([Thong_Tin_Ngay_Nghi_201703.$B$3:.$B$65]=[.$B35];[Thong_Tin_Ngay_Nghi_201703.$C$3:.$C$65])" office:value-type="float" office:value="5">
            <text:p>5</text:p>
          </table:table-cell>
          <table:table-cell table:style-name="ce62" table:formula="of:=SUMPRODUCT([Thong_Tin_Ngay_Nghi_201701.$B$3:.$B$63]=[.$B35];[Thong_Tin_Ngay_Nghi_201701.$C$3:.$C$63]) +  SUMPRODUCT([Thong_Tin_Ngay_Nghi_201702.$B$3:.$B$64]=[.$B35];[Thong_Tin_Ngay_Nghi_201702.$C$3:.$C$64]) + SUMPRODUCT([Thong_Tin_Ngay_Nghi_201703.$B$3:.$B$65]=[.$B35];[Thong_Tin_Ngay_Nghi_201703.$C$3:.$C$65]) + SUMPRODUCT([Thong_Tin_Ngay_Nghi_201704.$B$3:.$B$67]=[.$B35];[Thong_Tin_Ngay_Nghi_201704.$C$3:.$C$67]) + SUMPRODUCT([Thong_Tin_Ngay_Nghi_201705.$B$3:.$B$68]=[.$B35];[Thong_Tin_Ngay_Nghi_201705.$C$3:.$C$68])" office:value-type="float" office:value="7.5">
            <text:p>7.5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2.5">
            <text:p>2.5</text:p>
          </table:table-cell>
          <table:table-cell table:number-columns-repeated="2" table:style-name="ce49"/>
          <table:table-cell table:style-name="ce49" table:formula="of:=[.I35]+[.K35] +[.J35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06-12T09:03:31.13">
            <text:p>06/12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5">
            <text:p>5</text:p>
          </table:table-cell>
          <table:table-cell table:style-name="ce57" table:formula="of:=SUMPRODUCT([Thong_Tin_Ngay_Nghi_201701.$B$3:.$B$63]=[.$B36];[Thong_Tin_Ngay_Nghi_201701.$C$3:.$C$63]) +  SUMPRODUCT([Thong_Tin_Ngay_Nghi_201702.$B$3:.$B$64]=[.$B36];[Thong_Tin_Ngay_Nghi_201702.$C$3:.$C$64]) + SUMPRODUCT([Thong_Tin_Ngay_Nghi_201703.$B$3:.$B$65]=[.$B36];[Thong_Tin_Ngay_Nghi_201703.$C$3:.$C$65])" office:value-type="float" office:value="4.5">
            <text:p>4.5</text:p>
          </table:table-cell>
          <table:table-cell table:style-name="ce62" table:formula="of:=SUMPRODUCT([Thong_Tin_Ngay_Nghi_201701.$B$3:.$B$63]=[.$B36];[Thong_Tin_Ngay_Nghi_201701.$C$3:.$C$63]) +  SUMPRODUCT([Thong_Tin_Ngay_Nghi_201702.$B$3:.$B$64]=[.$B36];[Thong_Tin_Ngay_Nghi_201702.$C$3:.$C$64]) + SUMPRODUCT([Thong_Tin_Ngay_Nghi_201703.$B$3:.$B$65]=[.$B36];[Thong_Tin_Ngay_Nghi_201703.$C$3:.$C$65]) + SUMPRODUCT([Thong_Tin_Ngay_Nghi_201704.$B$3:.$B$67]=[.$B36];[Thong_Tin_Ngay_Nghi_201704.$C$3:.$C$67]) + SUMPRODUCT([Thong_Tin_Ngay_Nghi_201705.$B$3:.$B$68]=[.$B36];[Thong_Tin_Ngay_Nghi_201705.$C$3:.$C$68])" office:value-type="float" office:value="5.5">
            <text:p>5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1.5">
            <text:p>1.5</text:p>
          </table:table-cell>
          <table:table-cell table:number-columns-repeated="2" table:style-name="ce49"/>
          <table:table-cell table:style-name="ce49" table:formula="of:=[.I36]+[.K36] +[.J36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06-12T09:03:31.13">
            <text:p>06/12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5">
            <text:p>5</text:p>
          </table:table-cell>
          <table:table-cell table:style-name="ce57" table:formula="of:=SUMPRODUCT([Thong_Tin_Ngay_Nghi_201701.$B$3:.$B$63]=[.$B37];[Thong_Tin_Ngay_Nghi_201701.$C$3:.$C$63]) +  SUMPRODUCT([Thong_Tin_Ngay_Nghi_201702.$B$3:.$B$64]=[.$B37];[Thong_Tin_Ngay_Nghi_201702.$C$3:.$C$64]) + SUMPRODUCT([Thong_Tin_Ngay_Nghi_201703.$B$3:.$B$65]=[.$B37];[Thong_Tin_Ngay_Nghi_201703.$C$3:.$C$65])" office:value-type="float" office:value="1">
            <text:p>1</text:p>
          </table:table-cell>
          <table:table-cell table:style-name="ce62" table:formula="of:=SUMPRODUCT([Thong_Tin_Ngay_Nghi_201701.$B$3:.$B$63]=[.$B37];[Thong_Tin_Ngay_Nghi_201701.$C$3:.$C$63]) +  SUMPRODUCT([Thong_Tin_Ngay_Nghi_201702.$B$3:.$B$64]=[.$B37];[Thong_Tin_Ngay_Nghi_201702.$C$3:.$C$64]) + SUMPRODUCT([Thong_Tin_Ngay_Nghi_201703.$B$3:.$B$65]=[.$B37];[Thong_Tin_Ngay_Nghi_201703.$C$3:.$C$65]) + SUMPRODUCT([Thong_Tin_Ngay_Nghi_201704.$B$3:.$B$67]=[.$B37];[Thong_Tin_Ngay_Nghi_201704.$C$3:.$C$67]) + SUMPRODUCT([Thong_Tin_Ngay_Nghi_201705.$B$3:.$B$68]=[.$B37];[Thong_Tin_Ngay_Nghi_201705.$C$3:.$C$68])" office:value-type="float" office:value="1">
            <text:p>1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5">
            <text:p>5</text:p>
          </table:table-cell>
          <table:table-cell table:number-columns-repeated="2" table:style-name="ce49"/>
          <table:table-cell table:style-name="ce49" table:formula="of:=[.I37]+[.K37] +[.J37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06-12T09:03:31.13">
            <text:p>06/12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5">
            <text:p>5</text:p>
          </table:table-cell>
          <table:table-cell table:style-name="ce57" table:formula="of:=SUMPRODUCT([Thong_Tin_Ngay_Nghi_201701.$B$3:.$B$63]=[.$B38];[Thong_Tin_Ngay_Nghi_201701.$C$3:.$C$63]) +  SUMPRODUCT([Thong_Tin_Ngay_Nghi_201702.$B$3:.$B$64]=[.$B38];[Thong_Tin_Ngay_Nghi_201702.$C$3:.$C$64]) + SUMPRODUCT([Thong_Tin_Ngay_Nghi_201703.$B$3:.$B$65]=[.$B38];[Thong_Tin_Ngay_Nghi_201703.$C$3:.$C$65])" office:value-type="float" office:value="4.5">
            <text:p>4.5</text:p>
          </table:table-cell>
          <table:table-cell table:style-name="ce62" table:formula="of:=SUMPRODUCT([Thong_Tin_Ngay_Nghi_201701.$B$3:.$B$63]=[.$B38];[Thong_Tin_Ngay_Nghi_201701.$C$3:.$C$63]) +  SUMPRODUCT([Thong_Tin_Ngay_Nghi_201702.$B$3:.$B$64]=[.$B38];[Thong_Tin_Ngay_Nghi_201702.$C$3:.$C$64]) + SUMPRODUCT([Thong_Tin_Ngay_Nghi_201703.$B$3:.$B$65]=[.$B38];[Thong_Tin_Ngay_Nghi_201703.$C$3:.$C$65]) + SUMPRODUCT([Thong_Tin_Ngay_Nghi_201704.$B$3:.$B$67]=[.$B38];[Thong_Tin_Ngay_Nghi_201704.$C$3:.$C$67]) + SUMPRODUCT([Thong_Tin_Ngay_Nghi_201705.$B$3:.$B$68]=[.$B38];[Thong_Tin_Ngay_Nghi_201705.$C$3:.$C$68])" office:value-type="float" office:value="5">
            <text:p>5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4.5">
            <text:p>4.5</text:p>
          </table:table-cell>
          <table:table-cell table:number-columns-repeated="2" table:style-name="ce49"/>
          <table:table-cell table:style-name="ce49" table:formula="of:=[.I38]+[.K38] +[.J38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06-12T09:03:31.13">
            <text:p>06/12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5">
            <text:p>5</text:p>
          </table:table-cell>
          <table:table-cell table:style-name="ce57" table:formula="of:=SUMPRODUCT([Thong_Tin_Ngay_Nghi_201701.$B$3:.$B$63]=[.$B39];[Thong_Tin_Ngay_Nghi_201701.$C$3:.$C$63]) +  SUMPRODUCT([Thong_Tin_Ngay_Nghi_201702.$B$3:.$B$64]=[.$B39];[Thong_Tin_Ngay_Nghi_201702.$C$3:.$C$64]) + SUMPRODUCT([Thong_Tin_Ngay_Nghi_201703.$B$3:.$B$65]=[.$B39];[Thong_Tin_Ngay_Nghi_201703.$C$3:.$C$65])" office:value-type="float" office:value="1.5">
            <text:p>1.5</text:p>
          </table:table-cell>
          <table:table-cell table:style-name="ce62" table:formula="of:=SUMPRODUCT([Thong_Tin_Ngay_Nghi_201701.$B$3:.$B$63]=[.$B39];[Thong_Tin_Ngay_Nghi_201701.$C$3:.$C$63]) +  SUMPRODUCT([Thong_Tin_Ngay_Nghi_201702.$B$3:.$B$64]=[.$B39];[Thong_Tin_Ngay_Nghi_201702.$C$3:.$C$64]) + SUMPRODUCT([Thong_Tin_Ngay_Nghi_201703.$B$3:.$B$65]=[.$B39];[Thong_Tin_Ngay_Nghi_201703.$C$3:.$C$65]) + SUMPRODUCT([Thong_Tin_Ngay_Nghi_201704.$B$3:.$B$67]=[.$B39];[Thong_Tin_Ngay_Nghi_201704.$C$3:.$C$67]) + SUMPRODUCT([Thong_Tin_Ngay_Nghi_201705.$B$3:.$B$68]=[.$B39];[Thong_Tin_Ngay_Nghi_201705.$C$3:.$C$68])" office:value-type="float" office:value="6">
            <text:p>6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0.5">
            <text:p>0.5</text:p>
          </table:table-cell>
          <table:table-cell table:number-columns-repeated="2" table:style-name="ce49"/>
          <table:table-cell table:style-name="ce49" table:formula="of:=[.I39]+[.K39] +[.J39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06-12T09:03:31.13">
            <text:p>06/12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5">
            <text:p>5</text:p>
          </table:table-cell>
          <table:table-cell table:style-name="ce57" table:formula="of:=SUMPRODUCT([Thong_Tin_Ngay_Nghi_201701.$B$3:.$B$63]=[.$B40];[Thong_Tin_Ngay_Nghi_201701.$C$3:.$C$63]) +  SUMPRODUCT([Thong_Tin_Ngay_Nghi_201702.$B$3:.$B$64]=[.$B40];[Thong_Tin_Ngay_Nghi_201702.$C$3:.$C$64]) + SUMPRODUCT([Thong_Tin_Ngay_Nghi_201703.$B$3:.$B$65]=[.$B40];[Thong_Tin_Ngay_Nghi_201703.$C$3:.$C$65])" office:value-type="float" office:value="2">
            <text:p>2</text:p>
          </table:table-cell>
          <table:table-cell table:style-name="ce62" table:formula="of:=SUMPRODUCT([Thong_Tin_Ngay_Nghi_201701.$B$3:.$B$63]=[.$B40];[Thong_Tin_Ngay_Nghi_201701.$C$3:.$C$63]) +  SUMPRODUCT([Thong_Tin_Ngay_Nghi_201702.$B$3:.$B$64]=[.$B40];[Thong_Tin_Ngay_Nghi_201702.$C$3:.$C$64]) + SUMPRODUCT([Thong_Tin_Ngay_Nghi_201703.$B$3:.$B$65]=[.$B40];[Thong_Tin_Ngay_Nghi_201703.$C$3:.$C$65]) + SUMPRODUCT([Thong_Tin_Ngay_Nghi_201704.$B$3:.$B$67]=[.$B40];[Thong_Tin_Ngay_Nghi_201704.$C$3:.$C$67]) + SUMPRODUCT([Thong_Tin_Ngay_Nghi_201705.$B$3:.$B$68]=[.$B40];[Thong_Tin_Ngay_Nghi_201705.$C$3:.$C$68])" office:value-type="float" office:value="3">
            <text:p>3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2.5">
            <text:p>2.5</text:p>
          </table:table-cell>
          <table:table-cell table:number-columns-repeated="2" table:style-name="ce49"/>
          <table:table-cell table:style-name="ce49" table:formula="of:=[.I40]+[.K40] +[.J40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2" office:value-type="float" office:value="35">
            <text:p>35</text:p>
          </table:table-cell>
          <table:table-cell table:style-name="ce45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06-12T09:03:31.13">
            <text:p>06/12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5">
            <text:p>5</text:p>
          </table:table-cell>
          <table:table-cell table:style-name="ce57" table:formula="of:=SUMPRODUCT([Thong_Tin_Ngay_Nghi_201701.$B$3:.$B$63]=[.$B41];[Thong_Tin_Ngay_Nghi_201701.$C$3:.$C$63]) +  SUMPRODUCT([Thong_Tin_Ngay_Nghi_201702.$B$3:.$B$64]=[.$B41];[Thong_Tin_Ngay_Nghi_201702.$C$3:.$C$64]) + SUMPRODUCT([Thong_Tin_Ngay_Nghi_201703.$B$3:.$B$65]=[.$B41];[Thong_Tin_Ngay_Nghi_201703.$C$3:.$C$65])" office:value-type="float" office:value="18.5">
            <text:p>18.5</text:p>
          </table:table-cell>
          <table:table-cell table:style-name="ce62" table:formula="of:=SUMPRODUCT([Thong_Tin_Ngay_Nghi_201701.$B$3:.$B$63]=[.$B41];[Thong_Tin_Ngay_Nghi_201701.$C$3:.$C$63]) +  SUMPRODUCT([Thong_Tin_Ngay_Nghi_201702.$B$3:.$B$64]=[.$B41];[Thong_Tin_Ngay_Nghi_201702.$C$3:.$C$64]) + SUMPRODUCT([Thong_Tin_Ngay_Nghi_201703.$B$3:.$B$65]=[.$B41];[Thong_Tin_Ngay_Nghi_201703.$C$3:.$C$65]) + SUMPRODUCT([Thong_Tin_Ngay_Nghi_201704.$B$3:.$B$67]=[.$B41];[Thong_Tin_Ngay_Nghi_201704.$C$3:.$C$67]) + SUMPRODUCT([Thong_Tin_Ngay_Nghi_201705.$B$3:.$B$68]=[.$B41];[Thong_Tin_Ngay_Nghi_201705.$C$3:.$C$68])" office:value-type="float" office:value="35.5">
            <text:p>35.5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-27">
            <text:p>-27</text:p>
          </table:table-cell>
          <table:table-cell table:style-name="ce49"/>
          <table:table-cell table:style-name="ce49" table:formula="of:=1.5+6+4.5+6.5" office:value-type="float" office:value="18.5">
            <text:p>18.5</text:p>
          </table:table-cell>
          <table:table-cell table:style-name="ce49" table:formula="of:=[.I41]+[.K41] +[.J41]" office:value-type="float" office:value="-8.5">
            <text:p>-8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06-12T09:03:31.13">
            <text:p>06/12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5">
            <text:p>5</text:p>
          </table:table-cell>
          <table:table-cell table:style-name="ce57" table:formula="of:=SUMPRODUCT([Thong_Tin_Ngay_Nghi_201701.$B$3:.$B$63]=[.$B42];[Thong_Tin_Ngay_Nghi_201701.$C$3:.$C$63]) +  SUMPRODUCT([Thong_Tin_Ngay_Nghi_201702.$B$3:.$B$64]=[.$B42];[Thong_Tin_Ngay_Nghi_201702.$C$3:.$C$64]) + SUMPRODUCT([Thong_Tin_Ngay_Nghi_201703.$B$3:.$B$65]=[.$B42];[Thong_Tin_Ngay_Nghi_201703.$C$3:.$C$65])" office:value-type="float" office:value="5">
            <text:p>5</text:p>
          </table:table-cell>
          <table:table-cell table:style-name="ce62" table:formula="of:=SUMPRODUCT([Thong_Tin_Ngay_Nghi_201701.$B$3:.$B$63]=[.$B42];[Thong_Tin_Ngay_Nghi_201701.$C$3:.$C$63]) +  SUMPRODUCT([Thong_Tin_Ngay_Nghi_201702.$B$3:.$B$64]=[.$B42];[Thong_Tin_Ngay_Nghi_201702.$C$3:.$C$64]) + SUMPRODUCT([Thong_Tin_Ngay_Nghi_201703.$B$3:.$B$65]=[.$B42];[Thong_Tin_Ngay_Nghi_201703.$C$3:.$C$65]) + SUMPRODUCT([Thong_Tin_Ngay_Nghi_201704.$B$3:.$B$67]=[.$B42];[Thong_Tin_Ngay_Nghi_201704.$C$3:.$C$67]) + SUMPRODUCT([Thong_Tin_Ngay_Nghi_201705.$B$3:.$B$68]=[.$B42];[Thong_Tin_Ngay_Nghi_201705.$C$3:.$C$68])" office:value-type="float" office:value="6">
            <text:p>6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-1">
            <text:p>-1</text:p>
          </table:table-cell>
          <table:table-cell table:style-name="ce49"/>
          <table:table-cell table:style-name="ce49" table:formula="of:=1" office:value-type="float" office:value="1">
            <text:p>1</text:p>
          </table:table-cell>
          <table:table-cell table:style-name="ce49" table:formula="of:=[.I42]+[.K42] +[.J42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PhucT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43]);DATE(YEAR([.D43]);12;31);NOW())" office:value-type="date" office:date-value="2017-06-12T09:03:31.14">
            <text:p>06/12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">
            <text:p>1</text:p>
          </table:table-cell>
          <table:table-cell table:style-name="ce57" table:formula="of:=SUMPRODUCT([Thong_Tin_Ngay_Nghi_201701.$B$3:.$B$63]=[.$B43];[Thong_Tin_Ngay_Nghi_201701.$C$3:.$C$63]) +  SUMPRODUCT([Thong_Tin_Ngay_Nghi_201702.$B$3:.$B$64]=[.$B43];[Thong_Tin_Ngay_Nghi_201702.$C$3:.$C$64]) + SUMPRODUCT([Thong_Tin_Ngay_Nghi_201703.$B$3:.$B$65]=[.$B43];[Thong_Tin_Ngay_Nghi_201703.$C$3:.$C$65])" office:value-type="float" office:value="0">
            <text:p>0</text:p>
          </table:table-cell>
          <table:table-cell table:style-name="ce62" table:formula="of:=SUMPRODUCT([Thong_Tin_Ngay_Nghi_201701.$B$3:.$B$63]=[.$B43];[Thong_Tin_Ngay_Nghi_201701.$C$3:.$C$63]) +  SUMPRODUCT([Thong_Tin_Ngay_Nghi_201702.$B$3:.$B$64]=[.$B43];[Thong_Tin_Ngay_Nghi_201702.$C$3:.$C$64]) + SUMPRODUCT([Thong_Tin_Ngay_Nghi_201703.$B$3:.$B$65]=[.$B43];[Thong_Tin_Ngay_Nghi_201703.$C$3:.$C$65]) + SUMPRODUCT([Thong_Tin_Ngay_Nghi_201704.$B$3:.$B$67]=[.$B43];[Thong_Tin_Ngay_Nghi_201704.$C$3:.$C$67]) + SUMPRODUCT([Thong_Tin_Ngay_Nghi_201705.$B$3:.$B$68]=[.$B43];[Thong_Tin_Ngay_Nghi_201705.$C$3:.$C$68])" office:value-type="float" office:value="1">
            <text:p>1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0">
            <text:p>0</text:p>
          </table:table-cell>
          <table:table-cell table:number-columns-repeated="2" table:style-name="ce49"/>
          <table:table-cell table:style-name="ce49" table:formula="of:=[.I43]+[.K43] +[.J43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SonPX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4]);DATE(YEAR([.D44]);12;31);NOW())" office:value-type="date" office:date-value="2017-06-12T09:03:31.14">
            <text:p>06/12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5">
            <text:p>5</text:p>
          </table:table-cell>
          <table:table-cell table:style-name="ce57" table:formula="of:=SUMPRODUCT([Thong_Tin_Ngay_Nghi_201701.$B$3:.$B$63]=[.$B44];[Thong_Tin_Ngay_Nghi_201701.$C$3:.$C$63]) +  SUMPRODUCT([Thong_Tin_Ngay_Nghi_201702.$B$3:.$B$64]=[.$B44];[Thong_Tin_Ngay_Nghi_201702.$C$3:.$C$64]) + SUMPRODUCT([Thong_Tin_Ngay_Nghi_201703.$B$3:.$B$65]=[.$B44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44];[Thong_Tin_Ngay_Nghi_201701.$C$3:.$C$63]) +  SUMPRODUCT([Thong_Tin_Ngay_Nghi_201702.$B$3:.$B$64]=[.$B44];[Thong_Tin_Ngay_Nghi_201702.$C$3:.$C$64]) + SUMPRODUCT([Thong_Tin_Ngay_Nghi_201703.$B$3:.$B$65]=[.$B44];[Thong_Tin_Ngay_Nghi_201703.$C$3:.$C$65]) + SUMPRODUCT([Thong_Tin_Ngay_Nghi_201704.$B$3:.$B$67]=[.$B44];[Thong_Tin_Ngay_Nghi_201704.$C$3:.$C$67]) + SUMPRODUCT([Thong_Tin_Ngay_Nghi_201705.$B$3:.$B$68]=[.$B44];[Thong_Tin_Ngay_Nghi_201705.$C$3:.$C$68])" office:value-type="float" office:value="7.5">
            <text:p>7.5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2.5">
            <text:p>2.5</text:p>
          </table:table-cell>
          <table:table-cell table:number-columns-repeated="2" table:style-name="ce49"/>
          <table:table-cell table:style-name="ce49" table:formula="of:=[.I44]+[.K44] +[.J44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5]);DATE(YEAR([.D45]);12;31);NOW())" office:value-type="date" office:date-value="2017-06-12T09:03:31.14">
            <text:p>06/12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5">
            <text:p>5</text:p>
          </table:table-cell>
          <table:table-cell table:style-name="ce57" table:formula="of:=SUMPRODUCT([Thong_Tin_Ngay_Nghi_201701.$B$3:.$B$63]=[.$B45];[Thong_Tin_Ngay_Nghi_201701.$C$3:.$C$63]) +  SUMPRODUCT([Thong_Tin_Ngay_Nghi_201702.$B$3:.$B$64]=[.$B45];[Thong_Tin_Ngay_Nghi_201702.$C$3:.$C$64]) + SUMPRODUCT([Thong_Tin_Ngay_Nghi_201703.$B$3:.$B$65]=[.$B45];[Thong_Tin_Ngay_Nghi_201703.$C$3:.$C$65])" office:value-type="float" office:value="4.5">
            <text:p>4.5</text:p>
          </table:table-cell>
          <table:table-cell table:style-name="ce62" table:formula="of:=SUMPRODUCT([Thong_Tin_Ngay_Nghi_201701.$B$3:.$B$63]=[.$B45];[Thong_Tin_Ngay_Nghi_201701.$C$3:.$C$63]) +  SUMPRODUCT([Thong_Tin_Ngay_Nghi_201702.$B$3:.$B$64]=[.$B45];[Thong_Tin_Ngay_Nghi_201702.$C$3:.$C$64]) + SUMPRODUCT([Thong_Tin_Ngay_Nghi_201703.$B$3:.$B$65]=[.$B45];[Thong_Tin_Ngay_Nghi_201703.$C$3:.$C$65]) + SUMPRODUCT([Thong_Tin_Ngay_Nghi_201704.$B$3:.$B$67]=[.$B45];[Thong_Tin_Ngay_Nghi_201704.$C$3:.$C$67]) + SUMPRODUCT([Thong_Tin_Ngay_Nghi_201705.$B$3:.$B$68]=[.$B45];[Thong_Tin_Ngay_Nghi_201705.$C$3:.$C$68])" office:value-type="float" office:value="8.5">
            <text:p>8.5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0.5">
            <text:p>0.5</text:p>
          </table:table-cell>
          <table:table-cell table:number-columns-repeated="2" table:style-name="ce49"/>
          <table:table-cell table:style-name="ce49" table:formula="of:=[.I45]+[.K45] +[.J45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6]);DATE(YEAR([.D46]);12;31);NOW())" office:value-type="date" office:date-value="2017-06-12T09:03:31.14">
            <text:p>06/12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5">
            <text:p>5</text:p>
          </table:table-cell>
          <table:table-cell table:style-name="ce57" table:formula="of:=SUMPRODUCT([Thong_Tin_Ngay_Nghi_201701.$B$3:.$B$63]=[.$B46];[Thong_Tin_Ngay_Nghi_201701.$C$3:.$C$63]) +  SUMPRODUCT([Thong_Tin_Ngay_Nghi_201702.$B$3:.$B$64]=[.$B46];[Thong_Tin_Ngay_Nghi_201702.$C$3:.$C$64]) + SUMPRODUCT([Thong_Tin_Ngay_Nghi_201703.$B$3:.$B$65]=[.$B46];[Thong_Tin_Ngay_Nghi_201703.$C$3:.$C$65])" office:value-type="float" office:value="8.5">
            <text:p>8.5</text:p>
          </table:table-cell>
          <table:table-cell table:style-name="ce62" table:formula="of:=SUMPRODUCT([Thong_Tin_Ngay_Nghi_201701.$B$3:.$B$63]=[.$B46];[Thong_Tin_Ngay_Nghi_201701.$C$3:.$C$63]) +  SUMPRODUCT([Thong_Tin_Ngay_Nghi_201702.$B$3:.$B$64]=[.$B46];[Thong_Tin_Ngay_Nghi_201702.$C$3:.$C$64]) + SUMPRODUCT([Thong_Tin_Ngay_Nghi_201703.$B$3:.$B$65]=[.$B46];[Thong_Tin_Ngay_Nghi_201703.$C$3:.$C$65]) + SUMPRODUCT([Thong_Tin_Ngay_Nghi_201704.$B$3:.$B$67]=[.$B46];[Thong_Tin_Ngay_Nghi_201704.$C$3:.$C$67]) + SUMPRODUCT([Thong_Tin_Ngay_Nghi_201705.$B$3:.$B$68]=[.$B46];[Thong_Tin_Ngay_Nghi_201705.$C$3:.$C$68])" office:value-type="float" office:value="17">
            <text:p>17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-10">
            <text:p>-10</text:p>
          </table:table-cell>
          <table:table-cell table:number-columns-repeated="2" table:style-name="ce49"/>
          <table:table-cell table:style-name="ce49" table:formula="of:=[.I46]+[.K46] +[.J46]" office:value-type="float" office:value="-10">
            <text:p>-10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7]);DATE(YEAR([.D47]);12;31);NOW())" office:value-type="date" office:date-value="2017-06-12T09:03:31.14">
            <text:p>06/12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3">
            <text:p>3</text:p>
          </table:table-cell>
          <table:table-cell table:style-name="ce57" table:formula="of:=SUMPRODUCT([Thong_Tin_Ngay_Nghi_201701.$B$3:.$B$63]=[.$B47];[Thong_Tin_Ngay_Nghi_201701.$C$3:.$C$63]) +  SUMPRODUCT([Thong_Tin_Ngay_Nghi_201702.$B$3:.$B$64]=[.$B47];[Thong_Tin_Ngay_Nghi_201702.$C$3:.$C$64]) + SUMPRODUCT([Thong_Tin_Ngay_Nghi_201703.$B$3:.$B$65]=[.$B47];[Thong_Tin_Ngay_Nghi_201703.$C$3:.$C$65])" office:value-type="float" office:value="0">
            <text:p>0</text:p>
          </table:table-cell>
          <table:table-cell table:style-name="ce62" table:formula="of:=SUMPRODUCT([Thong_Tin_Ngay_Nghi_201701.$B$3:.$B$63]=[.$B47];[Thong_Tin_Ngay_Nghi_201701.$C$3:.$C$63]) +  SUMPRODUCT([Thong_Tin_Ngay_Nghi_201702.$B$3:.$B$64]=[.$B47];[Thong_Tin_Ngay_Nghi_201702.$C$3:.$C$64]) + SUMPRODUCT([Thong_Tin_Ngay_Nghi_201703.$B$3:.$B$65]=[.$B47];[Thong_Tin_Ngay_Nghi_201703.$C$3:.$C$65]) + SUMPRODUCT([Thong_Tin_Ngay_Nghi_201704.$B$3:.$B$67]=[.$B47];[Thong_Tin_Ngay_Nghi_201704.$C$3:.$C$67]) + SUMPRODUCT([Thong_Tin_Ngay_Nghi_201705.$B$3:.$B$68]=[.$B47];[Thong_Tin_Ngay_Nghi_201705.$C$3:.$C$68])" office:value-type="float" office:value="1">
            <text:p>1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2">
            <text:p>2</text:p>
          </table:table-cell>
          <table:table-cell table:number-columns-repeated="2" table:style-name="ce49"/>
          <table:table-cell table:style-name="ce49" table:formula="of:=[.I47]+[.K47] +[.J47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42">
            <text:p>42</text:p>
          </table:table-cell>
          <table:table-cell table:style-name="ce45" office:value-type="string">
            <text:p>ThinhD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8]);DATE(YEAR([.D48]);12;31);NOW())" office:value-type="date" office:date-value="2017-06-12T09:03:31.14">
            <text:p>06/12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5">
            <text:p>5</text:p>
          </table:table-cell>
          <table:table-cell table:style-name="ce57" table:formula="of:=SUMPRODUCT([Thong_Tin_Ngay_Nghi_201701.$B$3:.$B$63]=[.$B48];[Thong_Tin_Ngay_Nghi_201701.$C$3:.$C$63]) +  SUMPRODUCT([Thong_Tin_Ngay_Nghi_201702.$B$3:.$B$64]=[.$B48];[Thong_Tin_Ngay_Nghi_201702.$C$3:.$C$64]) + SUMPRODUCT([Thong_Tin_Ngay_Nghi_201703.$B$3:.$B$65]=[.$B48];[Thong_Tin_Ngay_Nghi_201703.$C$3:.$C$65])" office:value-type="float" office:value="18">
            <text:p>18</text:p>
          </table:table-cell>
          <table:table-cell table:style-name="ce62" table:formula="of:=SUMPRODUCT([Thong_Tin_Ngay_Nghi_201701.$B$3:.$B$63]=[.$B48];[Thong_Tin_Ngay_Nghi_201701.$C$3:.$C$63]) +  SUMPRODUCT([Thong_Tin_Ngay_Nghi_201702.$B$3:.$B$64]=[.$B48];[Thong_Tin_Ngay_Nghi_201702.$C$3:.$C$64]) + SUMPRODUCT([Thong_Tin_Ngay_Nghi_201703.$B$3:.$B$65]=[.$B48];[Thong_Tin_Ngay_Nghi_201703.$C$3:.$C$65]) + SUMPRODUCT([Thong_Tin_Ngay_Nghi_201704.$B$3:.$B$67]=[.$B48];[Thong_Tin_Ngay_Nghi_201704.$C$3:.$C$67]) + SUMPRODUCT([Thong_Tin_Ngay_Nghi_201705.$B$3:.$B$68]=[.$B48];[Thong_Tin_Ngay_Nghi_201705.$C$3:.$C$68])" office:value-type="float" office:value="20.5">
            <text:p>20.5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-15.5">
            <text:p>-15.5</text:p>
          </table:table-cell>
          <table:table-cell table:style-name="ce49"/>
          <table:table-cell table:style-name="ce49" table:formula="of:=4.5+6" office:value-type="float" office:value="10.5">
            <text:p>10.5</text:p>
          </table:table-cell>
          <table:table-cell table:style-name="ce49" table:formula="of:=[.I48]+[.K48] +[.J48]" office:value-type="float" office:value="-5">
            <text:p>-5</text:p>
          </table:table-cell>
          <table:table-cell table:style-name="ce63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9]);DATE(YEAR([.D49]);12;31);NOW())" office:value-type="date" office:date-value="2017-06-12T09:03:31.14">
            <text:p>06/12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5">
            <text:p>5</text:p>
          </table:table-cell>
          <table:table-cell table:style-name="ce57" table:formula="of:=SUMPRODUCT([Thong_Tin_Ngay_Nghi_201701.$B$3:.$B$63]=[.$B49];[Thong_Tin_Ngay_Nghi_201701.$C$3:.$C$63]) +  SUMPRODUCT([Thong_Tin_Ngay_Nghi_201702.$B$3:.$B$64]=[.$B49];[Thong_Tin_Ngay_Nghi_201702.$C$3:.$C$64]) + SUMPRODUCT([Thong_Tin_Ngay_Nghi_201703.$B$3:.$B$65]=[.$B49];[Thong_Tin_Ngay_Nghi_201703.$C$3:.$C$65])" office:value-type="float" office:value="20.5">
            <text:p>20.5</text:p>
          </table:table-cell>
          <table:table-cell table:style-name="ce62" table:formula="of:=SUMPRODUCT([Thong_Tin_Ngay_Nghi_201701.$B$3:.$B$63]=[.$B49];[Thong_Tin_Ngay_Nghi_201701.$C$3:.$C$63]) +  SUMPRODUCT([Thong_Tin_Ngay_Nghi_201702.$B$3:.$B$64]=[.$B49];[Thong_Tin_Ngay_Nghi_201702.$C$3:.$C$64]) + SUMPRODUCT([Thong_Tin_Ngay_Nghi_201703.$B$3:.$B$65]=[.$B49];[Thong_Tin_Ngay_Nghi_201703.$C$3:.$C$65]) + SUMPRODUCT([Thong_Tin_Ngay_Nghi_201704.$B$3:.$B$67]=[.$B49];[Thong_Tin_Ngay_Nghi_201704.$C$3:.$C$67]) + SUMPRODUCT([Thong_Tin_Ngay_Nghi_201705.$B$3:.$B$68]=[.$B49];[Thong_Tin_Ngay_Nghi_201705.$C$3:.$C$68])" office:value-type="float" office:value="23">
            <text:p>23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-15.5">
            <text:p>-15.5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49]+[.K49] +[.J49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0]);DATE(YEAR([.D50]);12;31);NOW())" office:value-type="date" office:date-value="2017-06-12T09:03:31.14">
            <text:p>06/12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5">
            <text:p>5</text:p>
          </table:table-cell>
          <table:table-cell table:style-name="ce57" table:formula="of:=SUMPRODUCT([Thong_Tin_Ngay_Nghi_201701.$B$3:.$B$63]=[.$B50];[Thong_Tin_Ngay_Nghi_201701.$C$3:.$C$63]) +  SUMPRODUCT([Thong_Tin_Ngay_Nghi_201702.$B$3:.$B$64]=[.$B50];[Thong_Tin_Ngay_Nghi_201702.$C$3:.$C$64]) + SUMPRODUCT([Thong_Tin_Ngay_Nghi_201703.$B$3:.$B$65]=[.$B50];[Thong_Tin_Ngay_Nghi_201703.$C$3:.$C$65])" office:value-type="float" office:value="5">
            <text:p>5</text:p>
          </table:table-cell>
          <table:table-cell table:style-name="ce62" table:formula="of:=SUMPRODUCT([Thong_Tin_Ngay_Nghi_201701.$B$3:.$B$63]=[.$B50];[Thong_Tin_Ngay_Nghi_201701.$C$3:.$C$63]) +  SUMPRODUCT([Thong_Tin_Ngay_Nghi_201702.$B$3:.$B$64]=[.$B50];[Thong_Tin_Ngay_Nghi_201702.$C$3:.$C$64]) + SUMPRODUCT([Thong_Tin_Ngay_Nghi_201703.$B$3:.$B$65]=[.$B50];[Thong_Tin_Ngay_Nghi_201703.$C$3:.$C$65]) + SUMPRODUCT([Thong_Tin_Ngay_Nghi_201704.$B$3:.$B$67]=[.$B50];[Thong_Tin_Ngay_Nghi_201704.$C$3:.$C$67]) + SUMPRODUCT([Thong_Tin_Ngay_Nghi_201705.$B$3:.$B$68]=[.$B50];[Thong_Tin_Ngay_Nghi_201705.$C$3:.$C$68])" office:value-type="float" office:value="8.5">
            <text:p>8.5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-3.5">
            <text:p>-3.5</text:p>
          </table:table-cell>
          <table:table-cell table:number-columns-repeated="2" table:style-name="ce49"/>
          <table:table-cell table:style-name="ce49" table:formula="of:=[.I50]+[.K50] +[.J50]" office:value-type="float" office:value="-3.5">
            <text:p>-3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1]);DATE(YEAR([.D51]);12;31);NOW())" office:value-type="date" office:date-value="2017-06-12T09:03:31.14">
            <text:p>06/12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">
            <text:p>1</text:p>
          </table:table-cell>
          <table:table-cell table:style-name="ce57" table:formula="of:=SUMPRODUCT([Thong_Tin_Ngay_Nghi_201701.$B$3:.$B$63]=[.$B51];[Thong_Tin_Ngay_Nghi_201701.$C$3:.$C$63]) +  SUMPRODUCT([Thong_Tin_Ngay_Nghi_201702.$B$3:.$B$64]=[.$B51];[Thong_Tin_Ngay_Nghi_201702.$C$3:.$C$64]) + SUMPRODUCT([Thong_Tin_Ngay_Nghi_201703.$B$3:.$B$65]=[.$B51];[Thong_Tin_Ngay_Nghi_201703.$C$3:.$C$65])" office:value-type="float" office:value="0">
            <text:p>0</text:p>
          </table:table-cell>
          <table:table-cell table:style-name="ce62" table:formula="of:=SUMPRODUCT([Thong_Tin_Ngay_Nghi_201701.$B$3:.$B$63]=[.$B51];[Thong_Tin_Ngay_Nghi_201701.$C$3:.$C$63]) +  SUMPRODUCT([Thong_Tin_Ngay_Nghi_201702.$B$3:.$B$64]=[.$B51];[Thong_Tin_Ngay_Nghi_201702.$C$3:.$C$64]) + SUMPRODUCT([Thong_Tin_Ngay_Nghi_201703.$B$3:.$B$65]=[.$B51];[Thong_Tin_Ngay_Nghi_201703.$C$3:.$C$65]) + SUMPRODUCT([Thong_Tin_Ngay_Nghi_201704.$B$3:.$B$67]=[.$B51];[Thong_Tin_Ngay_Nghi_201704.$C$3:.$C$67]) + SUMPRODUCT([Thong_Tin_Ngay_Nghi_201705.$B$3:.$B$68]=[.$B51];[Thong_Tin_Ngay_Nghi_201705.$C$3:.$C$68])" office:value-type="float" office:value="1.5">
            <text:p>1.5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-0.5">
            <text:p>-0.5</text:p>
          </table:table-cell>
          <table:table-cell table:number-columns-repeated="2" table:style-name="ce49"/>
          <table:table-cell table:style-name="ce49" table:formula="of:=[.I51]+[.K51] +[.J51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2]);DATE(YEAR([.D52]);12;31);NOW())" office:value-type="date" office:date-value="2017-06-12T09:03:31.15">
            <text:p>06/12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5">
            <text:p>5</text:p>
          </table:table-cell>
          <table:table-cell table:style-name="ce57" table:formula="of:=SUMPRODUCT([Thong_Tin_Ngay_Nghi_201701.$B$3:.$B$63]=[.$B52];[Thong_Tin_Ngay_Nghi_201701.$C$3:.$C$63]) +  SUMPRODUCT([Thong_Tin_Ngay_Nghi_201702.$B$3:.$B$64]=[.$B52];[Thong_Tin_Ngay_Nghi_201702.$C$3:.$C$64]) + SUMPRODUCT([Thong_Tin_Ngay_Nghi_201703.$B$3:.$B$65]=[.$B52];[Thong_Tin_Ngay_Nghi_201703.$C$3:.$C$65])" office:value-type="float" office:value="9.5">
            <text:p>9.5</text:p>
          </table:table-cell>
          <table:table-cell table:style-name="ce62" table:formula="of:=SUMPRODUCT([Thong_Tin_Ngay_Nghi_201701.$B$3:.$B$63]=[.$B52];[Thong_Tin_Ngay_Nghi_201701.$C$3:.$C$63]) +  SUMPRODUCT([Thong_Tin_Ngay_Nghi_201702.$B$3:.$B$64]=[.$B52];[Thong_Tin_Ngay_Nghi_201702.$C$3:.$C$64]) + SUMPRODUCT([Thong_Tin_Ngay_Nghi_201703.$B$3:.$B$65]=[.$B52];[Thong_Tin_Ngay_Nghi_201703.$C$3:.$C$65]) + SUMPRODUCT([Thong_Tin_Ngay_Nghi_201704.$B$3:.$B$67]=[.$B52];[Thong_Tin_Ngay_Nghi_201704.$C$3:.$C$67]) + SUMPRODUCT([Thong_Tin_Ngay_Nghi_201705.$B$3:.$B$68]=[.$B52];[Thong_Tin_Ngay_Nghi_201705.$C$3:.$C$68])" office:value-type="float" office:value="16.5">
            <text:p>16.5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-11.5">
            <text:p>-11.5</text:p>
          </table:table-cell>
          <table:table-cell table:number-columns-repeated="2" table:style-name="ce49"/>
          <table:table-cell table:style-name="ce49" table:formula="of:=[.I52]+[.K52] +[.J52]" office:value-type="float" office:value="-11.5">
            <text:p>-1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3]);DATE(YEAR([.D53]);12;31);NOW())" office:value-type="date" office:date-value="2017-06-12T09:03:31.15">
            <text:p>06/12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5">
            <text:p>5</text:p>
          </table:table-cell>
          <table:table-cell table:style-name="ce57" table:formula="of:=SUMPRODUCT([Thong_Tin_Ngay_Nghi_201701.$B$3:.$B$63]=[.$B53];[Thong_Tin_Ngay_Nghi_201701.$C$3:.$C$63]) +  SUMPRODUCT([Thong_Tin_Ngay_Nghi_201702.$B$3:.$B$64]=[.$B53];[Thong_Tin_Ngay_Nghi_201702.$C$3:.$C$64]) + SUMPRODUCT([Thong_Tin_Ngay_Nghi_201703.$B$3:.$B$65]=[.$B53];[Thong_Tin_Ngay_Nghi_201703.$C$3:.$C$65])" office:value-type="float" office:value="3">
            <text:p>3</text:p>
          </table:table-cell>
          <table:table-cell table:style-name="ce62" table:formula="of:=SUMPRODUCT([Thong_Tin_Ngay_Nghi_201701.$B$3:.$B$63]=[.$B53];[Thong_Tin_Ngay_Nghi_201701.$C$3:.$C$63]) +  SUMPRODUCT([Thong_Tin_Ngay_Nghi_201702.$B$3:.$B$64]=[.$B53];[Thong_Tin_Ngay_Nghi_201702.$C$3:.$C$64]) + SUMPRODUCT([Thong_Tin_Ngay_Nghi_201703.$B$3:.$B$65]=[.$B53];[Thong_Tin_Ngay_Nghi_201703.$C$3:.$C$65]) + SUMPRODUCT([Thong_Tin_Ngay_Nghi_201704.$B$3:.$B$67]=[.$B53];[Thong_Tin_Ngay_Nghi_201704.$C$3:.$C$67]) + SUMPRODUCT([Thong_Tin_Ngay_Nghi_201705.$B$3:.$B$68]=[.$B53];[Thong_Tin_Ngay_Nghi_201705.$C$3:.$C$68])" office:value-type="float" office:value="3.5">
            <text:p>3.5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4.5">
            <text:p>4.5</text:p>
          </table:table-cell>
          <table:table-cell table:number-columns-repeated="2" table:style-name="ce49"/>
          <table:table-cell table:style-name="ce49" table:formula="of:=[.I53]+[.K53] +[.J53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45" office:value-type="string">
            <text:p>TuanL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6">
            <text:p>04/26/17</text:p>
          </table:table-cell>
          <table:table-cell table:style-name="ce51" table:formula="of:=IF(YEAR(NOW())&gt;YEAR([.D54]);DATE(YEAR([.D54]);12;31);NOW())" office:value-type="date" office:date-value="2017-06-12T09:03:31.15">
            <text:p>06/12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">
            <text:p>1</text:p>
          </table:table-cell>
          <table:table-cell table:style-name="ce57" table:formula="of:=SUMPRODUCT([Thong_Tin_Ngay_Nghi_201701.$B$3:.$B$63]=[.$B54];[Thong_Tin_Ngay_Nghi_201701.$C$3:.$C$63]) +  SUMPRODUCT([Thong_Tin_Ngay_Nghi_201702.$B$3:.$B$64]=[.$B54];[Thong_Tin_Ngay_Nghi_201702.$C$3:.$C$64]) + SUMPRODUCT([Thong_Tin_Ngay_Nghi_201703.$B$3:.$B$65]=[.$B54];[Thong_Tin_Ngay_Nghi_201703.$C$3:.$C$65])" office:value-type="float" office:value="0">
            <text:p>0</text:p>
          </table:table-cell>
          <table:table-cell table:style-name="ce62" table:formula="of:=SUMPRODUCT([Thong_Tin_Ngay_Nghi_201701.$B$3:.$B$63]=[.$B54];[Thong_Tin_Ngay_Nghi_201701.$C$3:.$C$63]) +  SUMPRODUCT([Thong_Tin_Ngay_Nghi_201702.$B$3:.$B$64]=[.$B54];[Thong_Tin_Ngay_Nghi_201702.$C$3:.$C$64]) + SUMPRODUCT([Thong_Tin_Ngay_Nghi_201703.$B$3:.$B$65]=[.$B54];[Thong_Tin_Ngay_Nghi_201703.$C$3:.$C$65]) + SUMPRODUCT([Thong_Tin_Ngay_Nghi_201704.$B$3:.$B$67]=[.$B54];[Thong_Tin_Ngay_Nghi_201704.$C$3:.$C$67]) + SUMPRODUCT([Thong_Tin_Ngay_Nghi_201705.$B$3:.$B$68]=[.$B54];[Thong_Tin_Ngay_Nghi_201705.$C$3:.$C$68])" office:value-type="float" office:value="2.5">
            <text:p>2.5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-1.5">
            <text:p>-1.5</text:p>
          </table:table-cell>
          <table:table-cell table:number-columns-repeated="2" table:style-name="ce49"/>
          <table:table-cell table:style-name="ce49" table:formula="of:=[.I54]+[.K54] +[.J54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5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5]);DATE(YEAR([.D55]);12;31);NOW())" office:value-type="date" office:date-value="2017-06-12T09:03:31.15">
            <text:p>06/12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5">
            <text:p>5</text:p>
          </table:table-cell>
          <table:table-cell table:style-name="ce57" table:formula="of:=SUMPRODUCT([Thong_Tin_Ngay_Nghi_201701.$B$3:.$B$63]=[.$B55];[Thong_Tin_Ngay_Nghi_201701.$C$3:.$C$63]) +  SUMPRODUCT([Thong_Tin_Ngay_Nghi_201702.$B$3:.$B$64]=[.$B55];[Thong_Tin_Ngay_Nghi_201702.$C$3:.$C$64]) + SUMPRODUCT([Thong_Tin_Ngay_Nghi_201703.$B$3:.$B$65]=[.$B55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55];[Thong_Tin_Ngay_Nghi_201701.$C$3:.$C$63]) +  SUMPRODUCT([Thong_Tin_Ngay_Nghi_201702.$B$3:.$B$64]=[.$B55];[Thong_Tin_Ngay_Nghi_201702.$C$3:.$C$64]) + SUMPRODUCT([Thong_Tin_Ngay_Nghi_201703.$B$3:.$B$65]=[.$B55];[Thong_Tin_Ngay_Nghi_201703.$C$3:.$C$65]) + SUMPRODUCT([Thong_Tin_Ngay_Nghi_201704.$B$3:.$B$67]=[.$B55];[Thong_Tin_Ngay_Nghi_201704.$C$3:.$C$67]) + SUMPRODUCT([Thong_Tin_Ngay_Nghi_201705.$B$3:.$B$68]=[.$B55];[Thong_Tin_Ngay_Nghi_201705.$C$3:.$C$68])" office:value-type="float" office:value="6.5">
            <text:p>6.5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5">
            <text:p>5</text:p>
          </table:table-cell>
          <table:table-cell table:number-columns-repeated="2" table:style-name="ce49"/>
          <table:table-cell table:style-name="ce49" table:formula="of:=[.I55]+[.K55] +[.J55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50">
            <text:p>50</text:p>
          </table:table-cell>
          <table:table-cell table:style-name="ce47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6]);DATE(YEAR([.D56]);12;31);NOW())" office:value-type="date" office:date-value="2017-06-12T09:03:31.15">
            <text:p>06/12/17</text:p>
          </table:table-cell>
          <table:table-cell table:style-name="ce53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5">
            <text:p>5</text:p>
          </table:table-cell>
          <table:table-cell table:style-name="ce57" table:formula="of:=SUMPRODUCT([Thong_Tin_Ngay_Nghi_201701.$B$3:.$B$63]=[.$B56];[Thong_Tin_Ngay_Nghi_201701.$C$3:.$C$63]) +  SUMPRODUCT([Thong_Tin_Ngay_Nghi_201702.$B$3:.$B$64]=[.$B56];[Thong_Tin_Ngay_Nghi_201702.$C$3:.$C$64]) + SUMPRODUCT([Thong_Tin_Ngay_Nghi_201703.$B$3:.$B$65]=[.$B56];[Thong_Tin_Ngay_Nghi_201703.$C$3:.$C$65])" office:value-type="float" office:value="6.5">
            <text:p>6.5</text:p>
          </table:table-cell>
          <table:table-cell table:style-name="ce62" table:formula="of:=SUMPRODUCT([Thong_Tin_Ngay_Nghi_201701.$B$3:.$B$63]=[.$B56];[Thong_Tin_Ngay_Nghi_201701.$C$3:.$C$63]) +  SUMPRODUCT([Thong_Tin_Ngay_Nghi_201702.$B$3:.$B$64]=[.$B56];[Thong_Tin_Ngay_Nghi_201702.$C$3:.$C$64]) + SUMPRODUCT([Thong_Tin_Ngay_Nghi_201703.$B$3:.$B$65]=[.$B56];[Thong_Tin_Ngay_Nghi_201703.$C$3:.$C$65]) + SUMPRODUCT([Thong_Tin_Ngay_Nghi_201704.$B$3:.$B$67]=[.$B56];[Thong_Tin_Ngay_Nghi_201704.$C$3:.$C$67]) + SUMPRODUCT([Thong_Tin_Ngay_Nghi_201705.$B$3:.$B$68]=[.$B56];[Thong_Tin_Ngay_Nghi_201705.$C$3:.$C$68])" office:value-type="float" office:value="7">
            <text:p>7</text:p>
          </table:table-cell>
          <table:table-cell table:style-name="ce49" table:formula="of:=IF(DATE(YEAR([.E56]);MONTH([.E56]);DAY([.E56]))&lt;=DATE(YEAR([.E56]);3;31); [.C56]-[.G56] + [.F56]; IF([.G56]-[.C56]&lt;0;[.G56] + [.F56] -[.H56];[.F56]+[.C56]-[.H56]))" office:value-type="float" office:value="-1.5">
            <text:p>-1.5</text:p>
          </table:table-cell>
          <table:table-cell table:number-columns-repeated="2" table:style-name="ce49"/>
          <table:table-cell table:style-name="ce49" table:formula="of:=[.I56]+[.K56] +[.J56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76in" draw:caption-point-x="-0.2402in" draw:caption-point-y="0.3728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76in" draw:caption-point-x="-0.2402in" draw:caption-point-y="0.3728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76in" draw:caption-point-x="-0.2402in" draw:caption-point-y="0.3728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67in" draw:caption-point-x="-0.2402in" draw:caption-point-y="0.6114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71in" draw:caption-point-x="-0.2402in" draw:caption-point-y="0.611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79in" draw:caption-point-x="-0.2402in" draw:caption-point-y="0.6102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098in" draw:caption-point-x="-0.2402in" draw:caption-point-y="0.6083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3in" draw:caption-point-x="-0.2402in" draw:caption-point-y="0.605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38in" draw:caption-point-x="-0.2402in" draw:caption-point-y="0.6043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77in" draw:caption-point-x="-0.2402in" draw:caption-point-y="0.5504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47in" draw:caption-point-x="-0.2402in" draw:caption-point-y="0.611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51in" draw:caption-point-x="-0.2402in" draw:caption-point-y="0.6106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63in" draw:caption-point-x="-0.2402in" draw:caption-point-y="0.6094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598in" draw:caption-point-x="-0.2402in" draw:caption-point-y="0.6059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606in" draw:caption-point-x="-0.2402in" draw:caption-point-y="0.6051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61in" draw:caption-point-x="-0.2402in" draw:caption-point-y="0.6047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614in" draw:caption-point-x="-0.2402in" draw:caption-point-y="0.604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54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54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54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91in" draw:caption-point-x="-0.2402in" draw:caption-point-y="0.6043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11in" draw:caption-point-x="-0.2402in" draw:caption-point-y="0.6024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496in" draw:caption-point-x="-0.2402in" draw:caption-point-y="0.611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496in" draw:caption-point-x="-0.2402in" draw:caption-point-y="0.611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496in" draw:caption-point-x="-0.2402in" draw:caption-point-y="0.6114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508in" draw:caption-point-x="-0.2402in" draw:caption-point-y="0.6102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28in" draw:caption-point-x="-0.2402in" draw:caption-point-y="0.6083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67in" draw:caption-point-x="-0.2402in" draw:caption-point-y="0.6043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10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10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10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84in" draw:caption-point-x="-0.2402in" draw:caption-point-y="0.6102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31in" draw:caption-point-x="-0.2402in" draw:caption-point-y="0.6055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43in" draw:caption-point-x="-0.2402in" draw:caption-point-y="0.604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8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8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8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53in" draw:caption-point-x="-0.2402in" draw:caption-point-y="0.611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84in" draw:caption-point-x="-0.2402in" draw:caption-point-y="0.6083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516in" draw:caption-point-x="-0.2402in" draw:caption-point-y="0.6051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6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6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6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37in" draw:caption-point-x="-0.2402in" draw:caption-point-y="0.6083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72in" draw:caption-point-x="-0.2402in" draw:caption-point-y="0.6047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76in" draw:caption-point-x="-0.2402in" draw:caption-point-y="0.604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901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901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901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86in" draw:caption-point-x="-0.2402in" draw:caption-point-y="0.611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9in" draw:caption-point-x="-0.2402in" draw:caption-point-y="0.610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37in" draw:caption-point-x="-0.2402in" draw:caption-point-y="0.605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41in" draw:caption-point-x="-0.2402in" draw:caption-point-y="0.605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45in" draw:caption-point-x="-0.2402in" draw:caption-point-y="0.6051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9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9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9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62in" draw:caption-point-x="-0.2402in" draw:caption-point-y="0.611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86in" draw:caption-point-x="-0.2402in" draw:caption-point-y="0.6087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94in" draw:caption-point-x="-0.2402in" draw:caption-point-y="0.6079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398in" draw:caption-point-x="-0.2402in" draw:caption-point-y="0.6075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413in" draw:caption-point-x="-0.2402in" draw:caption-point-y="0.6059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21in" draw:caption-point-x="-0.2402in" draw:caption-point-y="0.6051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46in" draw:caption-point-x="-0.2402in" draw:caption-point-y="0.6102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898in" draw:caption-point-x="-0.2402in" draw:caption-point-y="0.6051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902in" draw:caption-point-x="-0.2402in" draw:caption-point-y="0.6047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311in" draw:caption-point-x="-0.2402in" draw:caption-point-y="0.6114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23in" draw:caption-point-x="-0.2402in" draw:caption-point-y="0.6102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315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58in" draw:caption-point-x="-0.2402in" draw:caption-point-y="0.6043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78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78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48in" draw:caption-point-x="-0.2402in" draw:caption-point-y="0.611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56in" draw:caption-point-x="-0.2402in" draw:caption-point-y="0.6102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8in" draw:caption-point-x="-0.2402in" draw:caption-point-y="0.6079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803in" draw:caption-point-x="-0.2402in" draw:caption-point-y="0.605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35in" draw:caption-point-x="-0.2402in" draw:caption-point-y="0.6024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48in" draw:caption-point-x="-0.2402in" draw:caption-point-y="0.6087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52in" draw:caption-point-x="-0.2402in" draw:caption-point-y="0.6083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87in" draw:caption-point-x="-0.2402in" draw:caption-point-y="0.6047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299in" draw:caption-point-x="-0.2402in" draw:caption-point-y="0.6035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307in" draw:caption-point-x="-0.2402in" draw:caption-point-y="0.5504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87in" draw:caption-point-x="-0.2402in" draw:caption-point-y="0.6024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8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8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8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197in" draw:caption-point-x="-0.2402in" draw:caption-point-y="0.6043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3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3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3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3in" draw:caption-point-x="-0.2402in" draw:caption-point-y="0.61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61in" draw:caption-point-x="-0.2402in" draw:caption-point-y="0.6106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38in" draw:caption-point-x="-0.2402in" draw:caption-point-y="0.6079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5in" draw:caption-point-x="-0.2402in" draw:caption-point-y="0.6067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57in" draw:caption-point-x="-0.2402in" draw:caption-point-y="0.6059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73in" draw:caption-point-x="-0.2402in" draw:caption-point-y="0.604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21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21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21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79in" draw:caption-point-x="-0.2402in" draw:caption-point-y="0.6094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87in" draw:caption-point-x="-0.2402in" draw:caption-point-y="0.6087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87in" draw:caption-point-x="-0.2402in" draw:caption-point-y="0.6087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87in" draw:caption-point-x="-0.2402in" draw:caption-point-y="0.6087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35in" draw:caption-point-x="-0.2402in" draw:caption-point-y="0.6114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43in" draw:caption-point-x="-0.2402in" draw:caption-point-y="0.610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51in" draw:caption-point-x="-0.2402in" draw:caption-point-y="0.6098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098in" draw:caption-point-x="-0.2402in" draw:caption-point-y="0.605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106in" draw:caption-point-x="-0.2402in" draw:caption-point-y="0.604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26in" draw:caption-point-x="-0.2402in" draw:caption-point-y="0.6024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516in" draw:caption-point-x="-0.2402in" draw:caption-point-y="0.611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2in" draw:caption-point-x="-0.2402in" draw:caption-point-y="0.610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67in" draw:caption-point-x="-0.2402in" draw:caption-point-y="0.6059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71in" draw:caption-point-x="-0.2402in" draw:caption-point-y="0.6055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75in" draw:caption-point-x="-0.2402in" draw:caption-point-y="0.6051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83in" draw:caption-point-x="-0.2402in" draw:caption-point-y="0.6043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2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2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2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NamNH</text:p>
          </table:table-cell>
          <table:table-cell table:style-name="ce71" table:formula="of:=SUM([.D29:.AH29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0.8567in" svg:x="4.0157in" svg:y="6.2996in" draw:caption-point-x="-0.2402in" draw:caption-point-y="0.6106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6.3067in" draw:caption-point-x="-0.2402in" draw:caption-point-y="0.6035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71" table:formula="of:=SUM([.D30:.AH30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5516in" draw:caption-point-x="-0.2402in" draw:caption-point-y="0.6063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71" table:formula="of:=SUM([.D31:.AH31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7941in" draw:caption-point-x="-0.2402in" draw:caption-point-y="0.6114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7945in" draw:caption-point-x="-0.2402in" draw:caption-point-y="0.611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7953in" draw:caption-point-x="-0.2402in" draw:caption-point-y="0.6102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7957in" draw:caption-point-x="-0.2402in" draw:caption-point-y="0.609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7969in" draw:caption-point-x="-0.2402in" draw:caption-point-y="0.6087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7972in" draw:caption-point-x="-0.2402in" draw:caption-point-y="0.6083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798in" draw:caption-point-x="-0.2402in" draw:caption-point-y="0.6075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7992in" draw:caption-point-x="-0.2402in" draw:caption-point-y="0.606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7996in" draw:caption-point-x="-0.2402in" draw:caption-point-y="0.605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8in" draw:caption-point-x="-0.2402in" draw:caption-point-y="0.6055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8004in" draw:caption-point-x="-0.2402in" draw:caption-point-y="0.6051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8012in" draw:caption-point-x="-0.2402in" draw:caption-point-y="0.604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51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71" table:formula="of:=SUM([.D32:.AH32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7.0465in" draw:caption-point-x="-0.2402in" draw:caption-point-y="0.6067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7.1028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1028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1028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71" table:formula="of:=SUM([.D33:.AH3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71" table:formula="of:=SUM([.D34:.AH34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598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71" table:formula="of:=SUM([.D35:.AH35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7858in" draw:caption-point-x="-0.2402in" draw:caption-point-y="0.610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7866in" draw:caption-point-x="-0.2402in" draw:caption-point-y="0.609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7917in" draw:caption-point-x="-0.2402in" draw:caption-point-y="0.6047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71" table:formula="of:=SUM([.D36:.AH36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8.0354in" draw:caption-point-x="-0.2402in" draw:caption-point-y="0.6087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8.0382in" draw:caption-point-x="-0.2402in" draw:caption-point-y="0.605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8.039in" draw:caption-point-x="-0.2402in" draw:caption-point-y="0.6051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0937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0937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71" table:formula="of:=SUM([.D37:.AH37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2807in" draw:caption-point-x="-0.2402in" draw:caption-point-y="0.611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2815in" draw:caption-point-x="-0.2402in" draw:caption-point-y="0.610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2815in" draw:caption-point-x="-0.2402in" draw:caption-point-y="0.610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2815in" draw:caption-point-x="-0.2402in" draw:caption-point-y="0.610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2815in" draw:caption-point-x="-0.2402in" draw:caption-point-y="0.610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2815in" draw:caption-point-x="-0.2402in" draw:caption-point-y="0.6102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2886in" draw:caption-point-x="-0.2402in" draw:caption-point-y="0.6031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71" table:formula="of:=SUM([.D38:.AH38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528in" draw:caption-point-x="-0.2402in" draw:caption-point-y="0.611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5295in" draw:caption-point-x="-0.2402in" draw:caption-point-y="0.6098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535in" draw:caption-point-x="-0.2402in" draw:caption-point-y="0.6043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SonPX</text:p>
          </table:table-cell>
          <table:table-cell table:style-name="ce71" table:formula="of:=SUM([.D39:.AH39])" office:value-type="float" office:value="4">
            <text:p>4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6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6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6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66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ienND</text:p>
          </table:table-cell>
          <table:table-cell table:style-name="ce71" table:formula="of:=SUM([.D40:.AH4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9.0232in" draw:caption-point-x="-0.2402in" draw:caption-point-y="0.6114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9.024in" draw:caption-point-x="-0.2402in" draw:caption-point-y="0.6106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0264in" draw:caption-point-x="-0.2402in" draw:caption-point-y="0.6083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9.0272in" draw:caption-point-x="-0.2402in" draw:caption-point-y="0.6075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9.0299in" draw:caption-point-x="-0.2402in" draw:caption-point-y="0.6047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43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mDT</text:p>
          </table:table-cell>
          <table:table-cell table:style-name="ce71" table:formula="of:=SUM([.D41:.AH41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9.2713in" draw:caption-point-x="-0.2402in" draw:caption-point-y="0.611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9.2776in" draw:caption-point-x="-0.2402in" draw:caption-point-y="0.6047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9.3319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319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319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319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inhDH</text:p>
          </table:table-cell>
          <table:table-cell table:style-name="ce71" table:formula="of:=SUM([.D42:.AH42])" office:value-type="float" office:value="8.5">
            <text:p>8.5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3.5591in" svg:y="9.5185in" draw:caption-point-x="-0.2402in" draw:caption-point-y="0.6114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4.9287in" svg:y="9.5197in" draw:caption-point-x="-0.2402in" draw:caption-point-y="0.6102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9.5224in" draw:caption-point-x="-0.2402in" draw:caption-point-y="0.6075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9.7228in" svg:y="9.524in" draw:caption-point-x="-0.2402in" draw:caption-point-y="0.6059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1791in" svg:y="9.524in" draw:caption-point-x="-0.2402in" draw:caption-point-y="0.6059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9.524in" draw:caption-point-x="-0.2402in" draw:caption-point-y="0.6059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5795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5795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5795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T</text:p>
          </table:table-cell>
          <table:table-cell table:style-name="ce71" table:formula="of:=SUM([.D43:.AH43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827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827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827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oaiVK</text:p>
          </table:table-cell>
          <table:table-cell table:style-name="ce71" table:formula="of:=SUM([.D44:.AH4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10.0142in" draw:caption-point-x="-0.2402in" draw:caption-point-y="0.6114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10.0181in" draw:caption-point-x="-0.2402in" draw:caption-point-y="0.6075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0189in" draw:caption-point-x="-0.2402in" draw:caption-point-y="0.6067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075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075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0752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71" table:formula="of:=SUM([.D45:.AH45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2618in" draw:caption-point-x="-0.2402in" draw:caption-point-y="0.6114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10.2622in" draw:caption-point-x="-0.2402in" draw:caption-point-y="0.611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10.263in" draw:caption-point-x="-0.2402in" draw:caption-point-y="0.6102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10.2634in" draw:caption-point-x="-0.2402in" draw:caption-point-y="0.6098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10.2646in" draw:caption-point-x="-0.2402in" draw:caption-point-y="0.6087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265in" draw:caption-point-x="-0.2402in" draw:caption-point-y="0.6083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10.2646in" draw:caption-point-x="-0.2402in" draw:caption-point-y="0.6087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2669in" draw:caption-point-x="-0.2402in" draw:caption-point-y="0.6063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2673in" draw:caption-point-x="-0.2402in" draw:caption-point-y="0.6059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0.2677in" draw:caption-point-x="-0.2402in" draw:caption-point-y="0.6055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10.2681in" draw:caption-point-x="-0.2402in" draw:caption-point-y="0.6051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0.2685in" draw:caption-point-x="-0.2402in" draw:caption-point-y="0.6047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0.2689in" draw:caption-point-x="-0.2402in" draw:caption-point-y="0.6043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10.2697in" draw:caption-point-x="-0.2402in" draw:caption-point-y="0.6035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10.2705in" draw:caption-point-x="-0.2402in" draw:caption-point-y="0.6028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71" table:formula="of:=SUM([.D46:.AH46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5094in" draw:caption-point-x="-0.2402in" draw:caption-point-y="0.6114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10.511in" draw:caption-point-x="-0.2402in" draw:caption-point-y="0.6098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5126in" draw:caption-point-x="-0.2402in" draw:caption-point-y="0.6083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10.5134in" draw:caption-point-x="-0.2402in" draw:caption-point-y="0.6075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10.5142in" draw:caption-point-x="-0.2402in" draw:caption-point-y="0.6067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515in" draw:caption-point-x="-0.2402in" draw:caption-point-y="0.6059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10.5161in" draw:caption-point-x="-0.2402in" draw:caption-point-y="0.6047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71" table:formula="of:=SUM([.D47:.AH47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7583in" draw:caption-point-x="-0.2402in" draw:caption-point-y="0.6102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7583in" draw:caption-point-x="-0.2402in" draw:caption-point-y="0.610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7583in" draw:caption-point-x="-0.2402in" draw:caption-point-y="0.610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7583in" draw:caption-point-x="-0.2402in" draw:caption-point-y="0.610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7583in" draw:caption-point-x="-0.2402in" draw:caption-point-y="0.610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7583in" draw:caption-point-x="-0.2402in" draw:caption-point-y="0.610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7583in" draw:caption-point-x="-0.2402in" draw:caption-point-y="0.6102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71" table:formula="of:=SUM([.D48:.AH48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1.0051in" draw:caption-point-x="-0.2402in" draw:caption-point-y="0.611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1.0055in" draw:caption-point-x="-0.2402in" draw:caption-point-y="0.6106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1.0657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1.0657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1.0657in" draw:caption-point-x="-0.2402in" draw:caption-point-y="0.550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49in" draw:caption-point-x="-0.2402in" draw:caption-point-y="0.375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75in" draw:caption-point-x="-0.2402in" draw:caption-point-y="0.610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22in" draw:caption-point-x="-0.2402in" draw:caption-point-y="0.605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42in" draw:caption-point-x="-0.2402in" draw:caption-point-y="0.6039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73in" draw:caption-point-x="-0.2402in" draw:caption-point-y="0.600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98in" draw:caption-point-x="-0.2402in" draw:caption-point-y="0.605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18in" draw:caption-point-x="-0.2402in" draw:caption-point-y="0.6039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26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34in" draw:caption-point-x="-0.2402in" draw:caption-point-y="0.6024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54in" draw:caption-point-x="-0.2402in" draw:caption-point-y="0.600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57in" draw:caption-point-x="-0.2402in" draw:caption-point-y="0.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59in" draw:caption-point-x="-0.2402in" draw:caption-point-y="0.6075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79in" draw:caption-point-x="-0.2402in" draw:caption-point-y="0.605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102in" draw:caption-point-x="-0.2402in" draw:caption-point-y="0.6031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106in" draw:caption-point-x="-0.2402in" draw:caption-point-y="0.6028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63in" draw:caption-point-x="-0.2402in" draw:caption-point-y="0.6047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94in" draw:caption-point-x="-0.2402in" draw:caption-point-y="0.6016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606in" draw:caption-point-x="-0.2402in" draw:caption-point-y="0.600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61in" draw:caption-point-x="-0.2402in" draw:caption-point-y="0.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1012in" draw:caption-point-x="-0.2402in" draw:caption-point-y="0.6075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31in" draw:caption-point-x="-0.2402in" draw:caption-point-y="0.605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51in" draw:caption-point-x="-0.2402in" draw:caption-point-y="0.6035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67in" draw:caption-point-x="-0.2402in" draw:caption-point-y="0.602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67in" draw:caption-point-x="-0.2402in" draw:caption-point-y="0.60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28in" draw:caption-point-x="-0.2402in" draw:caption-point-y="0.6039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39in" draw:caption-point-x="-0.2402in" draw:caption-point-y="0.6028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2in" draw:caption-point-x="-0.2402in" draw:caption-point-y="0.6024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61in" draw:caption-point-x="-0.2402in" draw:caption-point-y="0.605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69in" draw:caption-point-x="-0.2402in" draw:caption-point-y="0.605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17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37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41in" draw:caption-point-x="-0.2402in" draw:caption-point-y="0.605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45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49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09in" draw:caption-point-x="-0.2402in" draw:caption-point-y="0.606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413in" draw:caption-point-x="-0.2402in" draw:caption-point-y="0.605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21in" draw:caption-point-x="-0.2402in" draw:caption-point-y="0.605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41in" draw:caption-point-x="-0.2402in" draw:caption-point-y="0.6031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57in" draw:caption-point-x="-0.2402in" draw:caption-point-y="0.6016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94in" draw:caption-point-x="-0.2402in" draw:caption-point-y="0.605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906in" draw:caption-point-x="-0.2402in" draw:caption-point-y="0.6043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45in" draw:caption-point-x="-0.2402in" draw:caption-point-y="0.600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58in" draw:caption-point-x="-0.2402in" draw:caption-point-y="0.606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78in" draw:caption-point-x="-0.2402in" draw:caption-point-y="0.6047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94in" draw:caption-point-x="-0.2402in" draw:caption-point-y="0.6031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94in" draw:caption-point-x="-0.2402in" draw:caption-point-y="0.6031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406in" draw:caption-point-x="-0.2402in" draw:caption-point-y="0.602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21in" draw:caption-point-x="-0.2402in" draw:caption-point-y="0.600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2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83in" draw:caption-point-x="-0.2402in" draw:caption-point-y="0.605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28in" draw:caption-point-x="-0.2402in" draw:caption-point-y="0.6083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8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95in" draw:caption-point-x="-0.2402in" draw:caption-point-y="0.6016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815in" draw:caption-point-x="-0.2402in" draw:caption-point-y="0.599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205in" draw:caption-point-x="-0.2402in" draw:caption-point-y="0.6083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87in" draw:caption-point-x="-0.2402in" draw:caption-point-y="0.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91in" draw:caption-point-x="-0.2402in" draw:caption-point-y="0.599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36in" draw:caption-point-x="-0.2402in" draw:caption-point-y="0.600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85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18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34in" draw:caption-point-x="-0.2402in" draw:caption-point-y="0.605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38in" draw:caption-point-x="-0.2402in" draw:caption-point-y="0.605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42in" draw:caption-point-x="-0.2402in" draw:caption-point-y="0.605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69in" draw:caption-point-x="-0.2402in" draw:caption-point-y="0.6024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97in" draw:caption-point-x="-0.2402in" draw:caption-point-y="0.599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102in" draw:caption-point-x="-0.2402in" draw:caption-point-y="0.6047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42in" draw:caption-point-x="-0.2402in" draw:caption-point-y="0.600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46in" draw:caption-point-x="-0.2402in" draw:caption-point-y="0.600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63in" draw:caption-point-x="-0.2402in" draw:caption-point-y="0.606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24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39in" draw:caption-point-x="-0.2402in" draw:caption-point-y="0.606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43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51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55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88" table:formula="of:=SUM([.D30:.AE3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88" table:formula="of:=SUM([.D31:.AE31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88" table:formula="of:=SUM([.D32:.AE3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0453in" draw:caption-point-x="-0.2402in" draw:caption-point-y="0.6079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7.0457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7.0472in" draw:caption-point-x="-0.2402in" draw:caption-point-y="0.605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7.0476in" draw:caption-point-x="-0.2402in" draw:caption-point-y="0.605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0496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7.05in" draw:caption-point-x="-0.2402in" draw:caption-point-y="0.6031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7.0504in" draw:caption-point-x="-0.2402in" draw:caption-point-y="0.6028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7.0508in" draw:caption-point-x="-0.2402in" draw:caption-point-y="0.6024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88" table:formula="of:=SUM([.D34:.AE34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88" table:formula="of:=SUM([.D35:.AE35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7969in" draw:caption-point-x="-0.2402in" draw:caption-point-y="0.599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88" table:formula="of:=SUM([.D36:.AE36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8.0476in" draw:caption-point-x="-0.2402in" draw:caption-point-y="0.5965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0362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0382in" draw:caption-point-x="-0.2402in" draw:caption-point-y="0.605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0386in" draw:caption-point-x="-0.2402in" draw:caption-point-y="0.605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8.0402in" draw:caption-point-x="-0.2402in" draw:caption-point-y="0.6039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402in" draw:caption-point-x="-0.2402in" draw:caption-point-y="0.6039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8.0409in" draw:caption-point-x="-0.2402in" draw:caption-point-y="0.6031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88" table:formula="of:=SUM([.D37:.AE3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2843in" draw:caption-point-x="-0.2402in" draw:caption-point-y="0.6075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2882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88" table:formula="of:=SUM([.D38:.AE38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5315in" draw:caption-point-x="-0.2402in" draw:caption-point-y="0.6079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88" table:formula="of:=SUM([.D39:.AE39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91in" draw:caption-point-x="-0.2402in" draw:caption-point-y="0.6079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7791in" draw:caption-point-x="-0.2402in" draw:caption-point-y="0.6079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7795in" draw:caption-point-x="-0.2402in" draw:caption-point-y="0.6075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7807in" draw:caption-point-x="-0.2402in" draw:caption-point-y="0.606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7815in" draw:caption-point-x="-0.2402in" draw:caption-point-y="0.605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88" table:formula="of:=SUM([.D40:.AE4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88" table:formula="of:=SUM([.D41:.AE41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9.274in" draw:caption-point-x="-0.2402in" draw:caption-point-y="0.6083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9.2748in" draw:caption-point-x="-0.2402in" draw:caption-point-y="0.6075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9.2776in" draw:caption-point-x="-0.2402in" draw:caption-point-y="0.6047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2791in" draw:caption-point-x="-0.2402in" draw:caption-point-y="0.6031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2807in" draw:caption-point-x="-0.2402in" draw:caption-point-y="0.6016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88" table:formula="of:=SUM([.D42:.AE42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5295in" draw:caption-point-x="-0.2402in" draw:caption-point-y="0.600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DH</text:p>
          </table:table-cell>
          <table:table-cell table:style-name="ce88" table:formula="of:=SUM([.D43:.AE43])" office:value-type="float" office:value="7">
            <text:p>7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3" draw:text-style-name="P1" svg:width="1.1413in" svg:height="0.7012in" svg:x="4.9287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3854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842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331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8205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88" table:formula="of:=SUM([.D44:.AE44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0.0248in" draw:caption-point-x="-0.2402in" draw:caption-point-y="0.600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10.0252in" draw:caption-point-x="-0.2402in" draw:caption-point-y="0.600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88" table:formula="of:=SUM([.D45:.AE45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2657in" draw:caption-point-x="-0.2402in" draw:caption-point-y="0.6075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10.2673in" draw:caption-point-x="-0.2402in" draw:caption-point-y="0.605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2697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17in" draw:caption-point-x="-0.2402in" draw:caption-point-y="0.6016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10.2736in" draw:caption-point-x="-0.2402in" draw:caption-point-y="0.599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uyLTT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10.5122in" draw:caption-point-x="-0.2402in" draw:caption-point-y="0.6087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10.513in" draw:caption-point-x="-0.2402in" draw:caption-point-y="0.6079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5134in" draw:caption-point-x="-0.2402in" draw:caption-point-y="0.6075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5146in" draw:caption-point-x="-0.2402in" draw:caption-point-y="0.606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10.515in" draw:caption-point-x="-0.2402in" draw:caption-point-y="0.605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10.5154in" draw:caption-point-x="-0.2402in" draw:caption-point-y="0.605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10.5157in" draw:caption-point-x="-0.2402in" draw:caption-point-y="0.605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10.5161in" draw:caption-point-x="-0.2402in" draw:caption-point-y="0.6047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10.5169in" draw:caption-point-x="-0.2402in" draw:caption-point-y="0.6039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5173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10.5177in" draw:caption-point-x="-0.2402in" draw:caption-point-y="0.6031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10.5181in" draw:caption-point-x="-0.2402in" draw:caption-point-y="0.6028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10.5185in" draw:caption-point-x="-0.2402in" draw:caption-point-y="0.6024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10.5193in" draw:caption-point-x="-0.2402in" draw:caption-point-y="0.6016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10.5201in" draw:caption-point-x="-0.2402in" draw:caption-point-y="0.600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10.5209in" draw:caption-point-x="-0.2402in" draw:caption-point-y="0.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10.5213in" draw:caption-point-x="-0.2402in" draw:caption-point-y="0.599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ruyenLVC</text:p>
          </table:table-cell>
          <table:table-cell table:style-name="ce88" table:formula="of:=SUM([.D47:.AE47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7626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763in" draw:caption-point-x="-0.2402in" draw:caption-point-y="0.605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7677in" draw:caption-point-x="-0.2402in" draw:caption-point-y="0.600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7685in" draw:caption-point-x="-0.2402in" draw:caption-point-y="0.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70" office:value-type="string">
            <text:p>VietBA</text:p>
          </table:table-cell>
          <table:table-cell table:style-name="ce88" table:formula="of:=SUM([.D48:.AE48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1.0146in" draw:caption-point-x="-0.2402in" draw:caption-point-y="0.6016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VinhP</text:p>
          </table:table-cell>
          <table:table-cell table:style-name="ce88" table:formula="of:=SUM([.D49:.AE4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 table:number-rows-repeated="983122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11in" draw:caption-point-x="-0.2402in" draw:caption-point-y="0.6071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118in" draw:caption-point-x="-0.2402in" draw:caption-point-y="0.6063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22in" draw:caption-point-x="-0.2402in" draw:caption-point-y="0.6059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26in" draw:caption-point-x="-0.2402in" draw:caption-point-y="0.6055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34in" draw:caption-point-x="-0.2402in" draw:caption-point-y="0.6047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46in" draw:caption-point-x="-0.2402in" draw:caption-point-y="0.6035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77in" draw:caption-point-x="-0.2402in" draw:caption-point-y="0.6004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85in" draw:caption-point-x="-0.2402in" draw:caption-point-y="0.5996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59in" draw:caption-point-x="-0.2402in" draw:caption-point-y="0.6098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79in" draw:caption-point-x="-0.2402in" draw:caption-point-y="0.6079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87in" draw:caption-point-x="-0.2402in" draw:caption-point-y="0.6071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94in" draw:caption-point-x="-0.2402in" draw:caption-point-y="0.606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98in" draw:caption-point-x="-0.2402in" draw:caption-point-y="0.6059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606in" draw:caption-point-x="-0.2402in" draw:caption-point-y="0.6051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94in" draw:caption-point-x="-0.2402in" draw:caption-point-y="0.6063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94in" draw:caption-point-x="-0.2402in" draw:caption-point-y="0.6063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22in" draw:caption-point-x="-0.2402in" draw:caption-point-y="0.6035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24in" draw:caption-point-x="-0.2402in" draw:caption-point-y="0.5433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47in" draw:caption-point-x="-0.2402in" draw:caption-point-y="0.6087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51in" draw:caption-point-x="-0.2402in" draw:caption-point-y="0.6083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55in" draw:caption-point-x="-0.2402in" draw:caption-point-y="0.6079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102in" draw:caption-point-x="-0.2402in" draw:caption-point-y="0.6031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102in" draw:caption-point-x="-0.2402in" draw:caption-point-y="0.6031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26in" draw:caption-point-x="-0.2402in" draw:caption-point-y="0.6008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38in" draw:caption-point-x="-0.2402in" draw:caption-point-y="0.5996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516in" draw:caption-point-x="-0.2402in" draw:caption-point-y="0.6094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24in" draw:caption-point-x="-0.2402in" draw:caption-point-y="0.6087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31in" draw:caption-point-x="-0.2402in" draw:caption-point-y="0.6079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59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63in" draw:caption-point-x="-0.2402in" draw:caption-point-y="0.6047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61in" draw:caption-point-x="-0.2402in" draw:caption-point-y="0.6126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1008in" draw:caption-point-x="-0.2402in" draw:caption-point-y="0.6079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1016in" draw:caption-point-x="-0.2402in" draw:caption-point-y="0.6071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59in" draw:caption-point-x="-0.2402in" draw:caption-point-y="0.6028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69in" draw:caption-point-x="-0.2402in" draw:caption-point-y="0.6098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72in" draw:caption-point-x="-0.2402in" draw:caption-point-y="0.6094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96in" draw:caption-point-x="-0.2402in" draw:caption-point-y="0.6071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512in" draw:caption-point-x="-0.2402in" draw:caption-point-y="0.6055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2in" draw:caption-point-x="-0.2402in" draw:caption-point-y="0.6047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51in" draw:caption-point-x="-0.2402in" draw:caption-point-y="0.6016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71in" draw:caption-point-x="-0.2402in" draw:caption-point-y="0.5996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45in" draw:caption-point-x="-0.2402in" draw:caption-point-y="0.6098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8in" draw:caption-point-x="-0.2402in" draw:caption-point-y="0.6039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504in" draw:caption-point-x="-0.2402in" draw:caption-point-y="0.6016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33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41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49in" draw:caption-point-x="-0.2402in" draw:caption-point-y="0.6047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88in" draw:caption-point-x="-0.2402in" draw:caption-point-y="0.6008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1in" draw:caption-point-x="-0.2402in" draw:caption-point-y="0.599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86in" draw:caption-point-x="-0.2402in" draw:caption-point-y="0.6087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413in" draw:caption-point-x="-0.2402in" draw:caption-point-y="0.6059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69in" draw:caption-point-x="-0.2402in" draw:caption-point-y="0.6004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72in" draw:caption-point-x="-0.2402in" draw:caption-point-y="0.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917in" draw:caption-point-x="-0.2402in" draw:caption-point-y="0.6031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53in" draw:caption-point-x="-0.2402in" draw:caption-point-y="0.5996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58in" draw:caption-point-x="-0.2402in" draw:caption-point-y="0.606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62in" draw:caption-point-x="-0.2402in" draw:caption-point-y="0.6063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7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74in" draw:caption-point-x="-0.2402in" draw:caption-point-y="0.6051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94in" draw:caption-point-x="-0.2402in" draw:caption-point-y="0.6031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98in" draw:caption-point-x="-0.2402in" draw:caption-point-y="0.6028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21in" draw:caption-point-x="-0.2402in" draw:caption-point-y="0.6004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66in" draw:caption-point-x="-0.2402in" draw:caption-point-y="0.605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62in" draw:caption-point-x="-0.2402in" draw:caption-point-y="0.606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417in" draw:caption-point-x="-0.2402in" draw:caption-point-y="0.6008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807in" draw:caption-point-x="-0.2402in" draw:caption-point-y="0.6094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86in" draw:caption-point-x="-0.2402in" draw:caption-point-y="0.5996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91in" draw:caption-point-x="-0.2402in" draw:caption-point-y="0.606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24in" draw:caption-point-x="-0.2402in" draw:caption-point-y="0.6087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32in" draw:caption-point-x="-0.2402in" draw:caption-point-y="0.6079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4in" draw:caption-point-x="-0.2402in" draw:caption-point-y="0.6071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44in" draw:caption-point-x="-0.2402in" draw:caption-point-y="0.606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28in" draw:caption-point-x="-0.2402in" draw:caption-point-y="0.6059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98in" draw:caption-point-x="-0.2402in" draw:caption-point-y="0.6094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71in" draw:caption-point-x="-0.2402in" draw:caption-point-y="0.612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71in" draw:caption-point-x="-0.2402in" draw:caption-point-y="0.612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89in" draw:caption-point-x="-0.2402in" draw:caption-point-y="0.6004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59in" draw:caption-point-x="-0.2402in" draw:caption-point-y="0.6067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98in" draw:caption-point-x="-0.2402in" draw:caption-point-y="0.6028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3in" draw:caption-point-x="-0.2402in" draw:caption-point-y="0.5996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39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47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55in" draw:caption-point-x="-0.2402in" draw:caption-point-y="0.6047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71in" draw:caption-point-x="-0.2402in" draw:caption-point-y="0.6031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79in" draw:caption-point-x="-0.2402in" draw:caption-point-y="0.6024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94in" draw:caption-point-x="-0.2402in" draw:caption-point-y="0.6008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106in" draw:caption-point-x="-0.2402in" draw:caption-point-y="0.599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02" table:formula="of:=SUM([.D30:.AH30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0.1791in" svg:y="6.5539in" draw:caption-point-x="-0.2402in" draw:caption-point-y="0.6039in">
              <dc:date>2017-03-17T00:00:00</dc:date>
              <text:p text:style-name="P1"><text:span text:style-name="T1">Off chiều đi làm giấy tờ cá nhân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02" table:formula="of:=SUM([.D31:.AH31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02" table:formula="of:=SUM([.D32:.AH32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7.0437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7.0437in" draw:caption-point-x="-0.2402in" draw:caption-point-y="0.6094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7.0457in" draw:caption-point-x="-0.2402in" draw:caption-point-y="0.6075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7.0465in" draw:caption-point-x="-0.2402in" draw:caption-point-y="0.6067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7.0469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7.0476in" draw:caption-point-x="-0.2402in" draw:caption-point-y="0.6055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7.048in" draw:caption-point-x="-0.2402in" draw:caption-point-y="0.6051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0492in" draw:caption-point-x="-0.2402in" draw:caption-point-y="0.6039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7.0496in" draw:caption-point-x="-0.2402in" draw:caption-point-y="0.6035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7.0524in" draw:caption-point-x="-0.2402in" draw:caption-point-y="0.6008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7.0528in" draw:caption-point-x="-0.2402in" draw:caption-point-y="0.6004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7.0535in" draw:caption-point-x="-0.2402in" draw:caption-point-y="0.599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2925in" draw:caption-point-x="-0.2402in" draw:caption-point-y="0.6083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02" table:formula="of:=SUM([.D34:.AH34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5398in" draw:caption-point-x="-0.2402in" draw:caption-point-y="0.6087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02" table:formula="of:=SUM([.D35:.AH35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7917in" draw:caption-point-x="-0.2402in" draw:caption-point-y="0.6047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7894in" draw:caption-point-x="-0.2402in" draw:caption-point-y="0.607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8.0402in" draw:caption-point-x="-0.2402in" draw:caption-point-y="0.6039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8.0406in" draw:caption-point-x="-0.2402in" draw:caption-point-y="0.6035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0417in" draw:caption-point-x="-0.2402in" draw:caption-point-y="0.6024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02" table:formula="of:=SUM([.D37:.AH3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2862in" draw:caption-point-x="-0.2402in" draw:caption-point-y="0.6055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2866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2902in" draw:caption-point-x="-0.2402in" draw:caption-point-y="0.6016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02" table:formula="of:=SUM([.D38:.AH38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44in" draw:caption-point-x="-0.2402in" draw:caption-point-y="0.61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5307in" draw:caption-point-x="-0.2402in" draw:caption-point-y="0.6087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5343in" draw:caption-point-x="-0.2402in" draw:caption-point-y="0.6051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539in" draw:caption-point-x="-0.2402in" draw:caption-point-y="0.6004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5386in" draw:caption-point-x="-0.2402in" draw:caption-point-y="0.6008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02" table:formula="of:=SUM([.D39:.AH39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7724in" draw:caption-point-x="-0.2402in" draw:caption-point-y="0.6146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7776in" draw:caption-point-x="-0.2402in" draw:caption-point-y="0.6094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7815in" draw:caption-point-x="-0.2402in" draw:caption-point-y="0.605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7862in" draw:caption-point-x="-0.2402in" draw:caption-point-y="0.6008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102" table:formula="of:=SUM([.D40:.AH40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9.0252in" draw:caption-point-x="-0.2402in" draw:caption-point-y="0.6094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0.1791in" svg:y="9.0307in" draw:caption-point-x="-0.2402in" draw:caption-point-y="0.6039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02" table:formula="of:=SUM([.D41:.AH41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2728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9.2736in" draw:caption-point-x="-0.2402in" draw:caption-point-y="0.6087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9.2752in" draw:caption-point-x="-0.2402in" draw:caption-point-y="0.6071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9.2752in" draw:caption-point-x="-0.2402in" draw:caption-point-y="0.6071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9.2768in" draw:caption-point-x="-0.2402in" draw:caption-point-y="0.6055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9.2772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9.2787in" draw:caption-point-x="-0.2402in" draw:caption-point-y="0.6035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9.2827in" draw:caption-point-x="-0.2402in" draw:caption-point-y="0.5996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02" table:formula="of:=SUM([.D42:.AH4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524in" draw:caption-point-x="-0.2402in" draw:caption-point-y="0.6059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5244in" draw:caption-point-x="-0.2402in" draw:caption-point-y="0.6055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5264in" draw:caption-point-x="-0.2402in" draw:caption-point-y="0.6035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02" table:formula="of:=SUM([.D43:.AH43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DH</text:p>
          </table:table-cell>
          <table:table-cell table:style-name="ce102" table:formula="of:=SUM([.D44:.AH44])" office:value-type="float" office:value="2.5">
            <text:p>2.5</text:p>
          </table:table-cell>
          <table:table-cell table:style-name="ce106" office:value-type="float" office:value="1">
            <office:annotation draw:style-name="gr6" draw:text-style-name="P1" svg:width="1.1413in" svg:height="0.2634in" svg:x="2.6457in" svg:y="10.0157in" draw:caption-point-x="-0.2402in" draw:caption-point-y="0.6098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3.1024in" svg:y="10.0157in" draw:caption-point-x="-0.2402in" draw:caption-point-y="0.6098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5.3854in" svg:y="10.0177in" draw:caption-point-x="-0.2402in" draw:caption-point-y="0.6079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02" table:formula="of:=SUM([.D45:.AH45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10.2614in" draw:caption-point-x="-0.2402in" draw:caption-point-y="0.611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02" table:formula="of:=SUM([.D46:.AH46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10.5114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10.513in" draw:caption-point-x="-0.2402in" draw:caption-point-y="0.6079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5138in" draw:caption-point-x="-0.2402in" draw:caption-point-y="0.6071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10.5142in" draw:caption-point-x="-0.2402in" draw:caption-point-y="0.606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5146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5193in" draw:caption-point-x="-0.2402in" draw:caption-point-y="0.6016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uyLTT</text:p>
          </table:table-cell>
          <table:table-cell table:style-name="ce102" table:formula="of:=SUM([.D47:.AH47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7587in" draw:caption-point-x="-0.2402in" draw:caption-point-y="0.6098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7591in" draw:caption-point-x="-0.2402in" draw:caption-point-y="0.6094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7602in" draw:caption-point-x="-0.2402in" draw:caption-point-y="0.6083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761in" draw:caption-point-x="-0.2402in" draw:caption-point-y="0.6075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7618in" draw:caption-point-x="-0.2402in" draw:caption-point-y="0.6067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7622in" draw:caption-point-x="-0.2402in" draw:caption-point-y="0.606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7614in" draw:caption-point-x="-0.2402in" draw:caption-point-y="0.607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7657in" draw:caption-point-x="-0.2402in" draw:caption-point-y="0.6028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7661in" draw:caption-point-x="-0.2402in" draw:caption-point-y="0.6024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7669in" draw:caption-point-x="-0.2402in" draw:caption-point-y="0.6016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7669in" draw:caption-point-x="-0.2402in" draw:caption-point-y="0.6016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7677in" draw:caption-point-x="-0.2402in" draw:caption-point-y="0.6008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7681in" draw:caption-point-x="-0.2402in" draw:caption-point-y="0.6004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7689in" draw:caption-point-x="-0.2402in" draw:caption-point-y="0.5996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ruyenLVC</text:p>
          </table:table-cell>
          <table:table-cell table:style-name="ce102" table:formula="of:=SUM([.D48:.AH4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1.0091in" draw:caption-point-x="-0.2402in" draw:caption-point-y="0.6071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1.0114in" draw:caption-point-x="-0.2402in" draw:caption-point-y="0.6047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1.0134in" draw:caption-point-x="-0.2402in" draw:caption-point-y="0.6028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1.0146in" draw:caption-point-x="-0.2402in" draw:caption-point-y="0.6016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1.0165in" draw:caption-point-x="-0.2402in" draw:caption-point-y="0.599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70" office:value-type="string">
            <text:p>VietBA</text:p>
          </table:table-cell>
          <table:table-cell table:style-name="ce102" table:formula="of:=SUM([.D49:.AH4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1.2634in" draw:caption-point-x="-0.2402in" draw:caption-point-y="0.6004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1.2642in" draw:caption-point-x="-0.2402in" draw:caption-point-y="0.5996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VinhP</text:p>
          </table:table-cell>
          <table:table-cell table:style-name="ce102" table:formula="of:=SUM([.D50:.AH5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1.5043in" draw:caption-point-x="-0.2402in" draw:caption-point-y="0.6071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1.5079in" draw:caption-point-x="-0.2402in" draw:caption-point-y="0.6035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098in" draw:caption-point-x="-0.2402in" draw:caption-point-y="0.6083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106in" draw:caption-point-x="-0.2402in" draw:caption-point-y="0.6075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114in" draw:caption-point-x="-0.2402in" draw:caption-point-y="0.6067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126in" draw:caption-point-x="-0.2402in" draw:caption-point-y="0.6055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13in" draw:caption-point-x="-0.2402in" draw:caption-point-y="0.6051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57in" draw:caption-point-x="-0.2402in" draw:caption-point-y="0.6024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81in" draw:caption-point-x="-0.2402in" draw:caption-point-y="0.6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193in" draw:caption-point-x="-0.2402in" draw:caption-point-y="0.5988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193in" draw:caption-point-x="-0.2402in" draw:caption-point-y="0.5988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626in" draw:caption-point-x="-0.2402in" draw:caption-point-y="0.603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63in" draw:caption-point-x="-0.2402in" draw:caption-point-y="0.6028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61in" draw:caption-point-x="-0.2402in" draw:caption-point-y="0.5996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65in" draw:caption-point-x="-0.2402in" draw:caption-point-y="0.5992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134in" draw:caption-point-x="-0.2402in" draw:caption-point-y="0.6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35in" draw:caption-point-x="-0.2402in" draw:caption-point-y="0.6075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39in" draw:caption-point-x="-0.2402in" draw:caption-point-y="0.607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47in" draw:caption-point-x="-0.2402in" draw:caption-point-y="0.6063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83in" draw:caption-point-x="-0.2402in" draw:caption-point-y="0.6028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602in" draw:caption-point-x="-0.2402in" draw:caption-point-y="0.6008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1012in" draw:caption-point-x="-0.2402in" draw:caption-point-y="0.6075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1028in" draw:caption-point-x="-0.2402in" draw:caption-point-y="0.605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55in" draw:caption-point-x="-0.2402in" draw:caption-point-y="0.6031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1012in" draw:caption-point-x="-0.2402in" draw:caption-point-y="0.6075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1028in" draw:caption-point-x="-0.2402in" draw:caption-point-y="0.605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87in" draw:caption-point-x="-0.2402in" draw:caption-point-y="0.6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091in" draw:caption-point-x="-0.2402in" draw:caption-point-y="0.5996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1028in" draw:caption-point-x="-0.2402in" draw:caption-point-y="0.605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492in" draw:caption-point-x="-0.2402in" draw:caption-point-y="0.6075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35in" draw:caption-point-x="-0.2402in" draw:caption-point-y="0.6031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524in" draw:caption-point-x="-0.2402in" draw:caption-point-y="0.604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524in" draw:caption-point-x="-0.2402in" draw:caption-point-y="0.604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524in" draw:caption-point-x="-0.2402in" draw:caption-point-y="0.604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67in" draw:caption-point-x="-0.2402in" draw:caption-point-y="0.6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8in" draw:caption-point-x="-0.2402in" draw:caption-point-y="0.6063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602in" draw:caption-point-x="-0.2402in" draw:caption-point-y="0.6024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39in" draw:caption-point-x="-0.2402in" draw:caption-point-y="0.6004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45in" draw:caption-point-x="-0.2402in" draw:caption-point-y="0.6075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69in" draw:caption-point-x="-0.2402in" draw:caption-point-y="0.6051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504in" draw:caption-point-x="-0.2402in" draw:caption-point-y="0.6016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516in" draw:caption-point-x="-0.2402in" draw:caption-point-y="0.6004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52in" draw:caption-point-x="-0.2402in" draw:caption-point-y="0.6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524in" draw:caption-point-x="-0.2402in" draw:caption-point-y="0.5996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921in" draw:caption-point-x="-0.2402in" draw:caption-point-y="0.6075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929in" draw:caption-point-x="-0.2402in" draw:caption-point-y="0.6067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933in" draw:caption-point-x="-0.2402in" draw:caption-point-y="0.6063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41in" draw:caption-point-x="-0.2402in" draw:caption-point-y="0.6055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69in" draw:caption-point-x="-0.2402in" draw:caption-point-y="0.6028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1004in" draw:caption-point-x="-0.2402in" draw:caption-point-y="0.5992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86in" draw:caption-point-x="-0.2402in" draw:caption-point-y="0.6087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398in" draw:caption-point-x="-0.2402in" draw:caption-point-y="0.6075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72in" draw:caption-point-x="-0.2402in" draw:caption-point-y="0.6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84in" draw:caption-point-x="-0.2402in" draw:caption-point-y="0.598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74in" draw:caption-point-x="-0.2402in" draw:caption-point-y="0.6075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894in" draw:caption-point-x="-0.2402in" draw:caption-point-y="0.6055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925in" draw:caption-point-x="-0.2402in" draw:caption-point-y="0.6024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53in" draw:caption-point-x="-0.2402in" draw:caption-point-y="0.5996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61in" draw:caption-point-x="-0.2402in" draw:caption-point-y="0.5988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61in" draw:caption-point-x="-0.2402in" draw:caption-point-y="0.5988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43in" draw:caption-point-x="-0.2402in" draw:caption-point-y="0.6083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54in" draw:caption-point-x="-0.2402in" draw:caption-point-y="0.6071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62in" draw:caption-point-x="-0.2402in" draw:caption-point-y="0.6063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402in" draw:caption-point-x="-0.2402in" draw:caption-point-y="0.6024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425in" draw:caption-point-x="-0.2402in" draw:caption-point-y="0.6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37in" draw:caption-point-x="-0.2402in" draw:caption-point-y="0.5988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906in" draw:caption-point-x="-0.2402in" draw:caption-point-y="0.5996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906in" draw:caption-point-x="-0.2402in" draw:caption-point-y="0.5996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62in" draw:caption-point-x="-0.2402in" draw:caption-point-y="0.5996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83in" draw:caption-point-x="-0.2402in" draw:caption-point-y="0.6051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728in" draw:caption-point-x="-0.2402in" draw:caption-point-y="0.6083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732in" draw:caption-point-x="-0.2402in" draw:caption-point-y="0.6079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6in" draw:caption-point-x="-0.2402in" draw:caption-point-y="0.605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811in" draw:caption-point-x="-0.2402in" draw:caption-point-y="0.6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819in" draw:caption-point-x="-0.2402in" draw:caption-point-y="0.5992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22in" draw:caption-point-x="-0.2402in" draw:caption-point-y="0.606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22in" draw:caption-point-x="-0.2402in" draw:caption-point-y="0.606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22in" draw:caption-point-x="-0.2402in" draw:caption-point-y="0.606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22in" draw:caption-point-x="-0.2402in" draw:caption-point-y="0.606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724in" draw:caption-point-x="-0.2402in" draw:caption-point-y="0.5992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61in" draw:caption-point-x="-0.2402in" draw:caption-point-y="0.6031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61in" draw:caption-point-x="-0.2402in" draw:caption-point-y="0.6063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55in" draw:caption-point-x="-0.2402in" draw:caption-point-y="0.6071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67in" draw:caption-point-x="-0.2402in" draw:caption-point-y="0.6059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598in" draw:caption-point-x="-0.2402in" draw:caption-point-y="0.6028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63in" draw:caption-point-x="-0.2402in" draw:caption-point-y="0.5996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634in" draw:caption-point-x="-0.2402in" draw:caption-point-y="0.5992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3028in" draw:caption-point-x="-0.2402in" draw:caption-point-y="0.6075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3031in" draw:caption-point-x="-0.2402in" draw:caption-point-y="0.607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035in" draw:caption-point-x="-0.2402in" draw:caption-point-y="0.6067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39in" draw:caption-point-x="-0.2402in" draw:caption-point-y="0.6063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47in" draw:caption-point-x="-0.2402in" draw:caption-point-y="0.6055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63in" draw:caption-point-x="-0.2402in" draw:caption-point-y="0.6039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71in" draw:caption-point-x="-0.2402in" draw:caption-point-y="0.6031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75in" draw:caption-point-x="-0.2402in" draw:caption-point-y="0.6028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75in" draw:caption-point-x="-0.2402in" draw:caption-point-y="0.6028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102in" draw:caption-point-x="-0.2402in" draw:caption-point-y="0.6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106in" draw:caption-point-x="-0.2402in" draw:caption-point-y="0.5996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11in" draw:caption-point-x="-0.2402in" draw:caption-point-y="0.5992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16" table:formula="of:=SUM([.D30:.AG30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4" draw:text-style-name="P1" svg:width="1.1413in" svg:height="0.3902in" svg:x="5.3854in" svg:y="6.5508in" draw:caption-point-x="-0.2402in" draw:caption-point-y="0.6071in">
              <dc:date>2017-04-07T00:00:00</dc:date>
              <text:p text:style-name="P1"><text:span text:style-name="T1">Bị đau bụng, off chiều</text:span></text:p>
            </office:annotation>
            <text:p>0.5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16" table:formula="of:=SUM([.D31:.AG31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7969in" draw:caption-point-x="-0.2402in" draw:caption-point-y="0.6087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8016in" draw:caption-point-x="-0.2402in" draw:caption-point-y="0.6039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7.0445in" draw:caption-point-x="-0.2402in" draw:caption-point-y="0.6087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7.0465in" draw:caption-point-x="-0.2402in" draw:caption-point-y="0.6067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7.0472in" draw:caption-point-x="-0.2402in" draw:caption-point-y="0.6059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7.0543in" draw:caption-point-x="-0.2402in" draw:caption-point-y="0.5988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16" table:formula="of:=SUM([.D33:.AG33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298in" draw:caption-point-x="-0.2402in" draw:caption-point-y="0.6028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16" table:formula="of:=SUM([.D34:.AG34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16" table:formula="of:=SUM([.D35:.AG35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7906in" draw:caption-point-x="-0.2402in" draw:caption-point-y="0.6059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7925in" draw:caption-point-x="-0.2402in" draw:caption-point-y="0.6039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16" table:formula="of:=SUM([.D36:.AG36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8.037in" draw:caption-point-x="-0.2402in" draw:caption-point-y="0.6071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39in" draw:caption-point-x="-0.2402in" draw:caption-point-y="0.6051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8.0433in" draw:caption-point-x="-0.2402in" draw:caption-point-y="0.6008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8.0441in" draw:caption-point-x="-0.2402in" draw:caption-point-y="0.6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16" table:formula="of:=SUM([.D37:.AG3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2866in" draw:caption-point-x="-0.2402in" draw:caption-point-y="0.6051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2929in" draw:caption-point-x="-0.2402in" draw:caption-point-y="0.598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16" table:formula="of:=SUM([.D38:.AG38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5157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5323in" draw:caption-point-x="-0.2402in" draw:caption-point-y="0.6071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5157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5157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5157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5366in" draw:caption-point-x="-0.2402in" draw:caption-point-y="0.6028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5157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5157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5157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5406in" draw:caption-point-x="-0.2402in" draw:caption-point-y="0.5988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16" table:formula="of:=SUM([.D39:.AG39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7787in" draw:caption-point-x="-0.2402in" draw:caption-point-y="0.6083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7803in" draw:caption-point-x="-0.2402in" draw:caption-point-y="0.6067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116" table:formula="of:=SUM([.D40:.AG40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16" table:formula="of:=SUM([.D41:.AG41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9.2728in" draw:caption-point-x="-0.2402in" draw:caption-point-y="0.6094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9.2772in" draw:caption-point-x="-0.2402in" draw:caption-point-y="0.605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9.2803in" draw:caption-point-x="-0.2402in" draw:caption-point-y="0.602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2823in" draw:caption-point-x="-0.2402in" draw:caption-point-y="0.6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9.2831in" draw:caption-point-x="-0.2402in" draw:caption-point-y="0.5992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16" table:formula="of:=SUM([.D42:.AG42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5224in" draw:caption-point-x="-0.2402in" draw:caption-point-y="0.6075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5244in" draw:caption-point-x="-0.2402in" draw:caption-point-y="0.6055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5248in" draw:caption-point-x="-0.2402in" draw:caption-point-y="0.6051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5268in" draw:caption-point-x="-0.2402in" draw:caption-point-y="0.6031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5268in" draw:caption-point-x="-0.2402in" draw:caption-point-y="0.603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5268in" draw:caption-point-x="-0.2402in" draw:caption-point-y="0.603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5268in" draw:caption-point-x="-0.2402in" draw:caption-point-y="0.603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5268in" draw:caption-point-x="-0.2402in" draw:caption-point-y="0.603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5311in" draw:caption-point-x="-0.2402in" draw:caption-point-y="0.5988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16" table:formula="of:=SUM([.D43:.AG4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7717in" draw:caption-point-x="-0.2402in" draw:caption-point-y="0.6059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7744in" draw:caption-point-x="-0.2402in" draw:caption-point-y="0.603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7776in" draw:caption-point-x="-0.2402in" draw:caption-point-y="0.6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DH</text:p>
          </table:table-cell>
          <table:table-cell table:style-name="ce116" table:formula="of:=SUM([.D44:.AG4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8.7768in" svg:y="10.0209in" draw:caption-point-x="-0.2402in" draw:caption-point-y="0.6047in">
              <dc:date>2017-04-14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0925in" svg:y="10.0228in" draw:caption-point-x="-0.2402in" draw:caption-point-y="0.6028in">
              <dc:date>2017-04-19T00:00:00</dc:date>
              <text:p text:style-name="P1"><text:span text:style-name="T1">Bị bể bánh xe, xin đi trễ, 9h0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16" table:formula="of:=SUM([.D45:.AG45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10.2531in" draw:caption-point-x="-0.2402in" draw:caption-point-y="0.6201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10.2705in" draw:caption-point-x="-0.2402in" draw:caption-point-y="0.6028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0.2744in" draw:caption-point-x="-0.2402in" draw:caption-point-y="0.5988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16" table:formula="of:=SUM([.D46:.AG46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0.5134in" draw:caption-point-x="-0.2402in" draw:caption-point-y="0.6075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10.511in" draw:caption-point-x="-0.2402in" draw:caption-point-y="0.6098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10.5209in" draw:caption-point-x="-0.2402in" draw:caption-point-y="0.6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10.5209in" draw:caption-point-x="-0.2402in" draw:caption-point-y="0.6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10.522in" draw:caption-point-x="-0.2402in" draw:caption-point-y="0.5988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uyCNTA</text:p>
          </table:table-cell>
          <table:table-cell table:style-name="ce116" table:formula="of:=SUM([.D47:.AG47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uyLTT</text:p>
          </table:table-cell>
          <table:table-cell table:style-name="ce116" table:formula="of:=SUM([.D48:.AG48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1.0079in" draw:caption-point-x="-0.2402in" draw:caption-point-y="0.6083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1.0087in" draw:caption-point-x="-0.2402in" draw:caption-point-y="0.6075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1.0091in" draw:caption-point-x="-0.2402in" draw:caption-point-y="0.6071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0094in" draw:caption-point-x="-0.2402in" draw:caption-point-y="0.6067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1.0098in" draw:caption-point-x="-0.2402in" draw:caption-point-y="0.6063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1.0102in" draw:caption-point-x="-0.2402in" draw:caption-point-y="0.6059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1.0106in" draw:caption-point-x="-0.2402in" draw:caption-point-y="0.6055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1.011in" draw:caption-point-x="-0.2402in" draw:caption-point-y="0.6051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1.0122in" draw:caption-point-x="-0.2402in" draw:caption-point-y="0.6039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1.013in" draw:caption-point-x="-0.2402in" draw:caption-point-y="0.6031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0134in" draw:caption-point-x="-0.2402in" draw:caption-point-y="0.6028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1.0142in" draw:caption-point-x="-0.2402in" draw:caption-point-y="0.602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1.0146in" draw:caption-point-x="-0.2402in" draw:caption-point-y="0.6016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1.0161in" draw:caption-point-x="-0.2402in" draw:caption-point-y="0.6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1.0165in" draw:caption-point-x="-0.2402in" draw:caption-point-y="0.5996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1.0169in" draw:caption-point-x="-0.2402in" draw:caption-point-y="0.5992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1.0173in" draw:caption-point-x="-0.2402in" draw:caption-point-y="0.5988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TruyenLVC</text:p>
          </table:table-cell>
          <table:table-cell table:style-name="ce116" table:formula="of:=SUM([.D49:.AG4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2571in" draw:caption-point-x="-0.2402in" draw:caption-point-y="0.6067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1.263in" draw:caption-point-x="-0.2402in" draw:caption-point-y="0.6008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1.265in" draw:caption-point-x="-0.2402in" draw:caption-point-y="0.5988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uanLA</text:p>
          </table:table-cell>
          <table:table-cell table:style-name="ce116" table:formula="of:=SUM([.D50:.AG50])" office:value-type="float" office:value="0">
            <text:p>0</text:p>
          </table:table-cell>
          <table:table-cell table:style-name="ce120" table:number-columns-repeated="25"/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16" table:formula="of:=SUM([.D51:.AG5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7567in" draw:caption-point-x="-0.2402in" draw:caption-point-y="0.6024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16" table:formula="of:=SUM([.D52:.AG52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 table:number-rows-repeated="98311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30" table:formula="of:=SUM([.D4:.AH4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1138in" draw:caption-point-x="-0.2402in" draw:caption-point-y="0.6043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1146in" draw:caption-point-x="-0.2402in" draw:caption-point-y="0.6035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1161in" draw:caption-point-x="-0.2402in" draw:caption-point-y="0.602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0.1189in" draw:caption-point-x="-0.2402in" draw:caption-point-y="0.5992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8323in" svg:y="0.1193in" draw:caption-point-x="-0.2402in" draw:caption-point-y="0.5988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0.1201in" draw:caption-point-x="-0.2402in" draw:caption-point-y="0.598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30" table:formula="of:=SUM([.D5:.AH5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3591in" draw:caption-point-x="-0.2402in" draw:caption-point-y="0.6067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3602in" draw:caption-point-x="-0.2402in" draw:caption-point-y="0.6055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3602in" draw:caption-point-x="-0.2402in" draw:caption-point-y="0.6055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3618in" draw:caption-point-x="-0.2402in" draw:caption-point-y="0.6039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3622in" draw:caption-point-x="-0.2402in" draw:caption-point-y="0.6035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3626in" draw:caption-point-x="-0.2402in" draw:caption-point-y="0.6031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3634in" draw:caption-point-x="-0.2402in" draw:caption-point-y="0.6024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3638in" draw:caption-point-x="-0.2402in" draw:caption-point-y="0.602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0.3673in" draw:caption-point-x="-0.2402in" draw:caption-point-y="0.5984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3685in" draw:caption-point-x="-0.2402in" draw:caption-point-y="0.5972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30" table:formula="of:=SUM([.D6:.AH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6071in" draw:caption-point-x="-0.2402in" draw:caption-point-y="0.6063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6091in" draw:caption-point-x="-0.2402in" draw:caption-point-y="0.6043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6114in" draw:caption-point-x="-0.2402in" draw:caption-point-y="0.602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office:value-type="float" office:value="0">
            <office:annotation draw:style-name="gr9" draw:text-style-name="P1" svg:width="1.1413in" svg:height="1.1677in" svg:x="11.0925in" svg:y="0.6122in" draw:caption-point-x="-0.2402in" draw:caption-point-y="0.6012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0.6142in" draw:caption-point-x="-0.2402in" draw:caption-point-y="0.5992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0.6161in" draw:caption-point-x="-0.2402in" draw:caption-point-y="0.5972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30" table:formula="of:=SUM([.D7:.AH7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0.8543in" draw:caption-point-x="-0.2402in" draw:caption-point-y="0.606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8587in" draw:caption-point-x="-0.2402in" draw:caption-point-y="0.6024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865in" draw:caption-point-x="-0.2402in" draw:caption-point-y="0.5961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30" table:formula="of:=SUM([.D8:.AH8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0945in" draw:caption-point-x="-0.2402in" draw:caption-point-y="0.6142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.1094in" draw:caption-point-x="-0.2402in" draw:caption-point-y="0.5992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.1055in" draw:caption-point-x="-0.2402in" draw:caption-point-y="0.603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1055in" draw:caption-point-x="-0.2402in" draw:caption-point-y="0.603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1055in" draw:caption-point-x="-0.2402in" draw:caption-point-y="0.603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30" table:formula="of:=SUM([.D9:.AH9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3535in" draw:caption-point-x="-0.2402in" draw:caption-point-y="0.6031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30" table:formula="of:=SUM([.D10:.AH1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5976in" draw:caption-point-x="-0.2402in" draw:caption-point-y="0.6067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6008in" draw:caption-point-x="-0.2402in" draw:caption-point-y="0.6035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6035in" draw:caption-point-x="-0.2402in" draw:caption-point-y="0.6008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572in" svg:y="1.6071in" draw:caption-point-x="-0.2402in" draw:caption-point-y="0.5972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1.8461in" draw:caption-point-x="-0.2402in" draw:caption-point-y="0.6059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1.8465in" draw:caption-point-x="-0.2402in" draw:caption-point-y="0.6055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1.8469in" draw:caption-point-x="-0.2402in" draw:caption-point-y="0.6051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.848in" draw:caption-point-x="-0.2402in" draw:caption-point-y="0.6039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.8484in" draw:caption-point-x="-0.2402in" draw:caption-point-y="0.6035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1.85in" draw:caption-point-x="-0.2402in" draw:caption-point-y="0.602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8512in" draw:caption-point-x="-0.2402in" draw:caption-point-y="0.6008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4.289in" svg:y="1.8528in" draw:caption-point-x="-0.2402in" draw:caption-point-y="0.5992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.8539in" draw:caption-point-x="-0.2402in" draw:caption-point-y="0.598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1.8543in" draw:caption-point-x="-0.2402in" draw:caption-point-y="0.5976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.8547in" draw:caption-point-x="-0.2402in" draw:caption-point-y="0.5972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0949in" draw:caption-point-x="-0.2402in" draw:caption-point-y="0.604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0953in" draw:caption-point-x="-0.2402in" draw:caption-point-y="0.604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0957in" draw:caption-point-x="-0.2402in" draw:caption-point-y="0.6039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0965in" draw:caption-point-x="-0.2402in" draw:caption-point-y="0.603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0972in" draw:caption-point-x="-0.2402in" draw:caption-point-y="0.6024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2.1024in" draw:caption-point-x="-0.2402in" draw:caption-point-y="0.597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30" table:formula="of:=SUM([.D13:.AH13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3425in" draw:caption-point-x="-0.2402in" draw:caption-point-y="0.6047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2.3492in" draw:caption-point-x="-0.2402in" draw:caption-point-y="0.598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6.572in" svg:y="2.35in" draw:caption-point-x="-0.2402in" draw:caption-point-y="0.5972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30" table:formula="of:=SUM([.D14:.AH14])" office:value-type="float" office:value="4.5">
            <text:p>4.5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5902in" draw:caption-point-x="-0.2402in" draw:caption-point-y="0.6047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5906in" draw:caption-point-x="-0.2402in" draw:caption-point-y="0.604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5906in" draw:caption-point-x="-0.2402in" draw:caption-point-y="0.604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5929in" draw:caption-point-x="-0.2402in" draw:caption-point-y="0.602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3.3756in" svg:y="2.5965in" draw:caption-point-x="-0.2402in" draw:caption-point-y="0.5984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30" table:formula="of:=SUM([.D15:.AH1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8378in" draw:caption-point-x="-0.2402in" draw:caption-point-y="0.6047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2.8378in" draw:caption-point-x="-0.2402in" draw:caption-point-y="0.6047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2.8409in" draw:caption-point-x="-0.2402in" draw:caption-point-y="0.6016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2.8441in" draw:caption-point-x="-0.2402in" draw:caption-point-y="0.5984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1154in" svg:y="2.8449in" draw:caption-point-x="-0.2402in" draw:caption-point-y="0.5976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572in" svg:y="2.8457in" draw:caption-point-x="-0.2402in" draw:caption-point-y="0.5969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30" table:formula="of:=SUM([.D16:.AH16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087in" draw:caption-point-x="-0.2402in" draw:caption-point-y="0.6031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30" table:formula="of:=SUM([.D17:.AH17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3327in" draw:caption-point-x="-0.2402in" draw:caption-point-y="0.6055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3.3394in" draw:caption-point-x="-0.2402in" draw:caption-point-y="0.5988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30" table:formula="of:=SUM([.D18:.AH18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5791in" draw:caption-point-x="-0.2402in" draw:caption-point-y="0.6067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5791in" draw:caption-point-x="-0.2402in" draw:caption-point-y="0.6067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5791in" draw:caption-point-x="-0.2402in" draw:caption-point-y="0.6067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15.6587in" svg:y="3.8354in" draw:caption-point-x="-0.2402in" draw:caption-point-y="0.59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3.8354in" draw:caption-point-x="-0.2402in" draw:caption-point-y="0.59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572in" svg:y="3.8354in" draw:caption-point-x="-0.2402in" draw:caption-point-y="0.59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30" table:formula="of:=SUM([.D20:.AH2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076in" draw:caption-point-x="-0.2402in" draw:caption-point-y="0.6051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0776in" draw:caption-point-x="-0.2402in" draw:caption-point-y="0.6035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0787in" draw:caption-point-x="-0.2402in" draw:caption-point-y="0.6024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4.0795in" draw:caption-point-x="-0.2402in" draw:caption-point-y="0.6016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4.0819in" draw:caption-point-x="-0.2402in" draw:caption-point-y="0.5992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4.0827in" draw:caption-point-x="-0.2402in" draw:caption-point-y="0.5984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4.0831in" draw:caption-point-x="-0.2402in" draw:caption-point-y="0.59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30" table:formula="of:=SUM([.D21:.AH2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3268in" draw:caption-point-x="-0.2402in" draw:caption-point-y="0.602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2.4622in" svg:y="4.328in" draw:caption-point-x="-0.2402in" draw:caption-point-y="0.6008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30" table:formula="of:=SUM([.D24:.AH24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5.0701in" draw:caption-point-x="-0.2402in" draw:caption-point-y="0.6016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5.0693in" draw:caption-point-x="-0.2402in" draw:caption-point-y="0.602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0693in" draw:caption-point-x="-0.2402in" draw:caption-point-y="0.6024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30" table:formula="of:=SUM([.D25:.AH2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3134in" draw:caption-point-x="-0.2402in" draw:caption-point-y="0.6059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30" table:formula="of:=SUM([.D26:.AH26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5606in" draw:caption-point-x="-0.2402in" draw:caption-point-y="0.6067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5606in" draw:caption-point-x="-0.2402in" draw:caption-point-y="0.6067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5606in" draw:caption-point-x="-0.2402in" draw:caption-point-y="0.6067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5606in" draw:caption-point-x="-0.2402in" draw:caption-point-y="0.6067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5606in" draw:caption-point-x="-0.2402in" draw:caption-point-y="0.6067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5606in" draw:caption-point-x="-0.2402in" draw:caption-point-y="0.6067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5642in" draw:caption-point-x="-0.2402in" draw:caption-point-y="0.603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5642in" draw:caption-point-x="-0.2402in" draw:caption-point-y="0.603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30" table:formula="of:=SUM([.D27:.AH27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5.8106in" draw:caption-point-x="-0.2402in" draw:caption-point-y="0.604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30" table:formula="of:=SUM([.D28:.AH2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0587in" draw:caption-point-x="-0.2402in" draw:caption-point-y="0.6039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0602in" draw:caption-point-x="-0.2402in" draw:caption-point-y="0.6024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2.9189in" svg:y="6.0634in" draw:caption-point-x="-0.2402in" draw:caption-point-y="0.5992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6.065in" draw:caption-point-x="-0.2402in" draw:caption-point-y="0.5976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0654in" draw:caption-point-x="-0.2402in" draw:caption-point-y="0.5972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30" table:formula="of:=SUM([.D29:.AH29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3035in" draw:caption-point-x="-0.2402in" draw:caption-point-y="0.6067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3043in" draw:caption-point-x="-0.2402in" draw:caption-point-y="0.6059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3055in" draw:caption-point-x="-0.2402in" draw:caption-point-y="0.604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3059in" draw:caption-point-x="-0.2402in" draw:caption-point-y="0.604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3059in" draw:caption-point-x="-0.2402in" draw:caption-point-y="0.604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3067in" draw:caption-point-x="-0.2402in" draw:caption-point-y="0.6035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3071in" draw:caption-point-x="-0.2402in" draw:caption-point-y="0.6031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3079in" draw:caption-point-x="-0.2402in" draw:caption-point-y="0.6024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6.3102in" draw:caption-point-x="-0.2402in" draw:caption-point-y="0.6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8323in" svg:y="6.3114in" draw:caption-point-x="-0.2402in" draw:caption-point-y="0.5988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313in" draw:caption-point-x="-0.2402in" draw:caption-point-y="0.597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30" table:formula="of:=SUM([.D30:.AH3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2.4622in" svg:y="6.5575in" draw:caption-point-x="-0.2402in" draw:caption-point-y="0.6004in">
              <dc:date>2017-05-22T00:00:00</dc:date>
              <text:p text:style-name="P1"><text:span text:style-name="T1">Bị ốm, off buổi chiều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30" table:formula="of:=SUM([.D31:.AH3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30" table:formula="of:=SUM([.D32:.AH32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7.0488in" draw:caption-point-x="-0.2402in" draw:caption-point-y="0.6043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7.0453in" draw:caption-point-x="-0.2402in" draw:caption-point-y="0.6079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7.052in" draw:caption-point-x="-0.2402in" draw:caption-point-y="0.6012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3.3756in" svg:y="7.0453in" draw:caption-point-x="-0.2402in" draw:caption-point-y="0.6079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7.0555in" draw:caption-point-x="-0.2402in" draw:caption-point-y="0.597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30" table:formula="of:=SUM([.D33:.AH3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7.2972in" draw:caption-point-x="-0.2402in" draw:caption-point-y="0.6035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7.2909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7.2909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2909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8323in" svg:y="7.302in" draw:caption-point-x="-0.2402in" draw:caption-point-y="0.5988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30" table:formula="of:=SUM([.D35:.AH35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7.7921in" draw:caption-point-x="-0.2402in" draw:caption-point-y="0.6043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7.7945in" draw:caption-point-x="-0.2402in" draw:caption-point-y="0.602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7.798in" draw:caption-point-x="-0.2402in" draw:caption-point-y="0.5984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30" table:formula="of:=SUM([.D36:.AH36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8.0409in" draw:caption-point-x="-0.2402in" draw:caption-point-y="0.603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0386in" draw:caption-point-x="-0.2402in" draw:caption-point-y="0.6055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8.0386in" draw:caption-point-x="-0.2402in" draw:caption-point-y="0.6055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0386in" draw:caption-point-x="-0.2402in" draw:caption-point-y="0.6055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8.0441in" draw:caption-point-x="-0.2402in" draw:caption-point-y="0.6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8.0449in" draw:caption-point-x="-0.2402in" draw:caption-point-y="0.5992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0457in" draw:caption-point-x="-0.2402in" draw:caption-point-y="0.5984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30" table:formula="of:=SUM([.D37:.AH37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8.285in" draw:caption-point-x="-0.2402in" draw:caption-point-y="0.6067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8.2874in" draw:caption-point-x="-0.2402in" draw:caption-point-y="0.6043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8.2882in" draw:caption-point-x="-0.2402in" draw:caption-point-y="0.6035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8.2898in" draw:caption-point-x="-0.2402in" draw:caption-point-y="0.602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2902in" draw:caption-point-x="-0.2402in" draw:caption-point-y="0.6016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8.2925in" draw:caption-point-x="-0.2402in" draw:caption-point-y="0.5992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8.2933in" draw:caption-point-x="-0.2402in" draw:caption-point-y="0.5984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8.2937in" draw:caption-point-x="-0.2402in" draw:caption-point-y="0.598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30" table:formula="of:=SUM([.D38:.AH38])" office:value-type="float" office:value="9.5">
            <text:p>9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8.5122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8.5335in" draw:caption-point-x="-0.2402in" draw:caption-point-y="0.6059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8.5122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8.5122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8.5354in" draw:caption-point-x="-0.2402in" draw:caption-point-y="0.6039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8.5122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5122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5378in" draw:caption-point-x="-0.2402in" draw:caption-point-y="0.6016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5374in" draw:caption-point-x="-0.2402in" draw:caption-point-y="0.602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8.5122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8.5122in" draw:caption-point-x="-0.2402in" draw:caption-point-y="0.627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5409in" draw:caption-point-x="-0.2402in" draw:caption-point-y="0.5984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1154in" svg:y="8.5417in" draw:caption-point-x="-0.2402in" draw:caption-point-y="0.5976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5413in" draw:caption-point-x="-0.2402in" draw:caption-point-y="0.598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30" table:formula="of:=SUM([.D39:.AH39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8.7823in" draw:caption-point-x="-0.2402in" draw:caption-point-y="0.6047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7827in" draw:caption-point-x="-0.2402in" draw:caption-point-y="0.6043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8.7748in" draw:caption-point-x="-0.2402in" draw:caption-point-y="0.6122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785in" draw:caption-point-x="-0.2402in" draw:caption-point-y="0.602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ucTM</text:p>
          </table:table-cell>
          <table:table-cell table:style-name="ce130" table:formula="of:=SUM([.D40:.AH40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9.037in" draw:caption-point-x="-0.2402in" draw:caption-point-y="0.5976in">
              <dc:date>2017-05-30T00:00:00</dc:date>
              <text:p text:style-name="P1"><text:span text:style-name="T1">Tối qua mắc mưa, bị ố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SonPX</text:p>
          </table:table-cell>
          <table:table-cell table:style-name="ce130" table:formula="of:=SUM([.D41:.AH41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2768in" draw:caption-point-x="-0.2402in" draw:caption-point-y="0.6055in">
              <dc:date>2017-05-08T00:00:00</dc:date>
              <text:p text:style-name="P1"><text:span text:style-name="T1">Có việc gia đình, xin đi trễ, 9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9.2783in" draw:caption-point-x="-0.2402in" draw:caption-point-y="0.6039in">
              <dc:date>2017-05-12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9.2803in" draw:caption-point-x="-0.2402in" draw:caption-point-y="0.602in">
              <dc:date>2017-05-18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ienND</text:p>
          </table:table-cell>
          <table:table-cell table:style-name="ce130" table:formula="of:=SUM([.D42:.AH42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9.5248in" draw:caption-point-x="-0.2402in" draw:caption-point-y="0.6051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9.5252in" draw:caption-point-x="-0.2402in" draw:caption-point-y="0.604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5268in" draw:caption-point-x="-0.2402in" draw:caption-point-y="0.6031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9.5319in" draw:caption-point-x="-0.2402in" draw:caption-point-y="0.598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9.5331in" draw:caption-point-x="-0.2402in" draw:caption-point-y="0.5969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amDT</text:p>
          </table:table-cell>
          <table:table-cell table:style-name="ce130" table:formula="of:=SUM([.D43:.AH43])" office:value-type="float" office:value="6">
            <text:p>6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9.7717in" draw:caption-point-x="-0.2402in" draw:caption-point-y="0.6059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9.7677in" draw:caption-point-x="-0.2402in" draw:caption-point-y="0.6098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9.7677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9.7677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9.7677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9.7677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9.7677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9.7677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7677in" draw:caption-point-x="-0.2402in" draw:caption-point-y="0.609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3.3756in" svg:y="9.7783in" draw:caption-point-x="-0.2402in" draw:caption-point-y="0.5992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9.7795in" draw:caption-point-x="-0.2402in" draw:caption-point-y="0.598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aoDTN</text:p>
          </table:table-cell>
          <table:table-cell table:style-name="ce130" table:formula="of:=SUM([.D44:.AH44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10.0201in" draw:caption-point-x="-0.2402in" draw:caption-point-y="0.6055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0.022in" draw:caption-point-x="-0.2402in" draw:caption-point-y="0.6035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10.024in" draw:caption-point-x="-0.2402in" draw:caption-point-y="0.6016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0.0256in" draw:caption-point-x="-0.2402in" draw:caption-point-y="0.6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0264in" draw:caption-point-x="-0.2402in" draw:caption-point-y="0.5992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0.0268in" draw:caption-point-x="-0.2402in" draw:caption-point-y="0.5988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inhDH</text:p>
          </table:table-cell>
          <table:table-cell table:style-name="ce130" table:formula="of:=SUM([.D45:.AH45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9.2661in" svg:y="10.2697in" draw:caption-point-x="-0.2402in" draw:caption-point-y="0.6035in">
              <dc:date>2017-05-15T00:00:00</dc:date>
              <text:p text:style-name="P1"><text:span text:style-name="T1">Về quê ăn cưới em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10.276in" draw:caption-point-x="-0.2402in" draw:caption-point-y="0.5972in">
              <dc:date>2017-05-31T00:00:00</dc:date>
              <text:p text:style-name="P1"><text:span text:style-name="T1">Bị cảm, sốt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130" table:formula="of:=SUM([.D46:.AH46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10.5118in" draw:caption-point-x="-0.2402in" draw:caption-point-y="0.6091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5209in" draw:caption-point-x="-0.2402in" draw:caption-point-y="0.6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130" table:formula="of:=SUM([.D47:.AH47])" office:value-type="float" office:value="1.5">
            <text:p>1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0.7618in" draw:caption-point-x="-0.2402in" draw:caption-point-y="0.606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0.7618in" draw:caption-point-x="-0.2402in" draw:caption-point-y="0.606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10.7638in" draw:caption-point-x="-0.2402in" draw:caption-point-y="0.604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10.7665in" draw:caption-point-x="-0.2402in" draw:caption-point-y="0.602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10.7665in" draw:caption-point-x="-0.2402in" draw:caption-point-y="0.602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0.7685in" draw:caption-point-x="-0.2402in" draw:caption-point-y="0.6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7693in" draw:caption-point-x="-0.2402in" draw:caption-point-y="0.5992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0.7709in" draw:caption-point-x="-0.2402in" draw:caption-point-y="0.5976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16.572in" svg:y="10.7713in" draw:caption-point-x="-0.2402in" draw:caption-point-y="0.5972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130" table:formula="of:=SUM([.D48:.AH48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1.0126in" draw:caption-point-x="-0.2402in" draw:caption-point-y="0.6035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1154in" svg:y="11.0185in" draw:caption-point-x="-0.2402in" draw:caption-point-y="0.5976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130" table:formula="of:=SUM([.D49:.AH49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1.2571in" draw:caption-point-x="-0.2402in" draw:caption-point-y="0.606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1.2575in" draw:caption-point-x="-0.2402in" draw:caption-point-y="0.6063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1.2579in" draw:caption-point-x="-0.2402in" draw:caption-point-y="0.6059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1.2583in" draw:caption-point-x="-0.2402in" draw:caption-point-y="0.6055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1.2587in" draw:caption-point-x="-0.2402in" draw:caption-point-y="0.6051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1.2591in" draw:caption-point-x="-0.2402in" draw:caption-point-y="0.6047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1.2594in" draw:caption-point-x="-0.2402in" draw:caption-point-y="0.6043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1.2598in" draw:caption-point-x="-0.2402in" draw:caption-point-y="0.6039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1.2602in" draw:caption-point-x="-0.2402in" draw:caption-point-y="0.6035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1.261in" draw:caption-point-x="-0.2402in" draw:caption-point-y="0.6028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1.2614in" draw:caption-point-x="-0.2402in" draw:caption-point-y="0.6024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1.2618in" draw:caption-point-x="-0.2402in" draw:caption-point-y="0.602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1.263in" draw:caption-point-x="-0.2402in" draw:caption-point-y="0.6008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11.2646in" draw:caption-point-x="-0.2402in" draw:caption-point-y="0.5992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3.8323in" svg:y="11.265in" draw:caption-point-x="-0.2402in" draw:caption-point-y="0.5988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11.2654in" draw:caption-point-x="-0.2402in" draw:caption-point-y="0.5984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1.2657in" draw:caption-point-x="-0.2402in" draw:caption-point-y="0.59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1.2661in" draw:caption-point-x="-0.2402in" draw:caption-point-y="0.597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11.2665in" draw:caption-point-x="-0.2402in" draw:caption-point-y="0.5972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130" table:formula="of:=SUM([.D50:.AH50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1.5047in" draw:caption-point-x="-0.2402in" draw:caption-point-y="0.6067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1.5083in" draw:caption-point-x="-0.2402in" draw:caption-point-y="0.6031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1.5142in" draw:caption-point-x="-0.2402in" draw:caption-point-y="0.5972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45" office:value-type="string">
            <text:p>TuanLA</text:p>
          </table:table-cell>
          <table:table-cell table:style-name="ce130" table:formula="of:=SUM([.D51:.AH51])" office:value-type="float" office:value="2.5">
            <text:p>2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5.8421in" svg:y="11.7535in" draw:caption-point-x="-0.2402in" draw:caption-point-y="0.6055in">
              <dc:date>2017-05-08T00:00:00</dc:date>
              <text:p text:style-name="P1"><text:span text:style-name="T1">Off chiều nhà có việ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11.7535in" draw:caption-point-x="-0.2402in" draw:caption-point-y="0.6055in">
              <dc:date>2017-05-08T00:00:00</dc:date>
              <text:p text:style-name="P1"><text:span text:style-name="T1">Off chiều nhà có việc</text:span></text:p>
            </office:annotation>
            <text:p>0.5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2.4622in" svg:y="11.7583in" draw:caption-point-x="-0.2402in" draw:caption-point-y="0.6008in">
              <dc:date>2017-05-22T00:00:00</dc:date>
              <text:p text:style-name="P1"><text:span text:style-name="T1">Bị sốt, mệt xin nghỉ buổi chiều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11.761in" draw:caption-point-x="-0.2402in" draw:caption-point-y="0.598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6.572in" svg:y="11.7626in" draw:caption-point-x="-0.2402in" draw:caption-point-y="0.5965in">
              <dc:date>2017-05-31T00:00:00</dc:date>
              <text:p text:style-name="P1"><text:span text:style-name="T1">Xin ra ngoài 45p</text:span></text:p>
              <text:p text:style-name="P1"><text:span text:style-name="T1">Có việc, xin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70" office:value-type="string">
            <text:p>VietBA</text:p>
          </table:table-cell>
          <table:table-cell table:style-name="ce130" table:formula="of:=SUM([.D52:.AH5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9.7228in" svg:y="12.0039in" draw:caption-point-x="-0.2402in" draw:caption-point-y="0.6028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2.0043in" draw:caption-point-x="-0.2402in" draw:caption-point-y="0.6024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50">
            <text:p>50</text:p>
          </table:table-cell>
          <table:table-cell table:style-name="ce45" office:value-type="string">
            <text:p>VinhP</text:p>
          </table:table-cell>
          <table:table-cell table:style-name="ce130" table:formula="of:=SUM([.D53:.AH5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9"/>
        <table:table-column table:style-name="co26" table:number-columns-repeated="7" table:default-cell-style-name="ce149"/>
        <table:table-column table:style-name="co25" table:number-columns-repeated="16" table:default-cell-style-name="ce149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44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6" table:number-columns-spanned="2" table:number-rows-spanned="1">
            <text:p>6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7" table:number-columns-spanned="2" table:number-rows-spanned="1">
            <text:p>2017</text:p>
          </table:table-cell>
          <table:covered-table-cell table:style-name="ce155"/>
          <table:table-cell table:style-name="ce144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45" table:formula="of:=DATE([.$R$1];[.N1];1)" office:value-type="date" office:date-value="2017-06-01">
            <text:p>01</text:p>
          </table:table-cell>
          <table:table-cell table:style-name="ce145" table:formula="of:=[.D2]+1" office:value-type="date" office:date-value="2017-06-02">
            <text:p>02</text:p>
          </table:table-cell>
          <table:table-cell table:style-name="ce145" table:formula="of:=[.E2]+1" office:value-type="date" office:date-value="2017-06-03">
            <text:p>03</text:p>
          </table:table-cell>
          <table:table-cell table:style-name="ce145" table:formula="of:=[.F2]+1" office:value-type="date" office:date-value="2017-06-04">
            <text:p>04</text:p>
          </table:table-cell>
          <table:table-cell table:style-name="ce145" table:formula="of:=[.G2]+1" office:value-type="date" office:date-value="2017-06-05">
            <text:p>05</text:p>
          </table:table-cell>
          <table:table-cell table:style-name="ce145" table:formula="of:=[.H2]+1" office:value-type="date" office:date-value="2017-06-06">
            <text:p>06</text:p>
          </table:table-cell>
          <table:table-cell table:style-name="ce145" table:formula="of:=[.I2]+1" office:value-type="date" office:date-value="2017-06-07">
            <text:p>07</text:p>
          </table:table-cell>
          <table:table-cell table:style-name="ce145" table:formula="of:=[.J2]+1" office:value-type="date" office:date-value="2017-06-08">
            <text:p>08</text:p>
          </table:table-cell>
          <table:table-cell table:style-name="ce145" table:formula="of:=[.K2]+1" office:value-type="date" office:date-value="2017-06-09">
            <text:p>09</text:p>
          </table:table-cell>
          <table:table-cell table:style-name="ce145" table:formula="of:=[.L2]+1" office:value-type="date" office:date-value="2017-06-10">
            <text:p>10</text:p>
          </table:table-cell>
          <table:table-cell table:style-name="ce145" table:formula="of:=[.M2]+1" office:value-type="date" office:date-value="2017-06-11">
            <text:p>11</text:p>
          </table:table-cell>
          <table:table-cell table:style-name="ce145" table:formula="of:=[.N2]+1" office:value-type="date" office:date-value="2017-06-12">
            <text:p>12</text:p>
          </table:table-cell>
          <table:table-cell table:style-name="ce145" table:formula="of:=[.O2]+1" office:value-type="date" office:date-value="2017-06-13">
            <text:p>13</text:p>
          </table:table-cell>
          <table:table-cell table:style-name="ce145" table:formula="of:=[.P2]+1" office:value-type="date" office:date-value="2017-06-14">
            <text:p>14</text:p>
          </table:table-cell>
          <table:table-cell table:style-name="ce145" table:formula="of:=[.Q2]+1" office:value-type="date" office:date-value="2017-06-15">
            <text:p>15</text:p>
          </table:table-cell>
          <table:table-cell table:style-name="ce145" table:formula="of:=[.R2]+1" office:value-type="date" office:date-value="2017-06-16">
            <text:p>16</text:p>
          </table:table-cell>
          <table:table-cell table:style-name="ce145" table:formula="of:=[.S2]+1" office:value-type="date" office:date-value="2017-06-17">
            <text:p>17</text:p>
          </table:table-cell>
          <table:table-cell table:style-name="ce145" table:formula="of:=[.T2]+1" office:value-type="date" office:date-value="2017-06-18">
            <text:p>18</text:p>
          </table:table-cell>
          <table:table-cell table:style-name="ce145" table:formula="of:=[.U2]+1" office:value-type="date" office:date-value="2017-06-19">
            <text:p>19</text:p>
          </table:table-cell>
          <table:table-cell table:style-name="ce145" table:formula="of:=[.V2]+1" office:value-type="date" office:date-value="2017-06-20">
            <text:p>20</text:p>
          </table:table-cell>
          <table:table-cell table:style-name="ce145" table:formula="of:=[.W2]+1" office:value-type="date" office:date-value="2017-06-21">
            <text:p>21</text:p>
          </table:table-cell>
          <table:table-cell table:style-name="ce145" table:formula="of:=[.X2]+1" office:value-type="date" office:date-value="2017-06-22">
            <text:p>22</text:p>
          </table:table-cell>
          <table:table-cell table:style-name="ce145" table:formula="of:=[.Y2]+1" office:value-type="date" office:date-value="2017-06-23">
            <text:p>23</text:p>
          </table:table-cell>
          <table:table-cell table:style-name="ce145" table:formula="of:=[.Z2]+1" office:value-type="date" office:date-value="2017-06-24">
            <text:p>24</text:p>
          </table:table-cell>
          <table:table-cell table:style-name="ce145" table:formula="of:=[.AA2]+1" office:value-type="date" office:date-value="2017-06-25">
            <text:p>25</text:p>
          </table:table-cell>
          <table:table-cell table:style-name="ce145" table:formula="of:=[.AB2]+1" office:value-type="date" office:date-value="2017-06-26">
            <text:p>26</text:p>
          </table:table-cell>
          <table:table-cell table:style-name="ce145" table:formula="of:=[.AC2]+1" office:value-type="date" office:date-value="2017-06-27">
            <text:p>27</text:p>
          </table:table-cell>
          <table:table-cell table:style-name="ce145" table:formula="of:=[.AD2]+1" office:value-type="date" office:date-value="2017-06-28">
            <text:p>28</text:p>
          </table:table-cell>
          <table:table-cell table:style-name="ce145" table:formula="of:=[.AE2]+1" office:value-type="date" office:date-value="2017-06-29">
            <text:p>29</text:p>
          </table:table-cell>
          <table:table-cell table:style-name="ce145" table:formula="of:=[.AF2]+1" office:value-type="date" office:date-value="2017-06-30">
            <text:p>30</text:p>
          </table:table-cell>
          <table:table-cell table:style-name="ce145" table:formula="of:=[.AG2]+1" office:value-type="date" office:date-value="2017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15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43" table:formula="of:=SUM([.D4:.AH4])" office:value-type="float" office:value="0.5">
            <text:p>0.5</text:p>
          </table:table-cell>
          <table:table-cell table:style-name="ce147" office:value-type="float" office:value="0">
            <office:annotation draw:style-name="gr2" draw:text-style-name="P1" svg:width="1.1413in" svg:height="0.5457in" svg:x="2.6457in" svg:y="0.1197in" draw:caption-point-x="-0.2402in" draw:caption-point-y="0.598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0.1201in" draw:caption-point-x="-0.2402in" draw:caption-point-y="0.5976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0.1209in" draw:caption-point-x="-0.2402in" draw:caption-point-y="0.5969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1217in" draw:caption-point-x="-0.2402in" draw:caption-point-y="0.5961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43" table:formula="of:=SUM([.D5:.AH5])" office:value-type="float" office:value="1">
            <text:p>1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3744in" draw:caption-point-x="-0.2402in" draw:caption-point-y="0.598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0.3748in" draw:caption-point-x="-0.2402in" draw:caption-point-y="0.5976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3" draw:text-style-name="P1" svg:width="1.1413in" svg:height="0.7012in" svg:x="4.472in" svg:y="0.3752in" draw:caption-point-x="-0.2402in" draw:caption-point-y="0.5972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0.3756in" draw:caption-point-x="-0.2402in" draw:caption-point-y="0.5969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5.8421in" svg:y="0.3768in" draw:caption-point-x="-0.2402in" draw:caption-point-y="0.5957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0.3772in" draw:caption-point-x="-0.2402in" draw:caption-point-y="0.5953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43" table:formula="of:=SUM([.D6:.AH6])" office:value-type="float" office:value="1">
            <text:p>1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6291in" draw:caption-point-x="-0.2402in" draw:caption-point-y="0.5976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0.628in" draw:caption-point-x="-0.2402in" draw:caption-point-y="0.5988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0.6295in" draw:caption-point-x="-0.2402in" draw:caption-point-y="0.5972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0.6311in" draw:caption-point-x="-0.2402in" draw:caption-point-y="0.5957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0.6315in" draw:caption-point-x="-0.2402in" draw:caption-point-y="0.5953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43" table:formula="of:=SUM([.D7:.AH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8854in" draw:caption-point-x="-0.2402in" draw:caption-point-y="0.5961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0.8862in" draw:caption-point-x="-0.2402in" draw:caption-point-y="0.5953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43" table:formula="of:=SUM([.D8:.AH8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2" draw:text-style-name="P1" svg:width="1.1413in" svg:height="0.5457in" svg:x="7.7988in" svg:y="1.1413in" draw:caption-point-x="-0.2402in" draw:caption-point-y="0.5949in">
              <dc:date>2017-06-12T00:00:00</dc:date>
              <text:p text:style-name="P1">Có người nhà vào tp khám bệnh</text:p>
            </office:annotation>
            <text:p>1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43" table:formula="of:=SUM([.D9:.AH9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.3937in" draw:caption-point-x="-0.2402in" draw:caption-point-y="0.5969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1.3953in" draw:caption-point-x="-0.2402in" draw:caption-point-y="0.5953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43" table:formula="of:=SUM([.D10:.AH10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43" table:formula="of:=SUM([.D11:.AH11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.9024in" draw:caption-point-x="-0.2402in" draw:caption-point-y="0.5976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1.9028in" draw:caption-point-x="-0.2402in" draw:caption-point-y="0.5972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1.9031in" draw:caption-point-x="-0.2402in" draw:caption-point-y="0.5969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1.9043in" draw:caption-point-x="-0.2402in" draw:caption-point-y="0.5957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.9047in" draw:caption-point-x="-0.2402in" draw:caption-point-y="0.5953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43"/>
          <table:table-cell table:style-name="ce147" office:value-type="float" office:value="0">
            <office:annotation draw:style-name="gr6" draw:text-style-name="P1" svg:width="1.1413in" svg:height="0.2634in" svg:x="2.6457in" svg:y="2.1567in" draw:caption-point-x="-0.2402in" draw:caption-point-y="0.598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1579in" draw:caption-point-x="-0.2402in" draw:caption-point-y="0.5969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2.1591in" draw:caption-point-x="-0.2402in" draw:caption-point-y="0.5957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43" table:formula="of:=SUM([.D13:.AH13])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2.413in" draw:caption-point-x="-0.2402in" draw:caption-point-y="0.5961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2.413in" draw:caption-point-x="-0.2402in" draw:caption-point-y="0.5961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4134in" draw:caption-point-x="-0.2402in" draw:caption-point-y="0.5957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2.4142in" draw:caption-point-x="-0.2402in" draw:caption-point-y="0.5949in">
              <dc:date>2017-06-12T00:00:00</dc:date>
              <text:p text:style-name="P1">Họp trên trường, off sáng</text:p>
            </office:annotation>
            <text:p>0.5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43" table:formula="of:=SUM([.D14:.AH14])" office:value-type="float" office:value="1.5">
            <text:p>1.5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2.6657in" draw:caption-point-x="-0.2402in" draw:caption-point-y="0.598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8421in" svg:y="2.6681in" draw:caption-point-x="-0.2402in" draw:caption-point-y="0.5957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2"/>
          <table:table-cell table:style-name="ce44" table:number-columns-repeated="952"/>
        </table:table-row>
        <table:table-row table:style-name="ro15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43" table:formula="of:=SUM([.D15:.AH1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2.9146in" draw:caption-point-x="-0.2402in" draw:caption-point-y="0.5969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43" table:formula="of:=SUM([.D16:.AH1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43" table:formula="of:=SUM([.D17:.AH17])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3.426in" draw:caption-point-x="-0.2402in" draw:caption-point-y="0.5949in">
              <dc:date>2017-06-12T00:00:00</dc:date>
              <text:p text:style-name="P1">Có việc bận</text:p>
            </office:annotation>
            <text:p>0.5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43" table:formula="of:=SUM([.D18:.AH1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3.6795in" draw:caption-point-x="-0.2402in" draw:caption-point-y="0.5957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43" table:formula="of:=SUM([.D19:.AH19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3.9319in" draw:caption-point-x="-0.2402in" draw:caption-point-y="0.598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3.9331in" draw:caption-point-x="-0.2402in" draw:caption-point-y="0.5969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43" table:formula="of:=SUM([.D20:.AH20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4.1882in" draw:caption-point-x="-0.2402in" draw:caption-point-y="0.5961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4.189in" draw:caption-point-x="-0.2402in" draw:caption-point-y="0.5953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43" table:formula="of:=SUM([.D21:.AH21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4.4421in" draw:caption-point-x="-0.2402in" draw:caption-point-y="0.5969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43" table:formula="of:=SUM([.D22:.AH22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43" table:formula="of:=SUM([.D23:.AH23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43" table:formula="of:=SUM([.D24:.AH24])" office:value-type="float" office:value="9.5">
            <text:p>9.5</text:p>
          </table:table-cell>
          <table:table-cell table:style-name="ce147" office:value-type="float" office:value="1">
            <office:annotation draw:style-name="gr6" draw:text-style-name="P1" svg:width="1.1413in" svg:height="0.2634in" svg:x="2.6457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5.8421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0.5">
            <office:annotation draw:style-name="gr6" draw:text-style-name="P1" svg:width="1.1413in" svg:height="0.2634in" svg:x="6.3311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9.2661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5"/>
          <table:table-cell table:style-name="ce147" office:value-type="float" office:value="1">
            <office:annotation draw:style-name="gr6" draw:text-style-name="P1" svg:width="1.1413in" svg:height="0.2634in" svg:x="12.4622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5"/>
          <table:table-cell table:style-name="ce147" office:value-type="float" office:value="1">
            <office:annotation draw:style-name="gr6" draw:text-style-name="P1" svg:width="1.1413in" svg:height="0.2634in" svg:x="15.6587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5.1988in" draw:caption-point-x="-0.2402in" draw:caption-point-y="0.603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15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43" table:formula="of:=SUM([.D25:.AH25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5.4594in" draw:caption-point-x="-0.2402in" draw:caption-point-y="0.598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43" table:formula="of:=SUM([.D26:.AH2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43" table:formula="of:=SUM([.D27:.AH2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43" table:formula="of:=SUM([.D28:.AH2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6.226in" draw:caption-point-x="-0.2402in" draw:caption-point-y="0.5953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43" table:formula="of:=SUM([.D29:.AH29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6.478in" draw:caption-point-x="-0.2402in" draw:caption-point-y="0.598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6.4791in" draw:caption-point-x="-0.2402in" draw:caption-point-y="0.5969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6.4799in" draw:caption-point-x="-0.2402in" draw:caption-point-y="0.5961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6.4803in" draw:caption-point-x="-0.2402in" draw:caption-point-y="0.5957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43" table:formula="of:=SUM([.D30:.AH30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6.3311in" svg:y="6.7343in" draw:caption-point-x="-0.2402in" draw:caption-point-y="0.5961in">
              <dc:date>2017-06-07T00:00:00</dc:date>
              <text:p text:style-name="P1"><text:span text:style-name="T1">Đi đám cưới bạn ở quê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43" table:formula="of:=SUM([.D31:.AH3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43" table:formula="of:=SUM([.D32:.AH32])" office:value-type="float" office:value="0.5"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7.2417in" draw:caption-point-x="-0.2402in" draw:caption-point-y="0.598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7.2421in" draw:caption-point-x="-0.2402in" draw:caption-point-y="0.5976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7.2429in" draw:caption-point-x="-0.2402in" draw:caption-point-y="0.5969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7.2437in" draw:caption-point-x="-0.2402in" draw:caption-point-y="0.5961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7.2441in" draw:caption-point-x="-0.2402in" draw:caption-point-y="0.5957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7.2445in" draw:caption-point-x="-0.2402in" draw:caption-point-y="0.5953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7.2421in" draw:caption-point-x="-0.2402in" draw:caption-point-y="0.5976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43" table:formula="of:=SUM([.D33:.AH3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7.4878in" draw:caption-point-x="-0.2402in" draw:caption-point-y="0.5996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43" table:formula="of:=SUM([.D34:.AH3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43" table:formula="of:=SUM([.D35:.AH3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43" table:formula="of:=SUM([.D36:.AH3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8.2543in" draw:caption-point-x="-0.2402in" draw:caption-point-y="0.5969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2551in" draw:caption-point-x="-0.2402in" draw:caption-point-y="0.5961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2555in" draw:caption-point-x="-0.2402in" draw:caption-point-y="0.5957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8.5083in" draw:caption-point-x="-0.2402in" draw:caption-point-y="0.5976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5102in" draw:caption-point-x="-0.2402in" draw:caption-point-y="0.5957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8.511in" draw:caption-point-x="-0.2402in" draw:caption-point-y="0.5949in">
              <dc:date>2017-06-12T00:00:00</dc:date>
              <text:p text:style-name="P1">8h32 vào cty</text:p>
            </office:annotation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43" table:formula="of:=SUM([.D38:.AH3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7642in" draw:caption-point-x="-0.2402in" draw:caption-point-y="0.5961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43" table:formula="of:=SUM([.D39:.AH39])" office:value-type="float" office:value="1">
            <text:p>1</text:p>
          </table:table-cell>
          <table:table-cell table:style-name="ce147" office:value-type="float" office:value="0.5">
            <office:annotation draw:style-name="gr2" draw:text-style-name="P1" svg:width="1.1413in" svg:height="0.5457in" svg:x="2.6457in" svg:y="9.0165in" draw:caption-point-x="-0.2402in" draw:caption-point-y="0.5984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9.0201in" draw:caption-point-x="-0.2402in" draw:caption-point-y="0.5949in">
              <dc:date>2017-06-12T00:00:00</dc:date>
              <text:p text:style-name="P1">Đi thi, off sáng</text:p>
            </office:annotation>
            <text:p>0.5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37">
            <text:p>37</text:p>
          </table:table-cell>
          <table:table-cell table:style-name="ce45" office:value-type="string">
            <text:p>PhucTM</text:p>
          </table:table-cell>
          <table:table-cell table:style-name="ce143" table:formula="of:=SUM([.D40:.AH40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9.2724in" draw:caption-point-x="-0.2402in" draw:caption-point-y="0.5972in">
              <dc:date>2017-06-05T00:00:00</dc:date>
              <text:p text:style-name="P1"><text:span text:style-name="T1">Có việc bận, xin đi trễ, 9h25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9.2744in" draw:caption-point-x="-0.2402in" draw:caption-point-y="0.5953in">
              <dc:date>2017-06-09T00:00:00</dc:date>
              <text:p text:style-name="P1"><text:span text:style-name="T1">Bị trúng thực, xin đi trễ, 9h0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38">
            <text:p>38</text:p>
          </table:table-cell>
          <table:table-cell table:style-name="ce45" office:value-type="string">
            <text:p>SonPX</text:p>
          </table:table-cell>
          <table:table-cell table:style-name="ce143" table:formula="of:=SUM([.D41:.AH41])" office:value-type="float" office:value="1.5">
            <text:p>1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4.472in" svg:y="9.5268in" draw:caption-point-x="-0.2402in" draw:caption-point-y="0.5972in">
              <dc:date>2017-06-05T00:00:00</dc:date>
              <text:p text:style-name="P1"><text:span text:style-name="T1">Có việc chạy về nhà, xin off chiều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7.7988in" svg:y="9.5291in" draw:caption-point-x="-0.2402in" draw:caption-point-y="0.5949in">
              <dc:date>2017-06-12T00:00:00</dc:date>
              <text:p text:style-name="P1">Bị sốt</text:p>
            </office:annotation>
            <text:p>1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39">
            <text:p>39</text:p>
          </table:table-cell>
          <table:table-cell table:style-name="ce45" office:value-type="string">
            <text:p>TienND</text:p>
          </table:table-cell>
          <table:table-cell table:style-name="ce143" table:formula="of:=SUM([.D42:.AH42])" office:value-type="float" office:value="1.5">
            <text:p>1.5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9.7799in" draw:caption-point-x="-0.2402in" draw:caption-point-y="0.5988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3.1024in" svg:y="9.7791in" draw:caption-point-x="-0.2402in" draw:caption-point-y="0.5996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9.7815in" draw:caption-point-x="-0.2402in" draw:caption-point-y="0.5972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9.7815in" draw:caption-point-x="-0.2402in" draw:caption-point-y="0.5972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9.7815in" draw:caption-point-x="-0.2402in" draw:caption-point-y="0.5972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40">
            <text:p>40</text:p>
          </table:table-cell>
          <table:table-cell table:style-name="ce45" office:value-type="string">
            <text:p>ThamDT</text:p>
          </table:table-cell>
          <table:table-cell table:style-name="ce143" table:formula="of:=SUM([.D43:.AH43])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0358in" draw:caption-point-x="-0.2402in" draw:caption-point-y="0.5976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0.0374in" draw:caption-point-x="-0.2402in" draw:caption-point-y="0.5961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10.0386in" draw:caption-point-x="-0.2402in" draw:caption-point-y="0.5949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10.0386in" draw:caption-point-x="-0.2402in" draw:caption-point-y="0.5949in">
              <dc:date>2017-06-12T00:00:00</dc:date>
              <text:p text:style-name="P1">8h15 vào cty</text:p>
            </office:annotation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41">
            <text:p>41</text:p>
          </table:table-cell>
          <table:table-cell table:style-name="ce45" office:value-type="string">
            <text:p>ThaoDTN</text:p>
          </table:table-cell>
          <table:table-cell table:style-name="ce143" table:formula="of:=SUM([.D44:.AH4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0.2906in" draw:caption-point-x="-0.2402in" draw:caption-point-y="0.5972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0.2917in" draw:caption-point-x="-0.2402in" draw:caption-point-y="0.5961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0.2921in" draw:caption-point-x="-0.2402in" draw:caption-point-y="0.5957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0.2925in" draw:caption-point-x="-0.2402in" draw:caption-point-y="0.5953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42">
            <text:p>42</text:p>
          </table:table-cell>
          <table:table-cell table:style-name="ce45" office:value-type="string">
            <text:p>ThinhDH</text:p>
          </table:table-cell>
          <table:table-cell table:style-name="ce143" table:formula="of:=SUM([.D45:.AH45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10.5453in" draw:caption-point-x="-0.2402in" draw:caption-point-y="0.5972in">
              <dc:date>2017-06-05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143" table:formula="of:=SUM([.D46:.AH46])" office:value-type="float" office:value="0.5"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3.1024in" svg:y="10.7996in" draw:caption-point-x="-0.2402in" draw:caption-point-y="0.5976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143" table:formula="of:=SUM([.D47:.AH47])" office:value-type="float" office:value="1"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11.0535in" draw:caption-point-x="-0.2402in" draw:caption-point-y="0.598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1.0539in" draw:caption-point-x="-0.2402in" draw:caption-point-y="0.5976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4.9287in" svg:y="11.0547in" draw:caption-point-x="-0.2402in" draw:caption-point-y="0.5969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7" office:value-type="float" office:value="0">
            <office:annotation draw:style-name="gr3" draw:text-style-name="P1" svg:width="1.1413in" svg:height="0.7012in" svg:x="5.3854in" svg:y="11.0555in" draw:caption-point-x="-0.2402in" draw:caption-point-y="0.5961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1.0559in" draw:caption-point-x="-0.2402in" draw:caption-point-y="0.5957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11.0563in" draw:caption-point-x="-0.2402in" draw:caption-point-y="0.5953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7.7988in" svg:y="11.0567in" draw:caption-point-x="-0.2402in" draw:caption-point-y="0.5949in">
              <dc:date>2017-06-12T00:00:00</dc:date>
              <text:p text:style-name="P1">Xe bị cán đinh, xin vô trễ, 8h32 vào cty</text:p>
            </office:annotation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143" table:formula="of:=SUM([.D48:.AH4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143" table:formula="of:=SUM([.D49:.AH49])" office:value-type="float" office:value="1">
            <text:p>1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5634in" draw:caption-point-x="-0.2402in" draw:caption-point-y="0.597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1.5634in" draw:caption-point-x="-0.2402in" draw:caption-point-y="0.5976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1.5638in" draw:caption-point-x="-0.2402in" draw:caption-point-y="0.5972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1.5646in" draw:caption-point-x="-0.2402in" draw:caption-point-y="0.5965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1.565in" draw:caption-point-x="-0.2402in" draw:caption-point-y="0.5961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11.5657in" draw:caption-point-x="-0.2402in" draw:caption-point-y="0.5953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143" table:formula="of:=SUM([.D50:.AH50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11.8201in" draw:caption-point-x="-0.2402in" draw:caption-point-y="0.5953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48">
            <text:p>48</text:p>
          </table:table-cell>
          <table:table-cell table:style-name="ce45" office:value-type="string">
            <text:p>TuanLA</text:p>
          </table:table-cell>
          <table:table-cell table:style-name="ce143" table:formula="of:=SUM([.D51:.AH51])" office:value-type="float" office:value="2.5">
            <text:p>2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12.0728in" draw:caption-point-x="-0.2402in" draw:caption-point-y="0.5972in">
              <dc:date>2017-06-02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12.0728in" draw:caption-point-x="-0.2402in" draw:caption-point-y="0.5972in">
              <dc:date>2017-06-05T00:00:00</dc:date>
              <text:p text:style-name="P1"><text:span text:style-name="T1">Bị sốt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12.074in" draw:caption-point-x="-0.2402in" draw:caption-point-y="0.5961in">
              <dc:date>2017-06-06T00:00:00</dc:date>
              <text:p text:style-name="P1"><text:span text:style-name="T1">Bị ốm, mệt xin về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68" office:value-type="float" office:value="49">
            <text:p>49</text:p>
          </table:table-cell>
          <table:table-cell table:style-name="ce70" office:value-type="string">
            <text:p>VietBA</text:p>
          </table:table-cell>
          <table:table-cell table:style-name="ce143" table:formula="of:=SUM([.D52:.AH52])" office:value-type="float" office:value="1">
            <text:p>1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2.3268in" draw:caption-point-x="-0.2402in" draw:caption-point-y="0.598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2.3287in" draw:caption-point-x="-0.2402in" draw:caption-point-y="0.5961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12.3291in" draw:caption-point-x="-0.2402in" draw:caption-point-y="0.5957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7.7988in" svg:y="12.3299in" draw:caption-point-x="-0.2402in" draw:caption-point-y="0.5949in">
              <dc:date>2017-06-12T00:00:00</dc:date>
              <text:p text:style-name="P1">Có việc, xin đi trễ, 8h57 vào cty</text:p>
            </office:annotation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15">
          <table:table-cell table:style-name="ce43" office:value-type="float" office:value="50">
            <text:p>50</text:p>
          </table:table-cell>
          <table:table-cell table:style-name="ce45" office:value-type="string">
            <text:p>VinhP</text:p>
          </table:table-cell>
          <table:table-cell table:style-name="ce143" table:formula="of:=SUM([.D53:.AH53])" office:value-type="float" office:value="0.5"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2.5815in" draw:caption-point-x="-0.2402in" draw:caption-point-y="0.598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0"/>
          <table:table-cell table:style-name="ce148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1" table:number-columns-repeated="7"/>
          <table:table-cell table:style-name="ce148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6/12/2017</text:date>, <text:time>13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6-12">06/12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913</meta:editing-cycles>
    <meta:editing-duration>P62DT4H46M44S</meta:editing-duration>
    <meta:generator>OpenOffice/4.1.2$Win32 OpenOffice.org_project/412m3$Build-9782</meta:generator>
    <dc:date>2017-06-12T13:22:52</dc:date>
    <meta:document-statistic meta:table-count="9" meta:cell-count="7006" meta:object-count="0"/>
    <meta:user-defined meta:name="Info 1"/>
    <meta:user-defined meta:name="Info 2"/>
    <meta:user-defined meta:name="Info 3"/>
    <meta:user-defined meta:name="Info 4"/>
  </office:meta>
</office:document-meta>
</file>